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5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3.44mm"/>
    </style:style>
    <style:style style:name="co11" style:family="table-column">
      <style:table-column-properties fo:break-before="auto" style:column-width="12.08mm"/>
    </style:style>
    <style:style style:name="co12" style:family="table-column">
      <style:table-column-properties fo:break-before="auto" style:column-width="14.8mm"/>
    </style:style>
    <style:style style:name="co13" style:family="table-column">
      <style:table-column-properties fo:break-before="auto" style:column-width="24.89mm"/>
    </style:style>
    <style:style style:name="co14" style:family="table-column">
      <style:table-column-properties fo:break-before="auto" style:column-width="30.3mm"/>
    </style:style>
    <style:style style:name="co15" style:family="table-column">
      <style:table-column-properties fo:break-before="auto" style:column-width="39.03mm"/>
    </style:style>
    <style:style style:name="co16" style:family="table-column">
      <style:table-column-properties fo:break-before="auto" style:column-width="29.51mm"/>
    </style:style>
    <style:style style:name="co17" style:family="table-column">
      <style:table-column-properties fo:break-before="auto" style:column-width="33.32mm"/>
    </style:style>
    <style:style style:name="co18" style:family="table-column">
      <style:table-column-properties fo:break-before="auto" style:column-width="25.7mm"/>
    </style:style>
    <style:style style:name="co19" style:family="table-column">
      <style:table-column-properties fo:break-before="auto" style:column-width="21.06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59.73mm"/>
    </style:style>
    <style:style style:name="co22" style:family="table-column">
      <style:table-column-properties fo:break-before="auto" style:column-width="24.85mm"/>
    </style:style>
    <style:style style:name="co23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1"/>
        <table:table-column table:style-name="co5" table:default-cell-style-name="Default"/>
        <table:table-column table:style-name="co3" table:number-columns-repeated="6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,1</text:p>
          </table:table-cell>
          <table:table-cell office:value-type="float" office:value="4.23299586694279" calcext:value-type="float">
            <text:p>4,2329958669</text:p>
          </table:table-cell>
          <table:table-cell table:style-name="ce1" office:value-type="float" office:value="0.0893552728304334" calcext:value-type="float">
            <text:p>8,94E-02</text:p>
          </table:table-cell>
          <table:table-cell office:value-type="float" office:value="0.000120866466808803" calcext:value-type="float">
            <text:p>1,21E-04</text:p>
          </table:table-cell>
          <table:table-cell office:value-type="float" office:value="0.000398969030651743" calcext:value-type="float">
            <text:p>3,99E-04</text:p>
          </table:table-cell>
          <table:table-cell office:value-type="float" office:value="4.61875516970904" calcext:value-type="float">
            <text:p>4,6187551697</text:p>
          </table:table-cell>
          <table:table-cell office:value-type="float" office:value="0.608324005931395" calcext:value-type="float">
            <text:p>0,6083240059</text:p>
          </table:table-cell>
          <table:table-cell office:value-type="float" office:value="0.159663597768951" calcext:value-type="float">
            <text:p>0,1596635978</text:p>
          </table:table-cell>
          <table:table-cell office:value-type="float" office:value="0.19536932304089" calcext:value-type="float">
            <text:p>0,195369323</text:p>
          </table:table-cell>
          <table:table-cell office:value-type="float" office:value="9.76585448326506" calcext:value-type="float">
            <text:p>9,7658544833</text:p>
          </table:table-cell>
          <table:table-cell office:value-type="float" office:value="3.61815000668802" calcext:value-type="float">
            <text:p>3,6181500067</text:p>
          </table:table-cell>
          <table:table-cell office:value-type="float" office:value="3.31969459921652" calcext:value-type="float">
            <text:p>3,3196945992</text:p>
          </table:table-cell>
          <table:table-cell office:value-type="float" office:value="1.22388076719738" calcext:value-type="float">
            <text:p>1,22E+00</text:p>
          </table:table-cell>
          <table:table-cell office:value-type="float" office:value="0.323837745367404" calcext:value-type="float">
            <text:p>0,3238377454</text:p>
          </table:table-cell>
          <table:table-cell office:value-type="float" office:value="0.0141944538598048" calcext:value-type="float">
            <text:p>1,42E-02</text:p>
          </table:table-cell>
          <table:table-cell office:value-type="float" office:value="87.1287535556223" calcext:value-type="float">
            <text:p>87,1287535556</text:p>
          </table:table-cell>
          <table:table-cell office:value-type="float" office:value="3.49097845090931" calcext:value-type="float">
            <text:p>3,4909784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,1</text:p>
          </table:table-cell>
          <table:table-cell office:value-type="float" office:value="3.88387641518978" calcext:value-type="float">
            <text:p>3,8838764152</text:p>
          </table:table-cell>
          <table:table-cell table:style-name="ce1" office:value-type="float" office:value="0.111393765432538" calcext:value-type="float">
            <text:p>1,11E-01</text:p>
          </table:table-cell>
          <table:table-cell office:value-type="float" office:value="0.00784859634986555" calcext:value-type="float">
            <text:p>7,85E-03</text:p>
          </table:table-cell>
          <table:table-cell office:value-type="float" office:value="0.023895370990613" calcext:value-type="float">
            <text:p>2,39E-02</text:p>
          </table:table-cell>
          <table:table-cell office:value-type="float" office:value="-1.95472671926803" calcext:value-type="float">
            <text:p>-1,9547267193</text:p>
          </table:table-cell>
          <table:table-cell table:style-name="ce1" office:value-type="float" office:value="1.37176330568399" calcext:value-type="float">
            <text:p>1,37E+00</text:p>
          </table:table-cell>
          <table:table-cell office:value-type="float" office:value="8.77597858580801" calcext:value-type="float">
            <text:p>8,7759785858</text:p>
          </table:table-cell>
          <table:table-cell table:style-name="ce1" office:value-type="float" office:value="1.33060727460037" calcext:value-type="float">
            <text:p>1,33E+00</text:p>
          </table:table-cell>
          <table:table-cell table:style-name="ce1" office:value-type="float" office:value="5.89613221535555" calcext:value-type="float">
            <text:p>5,90E+00</text:p>
          </table:table-cell>
          <table:table-cell office:value-type="float" office:value="3.40448675678343" calcext:value-type="float">
            <text:p>3,4044867568</text:p>
          </table:table-cell>
          <table:table-cell office:value-type="float" office:value="0.380041080241041" calcext:value-type="float">
            <text:p>0,3800410802</text:p>
          </table:table-cell>
          <table:table-cell office:value-type="float" office:value="0.053111667398438" calcext:value-type="float">
            <text:p>5,31E-02</text:p>
          </table:table-cell>
          <table:table-cell office:value-type="float" office:value="0.323837745367404" calcext:value-type="float">
            <text:p>0,3238377454</text:p>
          </table:table-cell>
          <table:table-cell office:value-type="float" office:value="0.0141944538598048" calcext:value-type="float">
            <text:p>1,42E-02</text:p>
          </table:table-cell>
          <table:table-cell office:value-type="float" office:value="87.1287535556223" calcext:value-type="float">
            <text:p>87,1287535556</text:p>
          </table:table-cell>
          <table:table-cell office:value-type="float" office:value="3.49097845090931" calcext:value-type="float">
            <text:p>3,4909784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.125" calcext:value-type="float">
            <text:p>1,125</text:p>
          </table:table-cell>
          <table:table-cell office:value-type="float" office:value="4.23350522923331" calcext:value-type="float">
            <text:p>4,2335052292</text:p>
          </table:table-cell>
          <table:table-cell table:style-name="ce1" office:value-type="float" office:value="0.0964327006763521" calcext:value-type="float">
            <text:p>9,64E-02</text:p>
          </table:table-cell>
          <table:table-cell office:value-type="float" office:value="0.000114455702655714" calcext:value-type="float">
            <text:p>1,14E-04</text:p>
          </table:table-cell>
          <table:table-cell office:value-type="float" office:value="0.000362328977043525" calcext:value-type="float">
            <text:p>3,62E-04</text:p>
          </table:table-cell>
          <table:table-cell office:value-type="float" office:value="4.61390051057754" calcext:value-type="float">
            <text:p>4,6139005106</text:p>
          </table:table-cell>
          <table:table-cell office:value-type="float" office:value="0.649792500564585" calcext:value-type="float">
            <text:p>0,6497925006</text:p>
          </table:table-cell>
          <table:table-cell office:value-type="float" office:value="0.162838709594427" calcext:value-type="float">
            <text:p>0,1628387096</text:p>
          </table:table-cell>
          <table:table-cell office:value-type="float" office:value="0.207194553951465" calcext:value-type="float">
            <text:p>0,207194554</text:p>
          </table:table-cell>
          <table:table-cell office:value-type="float" office:value="9.80960986197075" calcext:value-type="float">
            <text:p>9,809609862</text:p>
          </table:table-cell>
          <table:table-cell office:value-type="float" office:value="3.46831946583487" calcext:value-type="float">
            <text:p>3,4683194658</text:p>
          </table:table-cell>
          <table:table-cell office:value-type="float" office:value="3.29701076916463" calcext:value-type="float">
            <text:p>3,2970107692</text:p>
          </table:table-cell>
          <table:table-cell office:value-type="float" office:value="1.25970126517943" calcext:value-type="float">
            <text:p>1,26E+00</text:p>
          </table:table-cell>
          <table:table-cell office:value-type="float" office:value="0.324715582248479" calcext:value-type="float">
            <text:p>0,3247155822</text:p>
          </table:table-cell>
          <table:table-cell office:value-type="float" office:value="0.0134601542756934" calcext:value-type="float">
            <text:p>1,35E-02</text:p>
          </table:table-cell>
          <table:table-cell office:value-type="float" office:value="85.0118943669527" calcext:value-type="float">
            <text:p>85,011894367</text:p>
          </table:table-cell>
          <table:table-cell office:value-type="float" office:value="3.37706772316523" calcext:value-type="float">
            <text:p>3,3770677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.125" calcext:value-type="float">
            <text:p>1,125</text:p>
          </table:table-cell>
          <table:table-cell office:value-type="float" office:value="3.90658014326148" calcext:value-type="float">
            <text:p>3,9065801433</text:p>
          </table:table-cell>
          <table:table-cell table:style-name="ce1" office:value-type="float" office:value="0.0705393248397978" calcext:value-type="float">
            <text:p>7,05E-02</text:p>
          </table:table-cell>
          <table:table-cell office:value-type="float" office:value="0.00318638300864984" calcext:value-type="float">
            <text:p>3,19E-03</text:p>
          </table:table-cell>
          <table:table-cell office:value-type="float" office:value="0.0114382508251729" calcext:value-type="float">
            <text:p>1,14E-02</text:p>
          </table:table-cell>
          <table:table-cell office:value-type="float" office:value="-0.185784840826454" calcext:value-type="float">
            <text:p>-0,1857848408</text:p>
          </table:table-cell>
          <table:table-cell office:value-type="float" office:value="1.25004441589566" calcext:value-type="float">
            <text:p>1,2500444159</text:p>
          </table:table-cell>
          <table:table-cell office:value-type="float" office:value="7.14079563190714" calcext:value-type="float">
            <text:p>7,1407956319</text:p>
          </table:table-cell>
          <table:table-cell office:value-type="float" office:value="1.20992040353228" calcext:value-type="float">
            <text:p>1,2099204035</text:p>
          </table:table-cell>
          <table:table-cell office:value-type="float" office:value="6.86934405148498" calcext:value-type="float">
            <text:p>6,8693440515</text:p>
          </table:table-cell>
          <table:table-cell office:value-type="float" office:value="4.03923087343718" calcext:value-type="float">
            <text:p>4,0392308734</text:p>
          </table:table-cell>
          <table:table-cell office:value-type="float" office:value="0.434317586526761" calcext:value-type="float">
            <text:p>0,4343175865</text:p>
          </table:table-cell>
          <table:table-cell office:value-type="float" office:value="0.068261549057917" calcext:value-type="float">
            <text:p>6,83E-02</text:p>
          </table:table-cell>
          <table:table-cell office:value-type="float" office:value="0.324715582248479" calcext:value-type="float">
            <text:p>0,3247155822</text:p>
          </table:table-cell>
          <table:table-cell office:value-type="float" office:value="0.0134601542756934" calcext:value-type="float">
            <text:p>1,35E-02</text:p>
          </table:table-cell>
          <table:table-cell office:value-type="float" office:value="85.0118943669527" calcext:value-type="float">
            <text:p>85,011894367</text:p>
          </table:table-cell>
          <table:table-cell office:value-type="float" office:value="3.37706772316523" calcext:value-type="float">
            <text:p>3,3770677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.15" calcext:value-type="float">
            <text:p>1,15</text:p>
          </table:table-cell>
          <table:table-cell office:value-type="float" office:value="4.13469177392607" calcext:value-type="float">
            <text:p>4,1346917739</text:p>
          </table:table-cell>
          <table:table-cell table:style-name="ce1" office:value-type="float" office:value="0.260549599480363" calcext:value-type="float">
            <text:p>2,61E-01</text:p>
          </table:table-cell>
          <table:table-cell office:value-type="float" office:value="0.00014885394497579" calcext:value-type="float">
            <text:p>1,49E-04</text:p>
          </table:table-cell>
          <table:table-cell office:value-type="float" office:value="0.000496170532509557" calcext:value-type="float">
            <text:p>4,96E-04</text:p>
          </table:table-cell>
          <table:table-cell office:value-type="float" office:value="4.9535613549101" calcext:value-type="float">
            <text:p>4,9535613549</text:p>
          </table:table-cell>
          <table:table-cell office:value-type="float" office:value="0.793268247401492" calcext:value-type="float">
            <text:p>0,7932682474</text:p>
          </table:table-cell>
          <table:table-cell table:style-name="ce1" office:value-type="float" office:value="0.0909203468093738" calcext:value-type="float">
            <text:p>9,09E-02</text:p>
          </table:table-cell>
          <table:table-cell table:style-name="ce1" office:value-type="float" office:value="0.157693691094956" calcext:value-type="float">
            <text:p>1,58E-01</text:p>
          </table:table-cell>
          <table:table-cell office:value-type="float" office:value="9.62176291340531" calcext:value-type="float">
            <text:p>9,6217629134</text:p>
          </table:table-cell>
          <table:table-cell office:value-type="float" office:value="3.61489922163257" calcext:value-type="float">
            <text:p>3,6148992216</text:p>
          </table:table-cell>
          <table:table-cell office:value-type="float" office:value="3.78815499291886" calcext:value-type="float">
            <text:p>3,7881549929</text:p>
          </table:table-cell>
          <table:table-cell table:style-name="Default" office:value-type="float" office:value="1.62423469690405" calcext:value-type="float">
            <text:p>1,6242346969</text:p>
          </table:table-cell>
          <table:table-cell office:value-type="float" office:value="0.323617256914402" calcext:value-type="float">
            <text:p>0,3236172569</text:p>
          </table:table-cell>
          <table:table-cell office:value-type="float" office:value="0.0138243448383308" calcext:value-type="float">
            <text:p>1,38E-02</text:p>
          </table:table-cell>
          <table:table-cell office:value-type="float" office:value="77.9636961640158" calcext:value-type="float">
            <text:p>77,963696164</text:p>
          </table:table-cell>
          <table:table-cell office:value-type="float" office:value="7.05140797169281" calcext:value-type="float">
            <text:p>7,0514079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.15" calcext:value-type="float">
            <text:p>1,15</text:p>
          </table:table-cell>
          <table:table-cell office:value-type="float" office:value="3.86259521417921" calcext:value-type="float">
            <text:p>3,8625952142</text:p>
          </table:table-cell>
          <table:table-cell table:style-name="ce1" office:value-type="float" office:value="0.172093220655802" calcext:value-type="float">
            <text:p>1,72E-01</text:p>
          </table:table-cell>
          <table:table-cell office:value-type="float" office:value="0.0149412366864905" calcext:value-type="float">
            <text:p>1,49E-02</text:p>
          </table:table-cell>
          <table:table-cell office:value-type="float" office:value="0.0464738247562225" calcext:value-type="float">
            <text:p>4,65E-02</text:p>
          </table:table-cell>
          <table:table-cell office:value-type="float" office:value="-1.41859404840589" calcext:value-type="float">
            <text:p>-1,4185940484</text:p>
          </table:table-cell>
          <table:table-cell office:value-type="float" office:value="1.53566427830469" calcext:value-type="float">
            <text:p>1,5356642783</text:p>
          </table:table-cell>
          <table:table-cell office:value-type="float" office:value="8.19252686256954" calcext:value-type="float">
            <text:p>8,1925268626</text:p>
          </table:table-cell>
          <table:table-cell table:style-name="ce1" office:value-type="float" office:value="1.47437440893955" calcext:value-type="float">
            <text:p>1,47E+00</text:p>
          </table:table-cell>
          <table:table-cell office:value-type="float" office:value="5.18483280953534" calcext:value-type="float">
            <text:p>5,1848328095</text:p>
          </table:table-cell>
          <table:table-cell office:value-type="float" office:value="3.37138305391721" calcext:value-type="float">
            <text:p>3,3713830539</text:p>
          </table:table-cell>
          <table:table-cell office:value-type="float" office:value="0.408137102472864" calcext:value-type="float">
            <text:p>0,4081371025</text:p>
          </table:table-cell>
          <table:table-cell office:value-type="float" office:value="0.0683995082838788" calcext:value-type="float">
            <text:p>6,84E-02</text:p>
          </table:table-cell>
          <table:table-cell office:value-type="float" office:value="0.323617256914402" calcext:value-type="float">
            <text:p>0,3236172569</text:p>
          </table:table-cell>
          <table:table-cell office:value-type="float" office:value="0.0138243448383308" calcext:value-type="float">
            <text:p>1,38E-02</text:p>
          </table:table-cell>
          <table:table-cell office:value-type="float" office:value="77.9636961640158" calcext:value-type="float">
            <text:p>77,963696164</text:p>
          </table:table-cell>
          <table:table-cell office:value-type="float" office:value="7.05140797169281" calcext:value-type="float">
            <text:p>7,0514079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table:style-name="ce1" office:value-type="float" office:value="4.21784393886299" calcext:value-type="float">
            <text:p>4,22E+00</text:p>
          </table:table-cell>
          <table:table-cell table:style-name="ce1" office:value-type="float" office:value="0.126597111122425" calcext:value-type="float">
            <text:p>1,27E-01</text:p>
          </table:table-cell>
          <table:table-cell office:value-type="float" office:value="0.00011499052672246" calcext:value-type="float">
            <text:p>1,15E-04</text:p>
          </table:table-cell>
          <table:table-cell office:value-type="float" office:value="0.000379545307282451" calcext:value-type="float">
            <text:p>3,80E-04</text:p>
          </table:table-cell>
          <table:table-cell office:value-type="float" office:value="4.69361417983251" calcext:value-type="float">
            <text:p>4,6936141798</text:p>
          </table:table-cell>
          <table:table-cell office:value-type="float" office:value="0.661165548609749" calcext:value-type="float">
            <text:p>0,6611655486</text:p>
          </table:table-cell>
          <table:table-cell office:value-type="float" office:value="0.142932146555691" calcext:value-type="float">
            <text:p>0,1429321466</text:p>
          </table:table-cell>
          <table:table-cell office:value-type="float" office:value="0.18351253781008" calcext:value-type="float">
            <text:p>0,1835125378</text:p>
          </table:table-cell>
          <table:table-cell office:value-type="float" office:value="9.76130905260303" calcext:value-type="float">
            <text:p>9,7613090526</text:p>
          </table:table-cell>
          <table:table-cell office:value-type="float" office:value="3.607397482494" calcext:value-type="float">
            <text:p>3,6073974825</text:p>
          </table:table-cell>
          <table:table-cell office:value-type="float" office:value="3.40533227287531" calcext:value-type="float">
            <text:p>3,4053322729</text:p>
          </table:table-cell>
          <table:table-cell office:value-type="float" office:value="1.23996187181959" calcext:value-type="float">
            <text:p>1,24E+00</text:p>
          </table:table-cell>
          <table:table-cell office:value-type="float" office:value="0.325663956980528" calcext:value-type="float">
            <text:p>0,325663957</text:p>
          </table:table-cell>
          <table:table-cell office:value-type="float" office:value="0.0117335831659335" calcext:value-type="float">
            <text:p>1,17E-02</text:p>
          </table:table-cell>
          <table:table-cell office:value-type="float" office:value="69.6437808856207" calcext:value-type="float">
            <text:p>69,6437808856</text:p>
          </table:table-cell>
          <table:table-cell office:value-type="float" office:value="16.182552816621" calcext:value-type="float">
            <text:p>16,1825528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office:value-type="float" office:value="3.82326794872251" calcext:value-type="float">
            <text:p>3,8232679487</text:p>
          </table:table-cell>
          <table:table-cell office:value-type="float" office:value="0.215464944675962" calcext:value-type="float">
            <text:p>0,2154649447</text:p>
          </table:table-cell>
          <table:table-cell office:value-type="float" office:value="0.0270594248131305" calcext:value-type="float">
            <text:p>2,71E-02</text:p>
          </table:table-cell>
          <table:table-cell office:value-type="float" office:value="0.0773349689582801" calcext:value-type="float">
            <text:p>7,73E-02</text:p>
          </table:table-cell>
          <table:table-cell office:value-type="float" office:value="5.54141344080107" calcext:value-type="float">
            <text:p>5,5414134408</text:p>
          </table:table-cell>
          <table:table-cell office:value-type="float" office:value="1.5894630853512" calcext:value-type="float">
            <text:p>1,5894630854</text:p>
          </table:table-cell>
          <table:table-cell office:value-type="float" office:value="1.58630988592656" calcext:value-type="float">
            <text:p>1,5863098859</text:p>
          </table:table-cell>
          <table:table-cell office:value-type="float" office:value="1.48046367083564" calcext:value-type="float">
            <text:p>1,4804636708</text:p>
          </table:table-cell>
          <table:table-cell office:value-type="float" office:value="4.66039747648192" calcext:value-type="float">
            <text:p>4,6603974765</text:p>
          </table:table-cell>
          <table:table-cell office:value-type="float" office:value="3.03292072430583" calcext:value-type="float">
            <text:p>3,0329207243</text:p>
          </table:table-cell>
          <table:table-cell table:style-name="ce1" office:value-type="float" office:value="1.30555289898891" calcext:value-type="float">
            <text:p>1,31E+00</text:p>
          </table:table-cell>
          <table:table-cell office:value-type="float" office:value="0.788106068009257" calcext:value-type="float">
            <text:p>7,88E-01</text:p>
          </table:table-cell>
          <table:table-cell office:value-type="float" office:value="0.325663956980528" calcext:value-type="float">
            <text:p>0,325663957</text:p>
          </table:table-cell>
          <table:table-cell office:value-type="float" office:value="0.0117335831659335" calcext:value-type="float">
            <text:p>1,17E-02</text:p>
          </table:table-cell>
          <table:table-cell office:value-type="float" office:value="69.6437808856207" calcext:value-type="float">
            <text:p>69,6437808856</text:p>
          </table:table-cell>
          <table:table-cell office:value-type="float" office:value="16.182552816621" calcext:value-type="float">
            <text:p>16,1825528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office:value-type="float" office:value="4.23568677946732" calcext:value-type="float">
            <text:p>4,2356867795</text:p>
          </table:table-cell>
          <table:table-cell office:value-type="float" office:value="0.110648842745752" calcext:value-type="float">
            <text:p>0,1106488427</text:p>
          </table:table-cell>
          <table:table-cell office:value-type="float" office:value="0.000136865754286203" calcext:value-type="float">
            <text:p>1,37E-04</text:p>
          </table:table-cell>
          <table:table-cell office:value-type="float" office:value="0.000483786026634843" calcext:value-type="float">
            <text:p>4,84E-04</text:p>
          </table:table-cell>
          <table:table-cell office:value-type="float" office:value="4.61255135143338" calcext:value-type="float">
            <text:p>4,6125513514</text:p>
          </table:table-cell>
          <table:table-cell office:value-type="float" office:value="0.664449024907698" calcext:value-type="float">
            <text:p>0,6644490249</text:p>
          </table:table-cell>
          <table:table-cell office:value-type="float" office:value="0.159053303115242" calcext:value-type="float">
            <text:p>0,1590533031</text:p>
          </table:table-cell>
          <table:table-cell office:value-type="float" office:value="0.196850857290675" calcext:value-type="float">
            <text:p>0,1968508573</text:p>
          </table:table-cell>
          <table:table-cell office:value-type="float" office:value="9.5864969400327" calcext:value-type="float">
            <text:p>9,58649694</text:p>
          </table:table-cell>
          <table:table-cell office:value-type="float" office:value="3.87923548459927" calcext:value-type="float">
            <text:p>3,8792354846</text:p>
          </table:table-cell>
          <table:table-cell office:value-type="float" office:value="3.32460200477555" calcext:value-type="float">
            <text:p>3,3246020048</text:p>
          </table:table-cell>
          <table:table-cell office:value-type="float" office:value="1.2017585151043" calcext:value-type="float">
            <text:p>1,20E+00</text:p>
          </table:table-cell>
          <table:table-cell office:value-type="float" office:value="0.323700574411659" calcext:value-type="float">
            <text:p>0,3237005744</text:p>
          </table:table-cell>
          <table:table-cell office:value-type="float" office:value="0.012667277586655" calcext:value-type="float">
            <text:p>1,27E-02</text:p>
          </table:table-cell>
          <table:table-cell office:value-type="float" office:value="68.5868064661599" calcext:value-type="float">
            <text:p>68,5868064662</text:p>
          </table:table-cell>
          <table:table-cell office:value-type="float" office:value="13.9888512816566" calcext:value-type="float">
            <text:p>13,9888512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office:value-type="float" office:value="3.81063714915702" calcext:value-type="float">
            <text:p>3,8106371492</text:p>
          </table:table-cell>
          <table:table-cell office:value-type="float" office:value="0.261752580025163" calcext:value-type="float">
            <text:p>0,26175258</text:p>
          </table:table-cell>
          <table:table-cell office:value-type="float" office:value="0.0316399777566747" calcext:value-type="float">
            <text:p>3,16E-02</text:p>
          </table:table-cell>
          <table:table-cell office:value-type="float" office:value="0.0921841017930877" calcext:value-type="float">
            <text:p>9,22E-02</text:p>
          </table:table-cell>
          <table:table-cell office:value-type="float" office:value="3.95505228735036" calcext:value-type="float">
            <text:p>3,9550522874</text:p>
          </table:table-cell>
          <table:table-cell office:value-type="float" office:value="2.16118300507302" calcext:value-type="float">
            <text:p>2,1611830051</text:p>
          </table:table-cell>
          <table:table-cell office:value-type="float" office:value="2.9463048197072" calcext:value-type="float">
            <text:p>2,9463048197</text:p>
          </table:table-cell>
          <table:table-cell office:value-type="float" office:value="2.0836019721044" calcext:value-type="float">
            <text:p>2,0836019721</text:p>
          </table:table-cell>
          <table:table-cell table:style-name="ce1" office:value-type="float" office:value="4.45559780319323" calcext:value-type="float">
            <text:p>4,46E+00</text:p>
          </table:table-cell>
          <table:table-cell office:value-type="float" office:value="3.0728765203403" calcext:value-type="float">
            <text:p>3,0728765203</text:p>
          </table:table-cell>
          <table:table-cell office:value-type="float" office:value="0.903272192111023" calcext:value-type="float">
            <text:p>0,9032721921</text:p>
          </table:table-cell>
          <table:table-cell office:value-type="float" office:value="0.473528825412819" calcext:value-type="float">
            <text:p>4,74E-01</text:p>
          </table:table-cell>
          <table:table-cell office:value-type="float" office:value="0.323700574411659" calcext:value-type="float">
            <text:p>0,3237005744</text:p>
          </table:table-cell>
          <table:table-cell office:value-type="float" office:value="0.012667277586655" calcext:value-type="float">
            <text:p>1,27E-02</text:p>
          </table:table-cell>
          <table:table-cell office:value-type="float" office:value="68.5868064661599" calcext:value-type="float">
            <text:p>68,5868064662</text:p>
          </table:table-cell>
          <table:table-cell office:value-type="float" office:value="13.9888512816566" calcext:value-type="float">
            <text:p>13,9888512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.225" calcext:value-type="float">
            <text:p>1,225</text:p>
          </table:table-cell>
          <table:table-cell office:value-type="float" office:value="4.26618057704488" calcext:value-type="float">
            <text:p>4,266180577</text:p>
          </table:table-cell>
          <table:table-cell table:style-name="ce1" office:value-type="float" office:value="0.0775474380369861" calcext:value-type="float">
            <text:p>7,75E-02</text:p>
          </table:table-cell>
          <table:table-cell office:value-type="float" office:value="0.000136183073984602" calcext:value-type="float">
            <text:p>1,36E-04</text:p>
          </table:table-cell>
          <table:table-cell office:value-type="float" office:value="0.000487271353462503" calcext:value-type="float">
            <text:p>4,87E-04</text:p>
          </table:table-cell>
          <table:table-cell office:value-type="float" office:value="4.4368794999357" calcext:value-type="float">
            <text:p>4,4368794999</text:p>
          </table:table-cell>
          <table:table-cell office:value-type="float" office:value="0.662958206610629" calcext:value-type="float">
            <text:p>0,6629582066</text:p>
          </table:table-cell>
          <table:table-cell office:value-type="float" office:value="0.206269513354069" calcext:value-type="float">
            <text:p>0,2062695134</text:p>
          </table:table-cell>
          <table:table-cell office:value-type="float" office:value="0.233769904180904" calcext:value-type="float">
            <text:p>0,2337699042</text:p>
          </table:table-cell>
          <table:table-cell office:value-type="float" office:value="9.56128108854555" calcext:value-type="float">
            <text:p>9,5612810885</text:p>
          </table:table-cell>
          <table:table-cell office:value-type="float" office:value="3.93317683086713" calcext:value-type="float">
            <text:p>3,9331768309</text:p>
          </table:table-cell>
          <table:table-cell office:value-type="float" office:value="3.10136443125041" calcext:value-type="float">
            <text:p>3,1013644313</text:p>
          </table:table-cell>
          <table:table-cell table:style-name="Default" office:value-type="float" office:value="1.1083401517521" calcext:value-type="float">
            <text:p>1,1083401518</text:p>
          </table:table-cell>
          <table:table-cell office:value-type="float" office:value="0.323579372434112" calcext:value-type="float">
            <text:p>0,3235793724</text:p>
          </table:table-cell>
          <table:table-cell office:value-type="float" office:value="0.0127409986822824" calcext:value-type="float">
            <text:p>1,27E-02</text:p>
          </table:table-cell>
          <table:table-cell office:value-type="float" office:value="67.9026194287549" calcext:value-type="float">
            <text:p>67,9026194288</text:p>
          </table:table-cell>
          <table:table-cell office:value-type="float" office:value="11.3558473491855" calcext:value-type="float">
            <text:p>11,3558473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.225" calcext:value-type="float">
            <text:p>1,225</text:p>
          </table:table-cell>
          <table:table-cell office:value-type="float" office:value="3.80061305356287" calcext:value-type="float">
            <text:p>3,8006130536</text:p>
          </table:table-cell>
          <table:table-cell office:value-type="float" office:value="0.290052548937196" calcext:value-type="float">
            <text:p>0,2900525489</text:p>
          </table:table-cell>
          <table:table-cell office:value-type="float" office:value="0.0356532018314281" calcext:value-type="float">
            <text:p>3,57E-02</text:p>
          </table:table-cell>
          <table:table-cell table:style-name="Default" office:value-type="float" office:value="0.10586666036772" calcext:value-type="float">
            <text:p>0,1058666604</text:p>
          </table:table-cell>
          <table:table-cell office:value-type="float" office:value="3.9364038503903" calcext:value-type="float">
            <text:p>3,9364038504</text:p>
          </table:table-cell>
          <table:table-cell office:value-type="float" office:value="2.25842142290637" calcext:value-type="float">
            <text:p>2,2584214229</text:p>
          </table:table-cell>
          <table:table-cell office:value-type="float" office:value="2.94340920042511" calcext:value-type="float">
            <text:p>2,9434092004</text:p>
          </table:table-cell>
          <table:table-cell office:value-type="float" office:value="2.15783223573465" calcext:value-type="float">
            <text:p>2,1578322357</text:p>
          </table:table-cell>
          <table:table-cell office:value-type="float" office:value="4.33170590417848" calcext:value-type="float">
            <text:p>4,3317059042</text:p>
          </table:table-cell>
          <table:table-cell office:value-type="float" office:value="3.1135066245023" calcext:value-type="float">
            <text:p>3,1135066245</text:p>
          </table:table-cell>
          <table:table-cell office:value-type="float" office:value="0.909631634864773" calcext:value-type="float">
            <text:p>0,9096316349</text:p>
          </table:table-cell>
          <table:table-cell table:style-name="Default" office:value-type="float" office:value="0.490124476665193" calcext:value-type="float">
            <text:p>0,4901244767</text:p>
          </table:table-cell>
          <table:table-cell office:value-type="float" office:value="0.323579372434112" calcext:value-type="float">
            <text:p>0,3235793724</text:p>
          </table:table-cell>
          <table:table-cell office:value-type="float" office:value="0.0127409986822824" calcext:value-type="float">
            <text:p>1,27E-02</text:p>
          </table:table-cell>
          <table:table-cell office:value-type="float" office:value="67.9026194287549" calcext:value-type="float">
            <text:p>67,9026194288</text:p>
          </table:table-cell>
          <table:table-cell office:value-type="float" office:value="11.3558473491855" calcext:value-type="float">
            <text:p>11,3558473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.25" calcext:value-type="float">
            <text:p>1,25</text:p>
          </table:table-cell>
          <table:table-cell office:value-type="float" office:value="4.27475731210185" calcext:value-type="float">
            <text:p>4,2747573121</text:p>
          </table:table-cell>
          <table:table-cell table:style-name="ce1" office:value-type="float" office:value="0.0779467984138848" calcext:value-type="float">
            <text:p>7,79E-02</text:p>
          </table:table-cell>
          <table:table-cell office:value-type="float" office:value="0.000122237505020692" calcext:value-type="float">
            <text:p>1,22E-04</text:p>
          </table:table-cell>
          <table:table-cell office:value-type="float" office:value="0.000468782271033944" calcext:value-type="float">
            <text:p>4,69E-04</text:p>
          </table:table-cell>
          <table:table-cell office:value-type="float" office:value="4.38892002801196" calcext:value-type="float">
            <text:p>4,388920028</text:p>
          </table:table-cell>
          <table:table-cell office:value-type="float" office:value="0.660599527893231" calcext:value-type="float">
            <text:p>0,6605995279</text:p>
          </table:table-cell>
          <table:table-cell office:value-type="float" office:value="0.220186305245225" calcext:value-type="float">
            <text:p>0,2201863052</text:p>
          </table:table-cell>
          <table:table-cell office:value-type="float" office:value="0.236190910784132" calcext:value-type="float">
            <text:p>0,2361909108</text:p>
          </table:table-cell>
          <table:table-cell office:value-type="float" office:value="9.66703014402316" calcext:value-type="float">
            <text:p>9,667030144</text:p>
          </table:table-cell>
          <table:table-cell office:value-type="float" office:value="4.21476487918435" calcext:value-type="float">
            <text:p>4,2147648792</text:p>
          </table:table-cell>
          <table:table-cell office:value-type="float" office:value="3.04660019506076" calcext:value-type="float">
            <text:p>3,0466001951</text:p>
          </table:table-cell>
          <table:table-cell office:value-type="float" office:value="1.04213105607696" calcext:value-type="float">
            <text:p>1,04E+00</text:p>
          </table:table-cell>
          <table:table-cell office:value-type="float" office:value="0.323966458674525" calcext:value-type="float">
            <text:p>0,3239664587</text:p>
          </table:table-cell>
          <table:table-cell office:value-type="float" office:value="0.0125350350248998" calcext:value-type="float">
            <text:p>1,25E-02</text:p>
          </table:table-cell>
          <table:table-cell office:value-type="float" office:value="67.606051205866" calcext:value-type="float">
            <text:p>67,6060512059</text:p>
          </table:table-cell>
          <table:table-cell office:value-type="float" office:value="8.54354193071779" calcext:value-type="float">
            <text:p>8,5435419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.25" calcext:value-type="float">
            <text:p>1,25</text:p>
          </table:table-cell>
          <table:table-cell office:value-type="float" office:value="3.80407826569663" calcext:value-type="float">
            <text:p>3,8040782657</text:p>
          </table:table-cell>
          <table:table-cell office:value-type="float" office:value="0.270672961769126" calcext:value-type="float">
            <text:p>0,2706729618</text:p>
          </table:table-cell>
          <table:table-cell office:value-type="float" office:value="0.0335127149460651" calcext:value-type="float">
            <text:p>3,35E-02</text:p>
          </table:table-cell>
          <table:table-cell table:style-name="Default" office:value-type="float" office:value="0.101422806015399" calcext:value-type="float">
            <text:p>0,101422806</text:p>
          </table:table-cell>
          <table:table-cell office:value-type="float" office:value="4.73491211865512" calcext:value-type="float">
            <text:p>4,7349121187</text:p>
          </table:table-cell>
          <table:table-cell office:value-type="float" office:value="2.04823159002028" calcext:value-type="float">
            <text:p>2,04823159</text:p>
          </table:table-cell>
          <table:table-cell office:value-type="float" office:value="2.26074488976656" calcext:value-type="float">
            <text:p>2,2607448898</text:p>
          </table:table-cell>
          <table:table-cell office:value-type="float" office:value="1.8876373201662" calcext:value-type="float">
            <text:p>1,8876373202</text:p>
          </table:table-cell>
          <table:table-cell office:value-type="float" office:value="4.40419608246829" calcext:value-type="float">
            <text:p>4,4041960825</text:p>
          </table:table-cell>
          <table:table-cell office:value-type="float" office:value="3.179038098548" calcext:value-type="float">
            <text:p>3,1790380985</text:p>
          </table:table-cell>
          <table:table-cell office:value-type="float" office:value="1.0646821227473" calcext:value-type="float">
            <text:p>1,0646821227</text:p>
          </table:table-cell>
          <table:table-cell table:style-name="Default" office:value-type="float" office:value="0.611599345299415" calcext:value-type="float">
            <text:p>0,6115993453</text:p>
          </table:table-cell>
          <table:table-cell office:value-type="float" office:value="0.323966458674525" calcext:value-type="float">
            <text:p>0,3239664587</text:p>
          </table:table-cell>
          <table:table-cell office:value-type="float" office:value="0.0125350350248998" calcext:value-type="float">
            <text:p>1,25E-02</text:p>
          </table:table-cell>
          <table:table-cell office:value-type="float" office:value="67.606051205866" calcext:value-type="float">
            <text:p>67,6060512059</text:p>
          </table:table-cell>
          <table:table-cell office:value-type="float" office:value="8.54354193071779" calcext:value-type="float">
            <text:p>8,5435419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4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table:number-columns-repeated="14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"/>
        </table:table-row>
      </table:table>
      <table:table table:name="Tabelle3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5" table:default-cell-style-name="ce3"/>
        <table:table-column table:style-name="co17" table:default-cell-style-name="ce3"/>
        <table:table-column table:style-name="co18" table:default-cell-style-name="ce3"/>
        <table:table-column table:style-name="co12" table:default-cell-style-name="ce3"/>
        <table:table-column table:style-name="co19" table:default-cell-style-name="ce3"/>
        <table:table-column table:style-name="co9" table:default-cell-style-name="Default"/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4"/>
          <table:table-cell table:style-name="ce4" office:value-type="string" calcext:value-type="string" table:number-columns-spanned="5" table:number-rows-spanned="2">
            <text:p>Model → Exp[-delta -gamma t] (Sin[alpha+beta t] + beta' Sin[alpha' + 2 beta t]) , FOPT</text:p>
          </table:table-cell>
          <table:covered-table-cell table:number-columns-repeated="4" table:style-name="Default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covered-table-cell table:number-columns-repeated="5" table:style-name="Default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deltaV</text:p>
          </table:table-cell>
          <table:table-cell table:style-name="ce2" office:value-type="string" calcext:value-type="string">
            <text:p>gammaV</text:p>
          </table:table-cell>
          <table:table-cell table:style-name="ce2" office:value-type="string" calcext:value-type="string">
            <text:p>alphaV</text:p>
          </table:table-cell>
          <table:table-cell table:style-name="ce2" office:value-type="string" calcext:value-type="string">
            <text:p>betaV</text:p>
          </table:table-cell>
          <table:table-cell table:style-name="ce2" office:value-type="string" calcext:value-type="string">
            <text:p>alphaV‘</text:p>
          </table:table-cell>
          <table:table-cell table:style-name="ce2" office:value-type="string" calcext:value-type="string">
            <text:p>betaV‘</text:p>
          </table:table-cell>
          <table:table-cell table:style-name="ce2" office:value-type="string" calcext:value-type="string">
            <text:p>atau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P – Value</text:p>
          </table:table-cell>
          <table:table-cell office:value-type="string" calcext:value-type="string">
            <text:p>Fit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formula="of:=[Tabelle1.A1]" office:value-type="float" office:value="32" calcext:value-type="float">
            <text:p>32</text:p>
          </table:table-cell>
          <table:table-cell table:formula="of:=[Tabelle1.B1]" office:value-type="float" office:value="40" calcext:value-type="float">
            <text:p>40</text:p>
          </table:table-cell>
          <table:table-cell table:formula="of:=[Tabelle1.C1]" office:value-type="float" office:value="1.1" calcext:value-type="float">
            <text:p>1,1</text:p>
          </table:table-cell>
          <table:table-cell table:formula="of:=CONCATENATE([Tabelle2.D1];&quot;(&quot;;[Tabelle2.E1];&quot;)&quot;)" office:value-type="string" office:string-value="4,233(0,089)" calcext:value-type="string">
            <text:p>4,233(0,089)</text:p>
          </table:table-cell>
          <table:table-cell table:formula="of:=CONCATENATE([Tabelle2.F1];&quot;(&quot;;[Tabelle2.G1];&quot;)&quot;)" office:value-type="string" office:string-value="0,00012(0,0004)" calcext:value-type="string">
            <text:p>0,00012(0,0004)</text:p>
          </table:table-cell>
          <table:table-cell table:formula="of:=CONCATENATE([Tabelle2.H1];&quot;(&quot;;[Tabelle2.I1];&quot;)&quot;)" office:value-type="string" office:string-value="4,62(0,61)" calcext:value-type="string">
            <text:p>4,62(0,61)</text:p>
          </table:table-cell>
          <table:table-cell table:formula="of:=CONCATENATE([Tabelle2.J1];&quot;(&quot;;[Tabelle2.K1];&quot;)&quot;)" office:value-type="string" office:string-value="0,16(0,2)" calcext:value-type="string">
            <text:p>0,16(0,2)</text:p>
          </table:table-cell>
          <table:table-cell table:formula="of:=CONCATENATE([Tabelle2.L1];&quot;(&quot;;[Tabelle2.M1];&quot;)&quot;)" office:value-type="string" office:string-value="9,8(3,6)" calcext:value-type="string">
            <text:p>9,8(3,6)</text:p>
          </table:table-cell>
          <table:table-cell table:formula="of:=CONCATENATE([Tabelle2.N1];&quot;(&quot;;[Tabelle2.O1];&quot;)&quot;)" office:value-type="string" office:string-value="3,3(1,2)" calcext:value-type="string">
            <text:p>3,3(1,2)</text:p>
          </table:table-cell>
          <table:table-cell table:formula="of:=CONCATENATE([Tabelle2.P1];&quot;(&quot;;[Tabelle2.Q1];&quot;)&quot;)" office:value-type="string" office:string-value="0,324(0,014)" calcext:value-type="string">
            <text:p>0,324(0,014)</text:p>
          </table:table-cell>
          <table:table-cell table:formula="of:=[Tabelle2.R1]" office:value-type="float" office:value="87.13" calcext:value-type="float">
            <text:p>87,13</text:p>
          </table:table-cell>
          <table:table-cell table:formula="of:=[Tabelle2.S1]" office:value-type="float" office:value="3.49" calcext:value-type="float">
            <text:p>3,49</text:p>
          </table:table-cell>
          <table:table-cell table:formula="of:=[Tabelle1.U1]" office:value-type="string" office:string-value="V" calcext:value-type="string">
            <text:p>V</text:p>
          </table:table-cell>
        </table:table-row>
        <table:table-row table:style-name="ro1">
          <table:table-cell table:formula="of:=[Tabelle1.A2]" office:value-type="float" office:value="32" calcext:value-type="float">
            <text:p>32</text:p>
          </table:table-cell>
          <table:table-cell table:formula="of:=[Tabelle1.B2]" office:value-type="float" office:value="40" calcext:value-type="float">
            <text:p>40</text:p>
          </table:table-cell>
          <table:table-cell table:formula="of:=[Tabelle1.C2]" office:value-type="float" office:value="1.1" calcext:value-type="float">
            <text:p>1,1</text:p>
          </table:table-cell>
          <table:table-cell table:formula="of:=CONCATENATE([Tabelle2.D2];&quot;(&quot;;[Tabelle2.E2];&quot;)&quot;)" office:value-type="string" office:string-value="3,88(0,11)" calcext:value-type="string">
            <text:p>3,88(0,11)</text:p>
          </table:table-cell>
          <table:table-cell table:formula="of:=CONCATENATE([Tabelle2.F2];&quot;(&quot;;[Tabelle2.G2];&quot;)&quot;)" office:value-type="string" office:string-value="0,008(0,024)" calcext:value-type="string">
            <text:p>0,008(0,024)</text:p>
          </table:table-cell>
          <table:table-cell table:formula="of:=CONCATENATE([Tabelle2.H2];&quot;(&quot;;[Tabelle2.I2];&quot;)&quot;)" office:value-type="string" office:string-value="-2(1,4)" calcext:value-type="string">
            <text:p>-2(1,4)</text:p>
          </table:table-cell>
          <table:table-cell table:formula="of:=CONCATENATE([Tabelle2.J2];&quot;(&quot;;[Tabelle2.K2];&quot;)&quot;)" office:value-type="string" office:string-value="8,8(1,3)" calcext:value-type="string">
            <text:p>8,8(1,3)</text:p>
          </table:table-cell>
          <table:table-cell table:formula="of:=CONCATENATE([Tabelle2.L2];&quot;(&quot;;[Tabelle2.M2];&quot;)&quot;)" office:value-type="string" office:string-value="5,9(3,4)" calcext:value-type="string">
            <text:p>5,9(3,4)</text:p>
          </table:table-cell>
          <table:table-cell table:formula="of:=CONCATENATE([Tabelle2.N2];&quot;(&quot;;[Tabelle2.O2];&quot;)&quot;)" office:value-type="string" office:string-value="0,38(0,053)" calcext:value-type="string">
            <text:p>0,38(0,053)</text:p>
          </table:table-cell>
          <table:table-cell table:formula="of:=CONCATENATE([Tabelle2.P2];&quot;(&quot;;[Tabelle2.Q2];&quot;)&quot;)" office:value-type="string" office:string-value="0,324(0,014)" calcext:value-type="string">
            <text:p>0,324(0,014)</text:p>
          </table:table-cell>
          <table:table-cell table:formula="of:=[Tabelle2.R2]" office:value-type="float" office:value="87.13" calcext:value-type="float">
            <text:p>87,13</text:p>
          </table:table-cell>
          <table:table-cell table:formula="of:=[Tabelle2.S2]" office:value-type="float" office:value="3.49" calcext:value-type="float">
            <text:p>3,49</text:p>
          </table:table-cell>
          <table:table-cell table:formula="of:=[Tabelle1.U2]" office:value-type="string" office:string-value="A" calcext:value-type="string">
            <text:p>A</text:p>
          </table:table-cell>
        </table:table-row>
        <table:table-row table:style-name="ro1">
          <table:table-cell table:formula="of:=[Tabelle1.A3]" office:value-type="float" office:value="31" calcext:value-type="float">
            <text:p>31</text:p>
          </table:table-cell>
          <table:table-cell table:formula="of:=[Tabelle1.B3]" office:value-type="float" office:value="41" calcext:value-type="float">
            <text:p>41</text:p>
          </table:table-cell>
          <table:table-cell table:formula="of:=[Tabelle1.C3]" office:value-type="float" office:value="1.125" calcext:value-type="float">
            <text:p>1,125</text:p>
          </table:table-cell>
          <table:table-cell table:formula="of:=CONCATENATE([Tabelle2.D3];&quot;(&quot;;[Tabelle2.E3];&quot;)&quot;)" office:value-type="string" office:string-value="4,234(0,096)" calcext:value-type="string">
            <text:p>4,234(0,096)</text:p>
          </table:table-cell>
          <table:table-cell table:formula="of:=CONCATENATE([Tabelle2.F3];&quot;(&quot;;[Tabelle2.G3];&quot;)&quot;)" office:value-type="string" office:string-value="0,00011(0,00036)" calcext:value-type="string">
            <text:p>0,00011(0,00036)</text:p>
          </table:table-cell>
          <table:table-cell table:formula="of:=CONCATENATE([Tabelle2.H3];&quot;(&quot;;[Tabelle2.I3];&quot;)&quot;)" office:value-type="string" office:string-value="4,61(0,65)" calcext:value-type="string">
            <text:p>4,61(0,65)</text:p>
          </table:table-cell>
          <table:table-cell table:formula="of:=CONCATENATE([Tabelle2.J3];&quot;(&quot;;[Tabelle2.K3];&quot;)&quot;)" office:value-type="string" office:string-value="0,16(0,21)" calcext:value-type="string">
            <text:p>0,16(0,21)</text:p>
          </table:table-cell>
          <table:table-cell table:formula="of:=CONCATENATE([Tabelle2.L3];&quot;(&quot;;[Tabelle2.M3];&quot;)&quot;)" office:value-type="string" office:string-value="9,8(3,5)" calcext:value-type="string">
            <text:p>9,8(3,5)</text:p>
          </table:table-cell>
          <table:table-cell table:formula="of:=CONCATENATE([Tabelle2.N3];&quot;(&quot;;[Tabelle2.O3];&quot;)&quot;)" office:value-type="string" office:string-value="3,3(1,3)" calcext:value-type="string">
            <text:p>3,3(1,3)</text:p>
          </table:table-cell>
          <table:table-cell table:formula="of:=CONCATENATE([Tabelle2.P3];&quot;(&quot;;[Tabelle2.Q3];&quot;)&quot;)" office:value-type="string" office:string-value="0,325(0,013)" calcext:value-type="string">
            <text:p>0,325(0,013)</text:p>
          </table:table-cell>
          <table:table-cell table:formula="of:=[Tabelle2.R3]" office:value-type="float" office:value="85.01" calcext:value-type="float">
            <text:p>85,01</text:p>
          </table:table-cell>
          <table:table-cell table:formula="of:=[Tabelle2.S3]" office:value-type="float" office:value="3.38" calcext:value-type="float">
            <text:p>3,38</text:p>
          </table:table-cell>
          <table:table-cell table:formula="of:=[Tabelle1.U3]" office:value-type="string" office:string-value="V" calcext:value-type="string">
            <text:p>V</text:p>
          </table:table-cell>
        </table:table-row>
        <table:table-row table:style-name="ro1">
          <table:table-cell table:formula="of:=[Tabelle1.A4]" office:value-type="float" office:value="31" calcext:value-type="float">
            <text:p>31</text:p>
          </table:table-cell>
          <table:table-cell table:formula="of:=[Tabelle1.B4]" office:value-type="float" office:value="41" calcext:value-type="float">
            <text:p>41</text:p>
          </table:table-cell>
          <table:table-cell table:formula="of:=[Tabelle1.C4]" office:value-type="float" office:value="1.125" calcext:value-type="float">
            <text:p>1,125</text:p>
          </table:table-cell>
          <table:table-cell table:formula="of:=CONCATENATE([Tabelle2.D4];&quot;(&quot;;[Tabelle2.E4];&quot;)&quot;)" office:value-type="string" office:string-value="3,907(0,071)" calcext:value-type="string">
            <text:p>3,907(0,071)</text:p>
          </table:table-cell>
          <table:table-cell table:formula="of:=CONCATENATE([Tabelle2.F4];&quot;(&quot;;[Tabelle2.G4];&quot;)&quot;)" office:value-type="string" office:string-value="0,003(0,011)" calcext:value-type="string">
            <text:p>0,003(0,011)</text:p>
          </table:table-cell>
          <table:table-cell table:formula="of:=CONCATENATE([Tabelle2.H4];&quot;(&quot;;[Tabelle2.I4];&quot;)&quot;)" office:value-type="string" office:string-value="-0,2(1,3)" calcext:value-type="string">
            <text:p>-0,2(1,3)</text:p>
          </table:table-cell>
          <table:table-cell table:formula="of:=CONCATENATE([Tabelle2.J4];&quot;(&quot;;[Tabelle2.K4];&quot;)&quot;)" office:value-type="string" office:string-value="7,1(1,2)" calcext:value-type="string">
            <text:p>7,1(1,2)</text:p>
          </table:table-cell>
          <table:table-cell table:formula="of:=CONCATENATE([Tabelle2.L4];&quot;(&quot;;[Tabelle2.M4];&quot;)&quot;)" office:value-type="string" office:string-value="6,9(4)" calcext:value-type="string">
            <text:p>6,9(4)</text:p>
          </table:table-cell>
          <table:table-cell table:formula="of:=CONCATENATE([Tabelle2.N4];&quot;(&quot;;[Tabelle2.O4];&quot;)&quot;)" office:value-type="string" office:string-value="0,434(0,068)" calcext:value-type="string">
            <text:p>0,434(0,068)</text:p>
          </table:table-cell>
          <table:table-cell table:formula="of:=CONCATENATE([Tabelle2.P4];&quot;(&quot;;[Tabelle2.Q4];&quot;)&quot;)" office:value-type="string" office:string-value="0,325(0,013)" calcext:value-type="string">
            <text:p>0,325(0,013)</text:p>
          </table:table-cell>
          <table:table-cell table:formula="of:=[Tabelle2.R4]" office:value-type="float" office:value="85.01" calcext:value-type="float">
            <text:p>85,01</text:p>
          </table:table-cell>
          <table:table-cell table:formula="of:=[Tabelle2.S4]" office:value-type="float" office:value="3.38" calcext:value-type="float">
            <text:p>3,38</text:p>
          </table:table-cell>
          <table:table-cell table:formula="of:=[Tabelle1.U4]" office:value-type="string" office:string-value="A" calcext:value-type="string">
            <text:p>A</text:p>
          </table:table-cell>
        </table:table-row>
        <table:table-row table:style-name="ro1">
          <table:table-cell table:formula="of:=[Tabelle1.A5]" office:value-type="float" office:value="30" calcext:value-type="float">
            <text:p>30</text:p>
          </table:table-cell>
          <table:table-cell table:formula="of:=[Tabelle1.B5]" office:value-type="float" office:value="42" calcext:value-type="float">
            <text:p>42</text:p>
          </table:table-cell>
          <table:table-cell table:formula="of:=[Tabelle1.C5]" office:value-type="float" office:value="1.15" calcext:value-type="float">
            <text:p>1,15</text:p>
          </table:table-cell>
          <table:table-cell table:formula="of:=CONCATENATE([Tabelle2.D5];&quot;(&quot;;[Tabelle2.E5];&quot;)&quot;)" office:value-type="string" office:string-value="4,13(0,26)" calcext:value-type="string">
            <text:p>4,13(0,26)</text:p>
          </table:table-cell>
          <table:table-cell table:formula="of:=CONCATENATE([Tabelle2.F5];&quot;(&quot;;[Tabelle2.G5];&quot;)&quot;)" office:value-type="string" office:string-value="0,00015(0,0005)" calcext:value-type="string">
            <text:p>0,00015(0,0005)</text:p>
          </table:table-cell>
          <table:table-cell table:formula="of:=CONCATENATE([Tabelle2.H5];&quot;(&quot;;[Tabelle2.I5];&quot;)&quot;)" office:value-type="string" office:string-value="4,95(0,79)" calcext:value-type="string">
            <text:p>4,95(0,79)</text:p>
          </table:table-cell>
          <table:table-cell table:formula="of:=CONCATENATE([Tabelle2.J5];&quot;(&quot;;[Tabelle2.K5];&quot;)&quot;)" office:value-type="string" office:string-value="0,09(0,16)" calcext:value-type="string">
            <text:p>0,09(0,16)</text:p>
          </table:table-cell>
          <table:table-cell table:formula="of:=CONCATENATE([Tabelle2.L5];&quot;(&quot;;[Tabelle2.M5];&quot;)&quot;)" office:value-type="string" office:string-value="9,6(3,6)" calcext:value-type="string">
            <text:p>9,6(3,6)</text:p>
          </table:table-cell>
          <table:table-cell table:formula="of:=CONCATENATE([Tabelle2.N5];&quot;(&quot;;[Tabelle2.O5];&quot;)&quot;)" office:value-type="string" office:string-value="3,8(1,6)" calcext:value-type="string">
            <text:p>3,8(1,6)</text:p>
          </table:table-cell>
          <table:table-cell table:formula="of:=CONCATENATE([Tabelle2.P5];&quot;(&quot;;[Tabelle2.Q5];&quot;)&quot;)" office:value-type="string" office:string-value="0,324(0,014)" calcext:value-type="string">
            <text:p>0,324(0,014)</text:p>
          </table:table-cell>
          <table:table-cell table:formula="of:=[Tabelle2.R5]" office:value-type="float" office:value="77.96" calcext:value-type="float">
            <text:p>77,96</text:p>
          </table:table-cell>
          <table:table-cell table:formula="of:=[Tabelle2.S5]" office:value-type="float" office:value="7.05" calcext:value-type="float">
            <text:p>7,05</text:p>
          </table:table-cell>
          <table:table-cell table:formula="of:=[Tabelle1.U5]" office:value-type="string" office:string-value="V" calcext:value-type="string">
            <text:p>V</text:p>
          </table:table-cell>
        </table:table-row>
        <table:table-row table:style-name="ro1">
          <table:table-cell table:formula="of:=[Tabelle1.A6]" office:value-type="float" office:value="30" calcext:value-type="float">
            <text:p>30</text:p>
          </table:table-cell>
          <table:table-cell table:formula="of:=[Tabelle1.B6]" office:value-type="float" office:value="42" calcext:value-type="float">
            <text:p>42</text:p>
          </table:table-cell>
          <table:table-cell table:formula="of:=[Tabelle1.C6]" office:value-type="float" office:value="1.15" calcext:value-type="float">
            <text:p>1,15</text:p>
          </table:table-cell>
          <table:table-cell table:formula="of:=CONCATENATE([Tabelle2.D6];&quot;(&quot;;[Tabelle2.E6];&quot;)&quot;)" office:value-type="string" office:string-value="3,86(0,17)" calcext:value-type="string">
            <text:p>3,86(0,17)</text:p>
          </table:table-cell>
          <table:table-cell table:formula="of:=CONCATENATE([Tabelle2.F6];&quot;(&quot;;[Tabelle2.G6];&quot;)&quot;)" office:value-type="string" office:string-value="0,015(0,046)" calcext:value-type="string">
            <text:p>0,015(0,046)</text:p>
          </table:table-cell>
          <table:table-cell table:formula="of:=CONCATENATE([Tabelle2.H6];&quot;(&quot;;[Tabelle2.I6];&quot;)&quot;)" office:value-type="string" office:string-value="-1,4(1,5)" calcext:value-type="string">
            <text:p>-1,4(1,5)</text:p>
          </table:table-cell>
          <table:table-cell table:formula="of:=CONCATENATE([Tabelle2.J6];&quot;(&quot;;[Tabelle2.K6];&quot;)&quot;)" office:value-type="string" office:string-value="8,2(1,5)" calcext:value-type="string">
            <text:p>8,2(1,5)</text:p>
          </table:table-cell>
          <table:table-cell table:formula="of:=CONCATENATE([Tabelle2.L6];&quot;(&quot;;[Tabelle2.M6];&quot;)&quot;)" office:value-type="string" office:string-value="5,2(3,4)" calcext:value-type="string">
            <text:p>5,2(3,4)</text:p>
          </table:table-cell>
          <table:table-cell table:formula="of:=CONCATENATE([Tabelle2.N6];&quot;(&quot;;[Tabelle2.O6];&quot;)&quot;)" office:value-type="string" office:string-value="0,408(0,068)" calcext:value-type="string">
            <text:p>0,408(0,068)</text:p>
          </table:table-cell>
          <table:table-cell table:formula="of:=CONCATENATE([Tabelle2.P6];&quot;(&quot;;[Tabelle2.Q6];&quot;)&quot;)" office:value-type="string" office:string-value="0,324(0,014)" calcext:value-type="string">
            <text:p>0,324(0,014)</text:p>
          </table:table-cell>
          <table:table-cell table:formula="of:=[Tabelle2.R6]" office:value-type="float" office:value="77.96" calcext:value-type="float">
            <text:p>77,96</text:p>
          </table:table-cell>
          <table:table-cell table:formula="of:=[Tabelle2.S6]" office:value-type="float" office:value="7.05" calcext:value-type="float">
            <text:p>7,05</text:p>
          </table:table-cell>
          <table:table-cell table:formula="of:=[Tabelle1.U6]" office:value-type="string" office:string-value="A" calcext:value-type="string">
            <text:p>A</text:p>
          </table:table-cell>
        </table:table-row>
        <table:table-row table:style-name="ro1">
          <table:table-cell table:formula="of:=[Tabelle1.A7]" office:value-type="float" office:value="29" calcext:value-type="float">
            <text:p>29</text:p>
          </table:table-cell>
          <table:table-cell table:formula="of:=[Tabelle1.B7]" office:value-type="float" office:value="43" calcext:value-type="float">
            <text:p>43</text:p>
          </table:table-cell>
          <table:table-cell table:formula="of:=[Tabelle1.C7]" office:value-type="float" office:value="1.175" calcext:value-type="float">
            <text:p>1,175</text:p>
          </table:table-cell>
          <table:table-cell table:formula="of:=CONCATENATE([Tabelle2.D7];&quot;(&quot;;[Tabelle2.E7];&quot;)&quot;)" office:value-type="string" office:string-value="4,22(0,13)" calcext:value-type="string">
            <text:p>4,22(0,13)</text:p>
          </table:table-cell>
          <table:table-cell table:formula="of:=CONCATENATE([Tabelle2.F7];&quot;(&quot;;[Tabelle2.G7];&quot;)&quot;)" office:value-type="string" office:string-value="0,00011(0,00038)" calcext:value-type="string">
            <text:p>0,00011(0,00038)</text:p>
          </table:table-cell>
          <table:table-cell table:formula="of:=CONCATENATE([Tabelle2.H7];&quot;(&quot;;[Tabelle2.I7];&quot;)&quot;)" office:value-type="string" office:string-value="4,69(0,66)" calcext:value-type="string">
            <text:p>4,69(0,66)</text:p>
          </table:table-cell>
          <table:table-cell table:formula="of:=CONCATENATE([Tabelle2.J7];&quot;(&quot;;[Tabelle2.K7];&quot;)&quot;)" office:value-type="string" office:string-value="0,14(0,18)" calcext:value-type="string">
            <text:p>0,14(0,18)</text:p>
          </table:table-cell>
          <table:table-cell table:formula="of:=CONCATENATE([Tabelle2.L7];&quot;(&quot;;[Tabelle2.M7];&quot;)&quot;)" office:value-type="string" office:string-value="9,8(3,6)" calcext:value-type="string">
            <text:p>9,8(3,6)</text:p>
          </table:table-cell>
          <table:table-cell table:formula="of:=CONCATENATE([Tabelle2.N7];&quot;(&quot;;[Tabelle2.O7];&quot;)&quot;)" office:value-type="string" office:string-value="3,4(1,2)" calcext:value-type="string">
            <text:p>3,4(1,2)</text:p>
          </table:table-cell>
          <table:table-cell table:formula="of:=CONCATENATE([Tabelle2.P7];&quot;(&quot;;[Tabelle2.Q7];&quot;)&quot;)" office:value-type="string" office:string-value="0,326(0,012)" calcext:value-type="string">
            <text:p>0,326(0,012)</text:p>
          </table:table-cell>
          <table:table-cell table:formula="of:=[Tabelle2.R7]" office:value-type="float" office:value="69.64" calcext:value-type="float">
            <text:p>69,64</text:p>
          </table:table-cell>
          <table:table-cell table:formula="of:=[Tabelle2.S7]" office:value-type="float" office:value="16.18" calcext:value-type="float">
            <text:p>16,18</text:p>
          </table:table-cell>
          <table:table-cell table:formula="of:=[Tabelle1.U7]" office:value-type="string" office:string-value="V" calcext:value-type="string">
            <text:p>V</text:p>
          </table:table-cell>
        </table:table-row>
        <table:table-row table:style-name="ro1">
          <table:table-cell table:formula="of:=[Tabelle1.A8]" office:value-type="float" office:value="29" calcext:value-type="float">
            <text:p>29</text:p>
          </table:table-cell>
          <table:table-cell table:formula="of:=[Tabelle1.B8]" office:value-type="float" office:value="43" calcext:value-type="float">
            <text:p>43</text:p>
          </table:table-cell>
          <table:table-cell table:formula="of:=[Tabelle1.C8]" office:value-type="float" office:value="1.175" calcext:value-type="float">
            <text:p>1,175</text:p>
          </table:table-cell>
          <table:table-cell table:formula="of:=CONCATENATE([Tabelle2.D8];&quot;(&quot;;[Tabelle2.E8];&quot;)&quot;)" office:value-type="string" office:string-value="3,82(0,22)" calcext:value-type="string">
            <text:p>3,82(0,22)</text:p>
          </table:table-cell>
          <table:table-cell table:formula="of:=CONCATENATE([Tabelle2.F8];&quot;(&quot;;[Tabelle2.G8];&quot;)&quot;)" office:value-type="string" office:string-value="0,027(0,077)" calcext:value-type="string">
            <text:p>0,027(0,077)</text:p>
          </table:table-cell>
          <table:table-cell table:formula="of:=CONCATENATE([Tabelle2.H8];&quot;(&quot;;[Tabelle2.I8];&quot;)&quot;)" office:value-type="string" office:string-value="5,5(1,6)" calcext:value-type="string">
            <text:p>5,5(1,6)</text:p>
          </table:table-cell>
          <table:table-cell table:formula="of:=CONCATENATE([Tabelle2.J8];&quot;(&quot;;[Tabelle2.K8];&quot;)&quot;)" office:value-type="string" office:string-value="1,6(1,5)" calcext:value-type="string">
            <text:p>1,6(1,5)</text:p>
          </table:table-cell>
          <table:table-cell table:formula="of:=CONCATENATE([Tabelle2.L8];&quot;(&quot;;[Tabelle2.M8];&quot;)&quot;)" office:value-type="string" office:string-value="4,7(3)" calcext:value-type="string">
            <text:p>4,7(3)</text:p>
          </table:table-cell>
          <table:table-cell table:formula="of:=CONCATENATE([Tabelle2.N8];&quot;(&quot;;[Tabelle2.O8];&quot;)&quot;)" office:value-type="string" office:string-value="1,31(0,79)" calcext:value-type="string">
            <text:p>1,31(0,79)</text:p>
          </table:table-cell>
          <table:table-cell table:formula="of:=CONCATENATE([Tabelle2.P8];&quot;(&quot;;[Tabelle2.Q8];&quot;)&quot;)" office:value-type="string" office:string-value="0,326(0,012)" calcext:value-type="string">
            <text:p>0,326(0,012)</text:p>
          </table:table-cell>
          <table:table-cell table:formula="of:=[Tabelle2.R8]" office:value-type="float" office:value="69.64" calcext:value-type="float">
            <text:p>69,64</text:p>
          </table:table-cell>
          <table:table-cell table:formula="of:=[Tabelle2.S8]" office:value-type="float" office:value="16.18" calcext:value-type="float">
            <text:p>16,18</text:p>
          </table:table-cell>
          <table:table-cell table:formula="of:=[Tabelle1.U8]" office:value-type="string" office:string-value="A" calcext:value-type="string">
            <text:p>A</text:p>
          </table:table-cell>
        </table:table-row>
        <table:table-row table:style-name="ro1">
          <table:table-cell table:formula="of:=[Tabelle1.A10]" office:value-type="float" office:value="28" calcext:value-type="float">
            <text:p>28</text:p>
          </table:table-cell>
          <table:table-cell table:formula="of:=[Tabelle1.B10]" office:value-type="float" office:value="44" calcext:value-type="float">
            <text:p>44</text:p>
          </table:table-cell>
          <table:table-cell table:formula="of:=[Tabelle1.C10]" office:value-type="float" office:value="1.2" calcext:value-type="float">
            <text:p>1,2</text:p>
          </table:table-cell>
          <table:table-cell table:formula="of:=CONCATENATE([Tabelle2.D10];&quot;(&quot;;[Tabelle2.E10];&quot;)&quot;)" office:value-type="string" office:string-value="3,81(0,26)" calcext:value-type="string">
            <text:p>3,81(0,26)</text:p>
          </table:table-cell>
          <table:table-cell table:formula="of:=CONCATENATE([Tabelle2.F10];&quot;(&quot;;[Tabelle2.G10];&quot;)&quot;)" office:value-type="string" office:string-value="0,032(0,092)" calcext:value-type="string">
            <text:p>0,032(0,092)</text:p>
          </table:table-cell>
          <table:table-cell table:formula="of:=CONCATENATE([Tabelle2.H10];&quot;(&quot;;[Tabelle2.I10];&quot;)&quot;)" office:value-type="string" office:string-value="4(2,2)" calcext:value-type="string">
            <text:p>4(2,2)</text:p>
          </table:table-cell>
          <table:table-cell table:formula="of:=CONCATENATE([Tabelle2.J10];&quot;(&quot;;[Tabelle2.K10];&quot;)&quot;)" office:value-type="string" office:string-value="2,9(2,1)" calcext:value-type="string">
            <text:p>2,9(2,1)</text:p>
          </table:table-cell>
          <table:table-cell table:formula="of:=CONCATENATE([Tabelle2.L10];&quot;(&quot;;[Tabelle2.M10];&quot;)&quot;)" office:value-type="string" office:string-value="4,5(3,1)" calcext:value-type="string">
            <text:p>4,5(3,1)</text:p>
          </table:table-cell>
          <table:table-cell table:formula="of:=CONCATENATE([Tabelle2.N10];&quot;(&quot;;[Tabelle2.O10];&quot;)&quot;)" office:value-type="string" office:string-value="0,9(0,47)" calcext:value-type="string">
            <text:p>0,9(0,47)</text:p>
          </table:table-cell>
          <table:table-cell table:formula="of:=CONCATENATE([Tabelle2.P10];&quot;(&quot;;[Tabelle2.Q10];&quot;)&quot;)" office:value-type="string" office:string-value="0,324(0,013)" calcext:value-type="string">
            <text:p>0,324(0,013)</text:p>
          </table:table-cell>
          <table:table-cell table:formula="of:=[Tabelle2.R10]" office:value-type="float" office:value="68.59" calcext:value-type="float">
            <text:p>68,59</text:p>
          </table:table-cell>
          <table:table-cell table:formula="of:=[Tabelle2.S10]" office:value-type="float" office:value="13.99" calcext:value-type="float">
            <text:p>13,99</text:p>
          </table:table-cell>
          <table:table-cell table:formula="of:=[Tabelle1.U9]" office:value-type="string" office:string-value="V" calcext:value-type="string">
            <text:p>V</text:p>
          </table:table-cell>
        </table:table-row>
        <table:table-row table:style-name="ro1">
          <table:table-cell table:formula="of:=[Tabelle1.A9]" office:value-type="float" office:value="28" calcext:value-type="float">
            <text:p>28</text:p>
          </table:table-cell>
          <table:table-cell table:formula="of:=[Tabelle1.B9]" office:value-type="float" office:value="44" calcext:value-type="float">
            <text:p>44</text:p>
          </table:table-cell>
          <table:table-cell table:formula="of:=[Tabelle1.C9]" office:value-type="float" office:value="1.2" calcext:value-type="float">
            <text:p>1,2</text:p>
          </table:table-cell>
          <table:table-cell table:formula="of:=CONCATENATE([Tabelle2.D9];&quot;(&quot;;[Tabelle2.E9];&quot;)&quot;)" office:value-type="string" office:string-value="4,24(0,11)" calcext:value-type="string">
            <text:p>4,24(0,11)</text:p>
          </table:table-cell>
          <table:table-cell table:formula="of:=CONCATENATE([Tabelle2.F9];&quot;(&quot;;[Tabelle2.G9];&quot;)&quot;)" office:value-type="string" office:string-value="0,00014(0,00048)" calcext:value-type="string">
            <text:p>0,00014(0,00048)</text:p>
          </table:table-cell>
          <table:table-cell table:formula="of:=CONCATENATE([Tabelle2.H9];&quot;(&quot;;[Tabelle2.I9];&quot;)&quot;)" office:value-type="string" office:string-value="4,61(0,66)" calcext:value-type="string">
            <text:p>4,61(0,66)</text:p>
          </table:table-cell>
          <table:table-cell table:formula="of:=CONCATENATE([Tabelle2.J9];&quot;(&quot;;[Tabelle2.K9];&quot;)&quot;)" office:value-type="string" office:string-value="0,16(0,2)" calcext:value-type="string">
            <text:p>0,16(0,2)</text:p>
          </table:table-cell>
          <table:table-cell table:formula="of:=CONCATENATE([Tabelle2.L9];&quot;(&quot;;[Tabelle2.M9];&quot;)&quot;)" office:value-type="string" office:string-value="9,6(3,9)" calcext:value-type="string">
            <text:p>9,6(3,9)</text:p>
          </table:table-cell>
          <table:table-cell table:formula="of:=CONCATENATE([Tabelle2.N9];&quot;(&quot;;[Tabelle2.O9];&quot;)&quot;)" office:value-type="string" office:string-value="3,3(1,2)" calcext:value-type="string">
            <text:p>3,3(1,2)</text:p>
          </table:table-cell>
          <table:table-cell table:formula="of:=CONCATENATE([Tabelle2.P9];&quot;(&quot;;[Tabelle2.Q9];&quot;)&quot;)" office:value-type="string" office:string-value="0,324(0,013)" calcext:value-type="string">
            <text:p>0,324(0,013)</text:p>
          </table:table-cell>
          <table:table-cell table:formula="of:=[Tabelle2.R9]" office:value-type="float" office:value="68.59" calcext:value-type="float">
            <text:p>68,59</text:p>
          </table:table-cell>
          <table:table-cell table:formula="of:=[Tabelle2.S9]" office:value-type="float" office:value="13.99" calcext:value-type="float">
            <text:p>13,99</text:p>
          </table:table-cell>
          <table:table-cell table:formula="of:=[Tabelle1.U10]" office:value-type="string" office:string-value="A" calcext:value-type="string">
            <text:p>A</text:p>
          </table:table-cell>
        </table:table-row>
        <table:table-row table:style-name="ro1">
          <table:table-cell table:formula="of:=[Tabelle1.A12]" office:value-type="float" office:value="27" calcext:value-type="float">
            <text:p>27</text:p>
          </table:table-cell>
          <table:table-cell table:formula="of:=[Tabelle1.B12]" office:value-type="float" office:value="45" calcext:value-type="float">
            <text:p>45</text:p>
          </table:table-cell>
          <table:table-cell table:formula="of:=[Tabelle1.C12]" office:value-type="float" office:value="1.225" calcext:value-type="float">
            <text:p>1,225</text:p>
          </table:table-cell>
          <table:table-cell table:formula="of:=CONCATENATE([Tabelle2.D12];&quot;(&quot;;[Tabelle2.E12];&quot;)&quot;)" office:value-type="string" office:string-value="3,8(0,29)" calcext:value-type="string">
            <text:p>3,8(0,29)</text:p>
          </table:table-cell>
          <table:table-cell table:formula="of:=CONCATENATE([Tabelle2.F12];&quot;(&quot;;[Tabelle2.G12];&quot;)&quot;)" office:value-type="string" office:string-value="0,04(0,11)" calcext:value-type="string">
            <text:p>0,04(0,11)</text:p>
          </table:table-cell>
          <table:table-cell table:formula="of:=CONCATENATE([Tabelle2.H12];&quot;(&quot;;[Tabelle2.I12];&quot;)&quot;)" office:value-type="string" office:string-value="3,9(2,3)" calcext:value-type="string">
            <text:p>3,9(2,3)</text:p>
          </table:table-cell>
          <table:table-cell table:formula="of:=CONCATENATE([Tabelle2.J12];&quot;(&quot;;[Tabelle2.K12];&quot;)&quot;)" office:value-type="string" office:string-value="2,9(2,2)" calcext:value-type="string">
            <text:p>2,9(2,2)</text:p>
          </table:table-cell>
          <table:table-cell table:formula="of:=CONCATENATE([Tabelle2.L12];&quot;(&quot;;[Tabelle2.M12];&quot;)&quot;)" office:value-type="string" office:string-value="4,3(3,1)" calcext:value-type="string">
            <text:p>4,3(3,1)</text:p>
          </table:table-cell>
          <table:table-cell table:formula="of:=CONCATENATE([Tabelle2.N12];&quot;(&quot;;[Tabelle2.O12];&quot;)&quot;)" office:value-type="string" office:string-value="0,91(0,49)" calcext:value-type="string">
            <text:p>0,91(0,49)</text:p>
          </table:table-cell>
          <table:table-cell table:formula="of:=CONCATENATE([Tabelle2.P12];&quot;(&quot;;[Tabelle2.Q12];&quot;)&quot;)" office:value-type="string" office:string-value="0,324(0,013)" calcext:value-type="string">
            <text:p>0,324(0,013)</text:p>
          </table:table-cell>
          <table:table-cell table:formula="of:=[Tabelle2.R12]" office:value-type="float" office:value="67.9" calcext:value-type="float">
            <text:p>67,9</text:p>
          </table:table-cell>
          <table:table-cell table:formula="of:=[Tabelle2.S12]" office:value-type="float" office:value="11.36" calcext:value-type="float">
            <text:p>11,36</text:p>
          </table:table-cell>
          <table:table-cell table:formula="of:=[Tabelle1.U11]" office:value-type="string" office:string-value="V" calcext:value-type="string">
            <text:p>V</text:p>
          </table:table-cell>
        </table:table-row>
        <table:table-row table:style-name="ro1">
          <table:table-cell table:formula="of:=[Tabelle1.A11]" office:value-type="float" office:value="27" calcext:value-type="float">
            <text:p>27</text:p>
          </table:table-cell>
          <table:table-cell table:formula="of:=[Tabelle1.B11]" office:value-type="float" office:value="45" calcext:value-type="float">
            <text:p>45</text:p>
          </table:table-cell>
          <table:table-cell table:formula="of:=[Tabelle1.C11]" office:value-type="float" office:value="1.225" calcext:value-type="float">
            <text:p>1,225</text:p>
          </table:table-cell>
          <table:table-cell table:formula="of:=CONCATENATE([Tabelle2.D11];&quot;(&quot;;[Tabelle2.E11];&quot;)&quot;)" office:value-type="string" office:string-value="4,266(0,078)" calcext:value-type="string">
            <text:p>4,266(0,078)</text:p>
          </table:table-cell>
          <table:table-cell table:formula="of:=CONCATENATE([Tabelle2.F11];&quot;(&quot;;[Tabelle2.G11];&quot;)&quot;)" office:value-type="string" office:string-value="0,00014(0,00049)" calcext:value-type="string">
            <text:p>0,00014(0,00049)</text:p>
          </table:table-cell>
          <table:table-cell table:formula="of:=CONCATENATE([Tabelle2.H11];&quot;(&quot;;[Tabelle2.I11];&quot;)&quot;)" office:value-type="string" office:string-value="4,44(0,66)" calcext:value-type="string">
            <text:p>4,44(0,66)</text:p>
          </table:table-cell>
          <table:table-cell table:formula="of:=CONCATENATE([Tabelle2.J11];&quot;(&quot;;[Tabelle2.K11];&quot;)&quot;)" office:value-type="string" office:string-value="0,21(0,23)" calcext:value-type="string">
            <text:p>0,21(0,23)</text:p>
          </table:table-cell>
          <table:table-cell table:formula="of:=CONCATENATE([Tabelle2.L11];&quot;(&quot;;[Tabelle2.M11];&quot;)&quot;)" office:value-type="string" office:string-value="9,6(3,9)" calcext:value-type="string">
            <text:p>9,6(3,9)</text:p>
          </table:table-cell>
          <table:table-cell table:formula="of:=CONCATENATE([Tabelle2.N11];&quot;(&quot;;[Tabelle2.O11];&quot;)&quot;)" office:value-type="string" office:string-value="3,1(1,1)" calcext:value-type="string">
            <text:p>3,1(1,1)</text:p>
          </table:table-cell>
          <table:table-cell table:formula="of:=CONCATENATE([Tabelle2.P11];&quot;(&quot;;[Tabelle2.Q11];&quot;)&quot;)" office:value-type="string" office:string-value="0,324(0,013)" calcext:value-type="string">
            <text:p>0,324(0,013)</text:p>
          </table:table-cell>
          <table:table-cell table:formula="of:=[Tabelle2.R11]" office:value-type="float" office:value="67.9" calcext:value-type="float">
            <text:p>67,9</text:p>
          </table:table-cell>
          <table:table-cell table:formula="of:=[Tabelle2.S11]" office:value-type="float" office:value="11.36" calcext:value-type="float">
            <text:p>11,36</text:p>
          </table:table-cell>
          <table:table-cell table:formula="of:=[Tabelle1.U12]" office:value-type="string" office:string-value="A" calcext:value-type="string">
            <text:p>A</text:p>
          </table:table-cell>
        </table:table-row>
        <table:table-row table:style-name="ro1">
          <table:table-cell table:formula="of:=[Tabelle1.A13]" office:value-type="float" office:value="26" calcext:value-type="float">
            <text:p>26</text:p>
          </table:table-cell>
          <table:table-cell table:formula="of:=[Tabelle1.B13]" office:value-type="float" office:value="46" calcext:value-type="float">
            <text:p>46</text:p>
          </table:table-cell>
          <table:table-cell table:formula="of:=[Tabelle1.C13]" office:value-type="float" office:value="1.25" calcext:value-type="float">
            <text:p>1,25</text:p>
          </table:table-cell>
          <table:table-cell table:formula="of:=CONCATENATE([Tabelle2.D13];&quot;(&quot;;[Tabelle2.E13];&quot;)&quot;)" office:value-type="string" office:string-value="4,275(0,078)" calcext:value-type="string">
            <text:p>4,275(0,078)</text:p>
          </table:table-cell>
          <table:table-cell table:formula="of:=CONCATENATE([Tabelle2.F13];&quot;(&quot;;[Tabelle2.G13];&quot;)&quot;)" office:value-type="string" office:string-value="0,00012(0,00047)" calcext:value-type="string">
            <text:p>0,00012(0,00047)</text:p>
          </table:table-cell>
          <table:table-cell table:formula="of:=CONCATENATE([Tabelle2.H13];&quot;(&quot;;[Tabelle2.I13];&quot;)&quot;)" office:value-type="string" office:string-value="4,39(0,66)" calcext:value-type="string">
            <text:p>4,39(0,66)</text:p>
          </table:table-cell>
          <table:table-cell table:formula="of:=CONCATENATE([Tabelle2.J13];&quot;(&quot;;[Tabelle2.K13];&quot;)&quot;)" office:value-type="string" office:string-value="0,22(0,24)" calcext:value-type="string">
            <text:p>0,22(0,24)</text:p>
          </table:table-cell>
          <table:table-cell table:formula="of:=CONCATENATE([Tabelle2.L13];&quot;(&quot;;[Tabelle2.M13];&quot;)&quot;)" office:value-type="string" office:string-value="9,7(4,2)" calcext:value-type="string">
            <text:p>9,7(4,2)</text:p>
          </table:table-cell>
          <table:table-cell table:formula="of:=CONCATENATE([Tabelle2.N13];&quot;(&quot;;[Tabelle2.O13];&quot;)&quot;)" office:value-type="string" office:string-value="3(1)" calcext:value-type="string">
            <text:p>3(1)</text:p>
          </table:table-cell>
          <table:table-cell table:formula="of:=CONCATENATE([Tabelle2.P13];&quot;(&quot;;[Tabelle2.Q13];&quot;)&quot;)" office:value-type="string" office:string-value="0,324(0,013)" calcext:value-type="string">
            <text:p>0,324(0,013)</text:p>
          </table:table-cell>
          <table:table-cell table:formula="of:=[Tabelle2.R13]" office:value-type="float" office:value="67.61" calcext:value-type="float">
            <text:p>67,61</text:p>
          </table:table-cell>
          <table:table-cell table:formula="of:=[Tabelle2.S13]" office:value-type="float" office:value="8.54" calcext:value-type="float">
            <text:p>8,54</text:p>
          </table:table-cell>
          <table:table-cell table:formula="of:=[Tabelle1.U13]" office:value-type="string" office:string-value="V" calcext:value-type="string">
            <text:p>V</text:p>
          </table:table-cell>
        </table:table-row>
        <table:table-row table:style-name="ro1">
          <table:table-cell table:formula="of:=[Tabelle1.A14]" office:value-type="float" office:value="26" calcext:value-type="float">
            <text:p>26</text:p>
          </table:table-cell>
          <table:table-cell table:formula="of:=[Tabelle1.B14]" office:value-type="float" office:value="46" calcext:value-type="float">
            <text:p>46</text:p>
          </table:table-cell>
          <table:table-cell table:formula="of:=[Tabelle1.C14]" office:value-type="float" office:value="1.25" calcext:value-type="float">
            <text:p>1,25</text:p>
          </table:table-cell>
          <table:table-cell table:formula="of:=CONCATENATE([Tabelle2.D14];&quot;(&quot;;[Tabelle2.E14];&quot;)&quot;)" office:value-type="string" office:string-value="3,8(0,27)" calcext:value-type="string">
            <text:p>3,8(0,27)</text:p>
          </table:table-cell>
          <table:table-cell table:formula="of:=CONCATENATE([Tabelle2.F14];&quot;(&quot;;[Tabelle2.G14];&quot;)&quot;)" office:value-type="string" office:string-value="0,03(0,1)" calcext:value-type="string">
            <text:p>0,03(0,1)</text:p>
          </table:table-cell>
          <table:table-cell table:formula="of:=CONCATENATE([Tabelle2.H14];&quot;(&quot;;[Tabelle2.I14];&quot;)&quot;)" office:value-type="string" office:string-value="4,7(2)" calcext:value-type="string">
            <text:p>4,7(2)</text:p>
          </table:table-cell>
          <table:table-cell table:formula="of:=CONCATENATE([Tabelle2.J14];&quot;(&quot;;[Tabelle2.K14];&quot;)&quot;)" office:value-type="string" office:string-value="2,3(1,9)" calcext:value-type="string">
            <text:p>2,3(1,9)</text:p>
          </table:table-cell>
          <table:table-cell table:formula="of:=CONCATENATE([Tabelle2.L14];&quot;(&quot;;[Tabelle2.M14];&quot;)&quot;)" office:value-type="string" office:string-value="4,4(3,2)" calcext:value-type="string">
            <text:p>4,4(3,2)</text:p>
          </table:table-cell>
          <table:table-cell table:formula="of:=CONCATENATE([Tabelle2.N14];&quot;(&quot;;[Tabelle2.O14];&quot;)&quot;)" office:value-type="string" office:string-value="1,06(0,61)" calcext:value-type="string">
            <text:p>1,06(0,61)</text:p>
          </table:table-cell>
          <table:table-cell table:formula="of:=CONCATENATE([Tabelle2.P14];&quot;(&quot;;[Tabelle2.Q14];&quot;)&quot;)" office:value-type="string" office:string-value="0,324(0,013)" calcext:value-type="string">
            <text:p>0,324(0,013)</text:p>
          </table:table-cell>
          <table:table-cell table:formula="of:=[Tabelle2.R14]" office:value-type="float" office:value="67.61" calcext:value-type="float">
            <text:p>67,61</text:p>
          </table:table-cell>
          <table:table-cell table:formula="of:=[Tabelle2.S14]" office:value-type="float" office:value="8.54" calcext:value-type="float">
            <text:p>8,54</text:p>
          </table:table-cell>
          <table:table-cell table:formula="of:=[Tabelle1.U14]" office:value-type="string" office:string-value="A" calcext:value-type="string">
            <text:p>A</text:p>
          </table:table-cell>
        </table:table-row>
        <table:table-row table:style-name="ro1">
          <table:table-cell table:formula="of:=[Tabelle1.A17]" office:value-type="float" office:value="0" calcext:value-type="float">
            <text:p>0</text:p>
          </table:table-cell>
          <table:table-cell table:formula="of:=[Tabelle1.B17]" office:value-type="float" office:value="0" calcext:value-type="float">
            <text:p>0</text:p>
          </table:table-cell>
          <table:table-cell table:formula="of:=[Tabelle1.C17]" office:value-type="float" office:value="0" calcext:value-type="float">
            <text:p>0</text:p>
          </table:table-cell>
          <table:table-cell table:formula="of:=CONCATENATE([Tabelle2.D17];&quot;(&quot;;[Tabelle2.E17];&quot;)&quot;)" office:value-type="string" office:string-value="" calcext:value-type="error">
            <text:p>Err:502</text:p>
          </table:table-cell>
          <table:table-cell table:formula="of:=CONCATENATE([Tabelle2.F17];&quot;(&quot;;[Tabelle2.G17];&quot;)&quot;)" office:value-type="string" office:string-value="" calcext:value-type="error">
            <text:p>Err:502</text:p>
          </table:table-cell>
          <table:table-cell table:formula="of:=CONCATENATE([Tabelle2.H17];&quot;(&quot;;[Tabelle2.I17];&quot;)&quot;)" office:value-type="string" office:string-value="" calcext:value-type="error">
            <text:p>Err:502</text:p>
          </table:table-cell>
          <table:table-cell table:formula="of:=CONCATENATE([Tabelle2.J17];&quot;(&quot;;[Tabelle2.K17];&quot;)&quot;)" office:value-type="string" office:string-value="" calcext:value-type="error">
            <text:p>Err:502</text:p>
          </table:table-cell>
          <table:table-cell table:formula="of:=CONCATENATE([Tabelle2.L17];&quot;(&quot;;[Tabelle2.M17];&quot;)&quot;)" office:value-type="string" office:string-value="" calcext:value-type="error">
            <text:p>Err:502</text:p>
          </table:table-cell>
          <table:table-cell table:formula="of:=CONCATENATE([Tabelle2.N17];&quot;(&quot;;[Tabelle2.O17];&quot;)&quot;)" office:value-type="string" office:string-value="" calcext:value-type="error">
            <text:p>Err:502</text:p>
          </table:table-cell>
          <table:table-cell table:formula="of:=CONCATENATE([Tabelle2.P17];&quot;(&quot;;[Tabelle2.Q17];&quot;)&quot;)" office:value-type="string" office:string-value="" calcext:value-type="error">
            <text:p>Err:502</text:p>
          </table:table-cell>
          <table:table-cell table:formula="of:=[Tabelle2.R17]" office:value-type="float" office:value="0" calcext:value-type="float">
            <text:p>0</text:p>
          </table:table-cell>
          <table:table-cell table:formula="of:=[Tabelle2.S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18]" office:value-type="float" office:value="0" calcext:value-type="float">
            <text:p>0</text:p>
          </table:table-cell>
          <table:table-cell table:formula="of:=[Tabelle1.B18]" office:value-type="float" office:value="0" calcext:value-type="float">
            <text:p>0</text:p>
          </table:table-cell>
          <table:table-cell table:formula="of:=[Tabelle1.C18]" office:value-type="float" office:value="0" calcext:value-type="float">
            <text:p>0</text:p>
          </table:table-cell>
          <table:table-cell table:formula="of:=CONCATENATE([Tabelle2.D18];&quot;(&quot;;[Tabelle2.E18];&quot;)&quot;)" office:value-type="string" office:string-value="" calcext:value-type="error">
            <text:p>Err:502</text:p>
          </table:table-cell>
          <table:table-cell table:formula="of:=CONCATENATE([Tabelle2.F18];&quot;(&quot;;[Tabelle2.G18];&quot;)&quot;)" office:value-type="string" office:string-value="" calcext:value-type="error">
            <text:p>Err:502</text:p>
          </table:table-cell>
          <table:table-cell table:formula="of:=CONCATENATE([Tabelle2.H18];&quot;(&quot;;[Tabelle2.I18];&quot;)&quot;)" office:value-type="string" office:string-value="" calcext:value-type="error">
            <text:p>Err:502</text:p>
          </table:table-cell>
          <table:table-cell table:formula="of:=CONCATENATE([Tabelle2.J18];&quot;(&quot;;[Tabelle2.K18];&quot;)&quot;)" office:value-type="string" office:string-value="" calcext:value-type="error">
            <text:p>Err:502</text:p>
          </table:table-cell>
          <table:table-cell table:formula="of:=CONCATENATE([Tabelle2.L18];&quot;(&quot;;[Tabelle2.M18];&quot;)&quot;)" office:value-type="string" office:string-value="" calcext:value-type="error">
            <text:p>Err:502</text:p>
          </table:table-cell>
          <table:table-cell table:formula="of:=CONCATENATE([Tabelle2.N18];&quot;(&quot;;[Tabelle2.O18];&quot;)&quot;)" office:value-type="string" office:string-value="" calcext:value-type="error">
            <text:p>Err:502</text:p>
          </table:table-cell>
          <table:table-cell table:formula="of:=CONCATENATE([Tabelle2.P18];&quot;(&quot;;[Tabelle2.Q18];&quot;)&quot;)" office:value-type="string" office:string-value="" calcext:value-type="error">
            <text:p>Err:502</text:p>
          </table:table-cell>
          <table:table-cell table:formula="of:=[Tabelle2.R18]" office:value-type="float" office:value="0" calcext:value-type="float">
            <text:p>0</text:p>
          </table:table-cell>
          <table:table-cell table:formula="of:=[Tabelle2.S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19]" office:value-type="float" office:value="0" calcext:value-type="float">
            <text:p>0</text:p>
          </table:table-cell>
          <table:table-cell table:formula="of:=[Tabelle1.B19]" office:value-type="float" office:value="0" calcext:value-type="float">
            <text:p>0</text:p>
          </table:table-cell>
          <table:table-cell table:formula="of:=[Tabelle1.C19]" office:value-type="float" office:value="0" calcext:value-type="float">
            <text:p>0</text:p>
          </table:table-cell>
          <table:table-cell table:formula="of:=CONCATENATE([Tabelle2.D19];&quot;(&quot;;[Tabelle2.E19];&quot;)&quot;)" office:value-type="string" office:string-value="" calcext:value-type="error">
            <text:p>Err:502</text:p>
          </table:table-cell>
          <table:table-cell table:formula="of:=CONCATENATE([Tabelle2.F19];&quot;(&quot;;[Tabelle2.G19];&quot;)&quot;)" office:value-type="string" office:string-value="" calcext:value-type="error">
            <text:p>Err:502</text:p>
          </table:table-cell>
          <table:table-cell table:formula="of:=CONCATENATE([Tabelle2.H19];&quot;(&quot;;[Tabelle2.I19];&quot;)&quot;)" office:value-type="string" office:string-value="" calcext:value-type="error">
            <text:p>Err:502</text:p>
          </table:table-cell>
          <table:table-cell table:formula="of:=CONCATENATE([Tabelle2.J19];&quot;(&quot;;[Tabelle2.K19];&quot;)&quot;)" office:value-type="string" office:string-value="" calcext:value-type="error">
            <text:p>Err:502</text:p>
          </table:table-cell>
          <table:table-cell table:formula="of:=CONCATENATE([Tabelle2.L19];&quot;(&quot;;[Tabelle2.M19];&quot;)&quot;)" office:value-type="string" office:string-value="" calcext:value-type="error">
            <text:p>Err:502</text:p>
          </table:table-cell>
          <table:table-cell table:formula="of:=CONCATENATE([Tabelle2.N19];&quot;(&quot;;[Tabelle2.O19];&quot;)&quot;)" office:value-type="string" office:string-value="" calcext:value-type="error">
            <text:p>Err:502</text:p>
          </table:table-cell>
          <table:table-cell table:formula="of:=CONCATENATE([Tabelle2.P19];&quot;(&quot;;[Tabelle2.Q19];&quot;)&quot;)" office:value-type="string" office:string-value="" calcext:value-type="error">
            <text:p>Err:502</text:p>
          </table:table-cell>
          <table:table-cell table:formula="of:=[Tabelle2.R19]" office:value-type="float" office:value="0" calcext:value-type="float">
            <text:p>0</text:p>
          </table:table-cell>
          <table:table-cell table:formula="of:=[Tabelle2.S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22]" office:value-type="float" office:value="0" calcext:value-type="float">
            <text:p>0</text:p>
          </table:table-cell>
          <table:table-cell table:formula="of:=[Tabelle1.B22]" office:value-type="float" office:value="0" calcext:value-type="float">
            <text:p>0</text:p>
          </table:table-cell>
          <table:table-cell table:formula="of:=[Tabelle1.C22]" office:value-type="float" office:value="0" calcext:value-type="float">
            <text:p>0</text:p>
          </table:table-cell>
          <table:table-cell table:formula="of:=CONCATENATE([Tabelle2.D22];&quot;(&quot;;[Tabelle2.E22];&quot;)&quot;)" office:value-type="string" office:string-value="" calcext:value-type="error">
            <text:p>Err:502</text:p>
          </table:table-cell>
          <table:table-cell table:formula="of:=CONCATENATE([Tabelle2.F22];&quot;(&quot;;[Tabelle2.G22];&quot;)&quot;)" office:value-type="string" office:string-value="" calcext:value-type="error">
            <text:p>Err:502</text:p>
          </table:table-cell>
          <table:table-cell table:formula="of:=CONCATENATE([Tabelle2.H22];&quot;(&quot;;[Tabelle2.I22];&quot;)&quot;)" office:value-type="string" office:string-value="" calcext:value-type="error">
            <text:p>Err:502</text:p>
          </table:table-cell>
          <table:table-cell table:formula="of:=CONCATENATE([Tabelle2.J22];&quot;(&quot;;[Tabelle2.K22];&quot;)&quot;)" office:value-type="string" office:string-value="" calcext:value-type="error">
            <text:p>Err:502</text:p>
          </table:table-cell>
          <table:table-cell table:formula="of:=CONCATENATE([Tabelle2.L22];&quot;(&quot;;[Tabelle2.M22];&quot;)&quot;)" office:value-type="string" office:string-value="" calcext:value-type="error">
            <text:p>Err:502</text:p>
          </table:table-cell>
          <table:table-cell table:formula="of:=CONCATENATE([Tabelle2.N22];&quot;(&quot;;[Tabelle2.O22];&quot;)&quot;)" office:value-type="string" office:string-value="" calcext:value-type="error">
            <text:p>Err:502</text:p>
          </table:table-cell>
          <table:table-cell table:formula="of:=CONCATENATE([Tabelle2.P22];&quot;(&quot;;[Tabelle2.Q22];&quot;)&quot;)" office:value-type="string" office:string-value="" calcext:value-type="error">
            <text:p>Err:502</text:p>
          </table:table-cell>
          <table:table-cell table:formula="of:=[Tabelle2.R22]" office:value-type="float" office:value="0" calcext:value-type="float">
            <text:p>0</text:p>
          </table:table-cell>
          <table:table-cell table:formula="of:=[Tabelle2.S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15]" office:value-type="float" office:value="0" calcext:value-type="float">
            <text:p>0</text:p>
          </table:table-cell>
          <table:table-cell table:formula="of:=[Tabelle1.B15]" office:value-type="float" office:value="0" calcext:value-type="float">
            <text:p>0</text:p>
          </table:table-cell>
          <table:table-cell table:formula="of:=[Tabelle1.C15]" office:value-type="float" office:value="0" calcext:value-type="float">
            <text:p>0</text:p>
          </table:table-cell>
          <table:table-cell table:formula="of:=CONCATENATE([Tabelle2.D15];&quot;(&quot;;[Tabelle2.E15];&quot;)&quot;)" office:value-type="string" office:string-value="" calcext:value-type="error">
            <text:p>Err:502</text:p>
          </table:table-cell>
          <table:table-cell table:formula="of:=CONCATENATE([Tabelle2.F15];&quot;(&quot;;[Tabelle2.G15];&quot;)&quot;)" office:value-type="string" office:string-value="" calcext:value-type="error">
            <text:p>Err:502</text:p>
          </table:table-cell>
          <table:table-cell table:formula="of:=CONCATENATE([Tabelle2.H15];&quot;(&quot;;[Tabelle2.I15];&quot;)&quot;)" office:value-type="string" office:string-value="" calcext:value-type="error">
            <text:p>Err:502</text:p>
          </table:table-cell>
          <table:table-cell table:formula="of:=CONCATENATE([Tabelle2.J15];&quot;(&quot;;[Tabelle2.K15];&quot;)&quot;)" office:value-type="string" office:string-value="" calcext:value-type="error">
            <text:p>Err:502</text:p>
          </table:table-cell>
          <table:table-cell table:formula="of:=CONCATENATE([Tabelle2.L15];&quot;(&quot;;[Tabelle2.M15];&quot;)&quot;)" office:value-type="string" office:string-value="" calcext:value-type="error">
            <text:p>Err:502</text:p>
          </table:table-cell>
          <table:table-cell table:formula="of:=CONCATENATE([Tabelle2.N15];&quot;(&quot;;[Tabelle2.O15];&quot;)&quot;)" office:value-type="string" office:string-value="" calcext:value-type="error">
            <text:p>Err:502</text:p>
          </table:table-cell>
          <table:table-cell table:formula="of:=CONCATENATE([Tabelle2.P15];&quot;(&quot;;[Tabelle2.Q15];&quot;)&quot;)" office:value-type="string" office:string-value="" calcext:value-type="error">
            <text:p>Err:502</text:p>
          </table:table-cell>
          <table:table-cell table:formula="of:=[Tabelle2.R15]" office:value-type="float" office:value="0" calcext:value-type="float">
            <text:p>0</text:p>
          </table:table-cell>
          <table:table-cell table:formula="of:=[Tabelle2.S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23]" office:value-type="float" office:value="0" calcext:value-type="float">
            <text:p>0</text:p>
          </table:table-cell>
          <table:table-cell table:formula="of:=[Tabelle1.B23]" office:value-type="float" office:value="0" calcext:value-type="float">
            <text:p>0</text:p>
          </table:table-cell>
          <table:table-cell table:formula="of:=[Tabelle1.C23]" office:value-type="float" office:value="0" calcext:value-type="float">
            <text:p>0</text:p>
          </table:table-cell>
          <table:table-cell table:formula="of:=CONCATENATE([Tabelle2.D23];&quot;(&quot;;[Tabelle2.E23];&quot;)&quot;)" office:value-type="string" office:string-value="" calcext:value-type="error">
            <text:p>Err:502</text:p>
          </table:table-cell>
          <table:table-cell table:formula="of:=CONCATENATE([Tabelle2.F23];&quot;(&quot;;[Tabelle2.G23];&quot;)&quot;)" office:value-type="string" office:string-value="" calcext:value-type="error">
            <text:p>Err:502</text:p>
          </table:table-cell>
          <table:table-cell table:formula="of:=CONCATENATE([Tabelle2.H23];&quot;(&quot;;[Tabelle2.I23];&quot;)&quot;)" office:value-type="string" office:string-value="" calcext:value-type="error">
            <text:p>Err:502</text:p>
          </table:table-cell>
          <table:table-cell table:formula="of:=CONCATENATE([Tabelle2.J23];&quot;(&quot;;[Tabelle2.K23];&quot;)&quot;)" office:value-type="string" office:string-value="" calcext:value-type="error">
            <text:p>Err:502</text:p>
          </table:table-cell>
          <table:table-cell table:formula="of:=CONCATENATE([Tabelle2.L23];&quot;(&quot;;[Tabelle2.M23];&quot;)&quot;)" office:value-type="string" office:string-value="" calcext:value-type="error">
            <text:p>Err:502</text:p>
          </table:table-cell>
          <table:table-cell table:formula="of:=CONCATENATE([Tabelle2.N23];&quot;(&quot;;[Tabelle2.O23];&quot;)&quot;)" office:value-type="string" office:string-value="" calcext:value-type="error">
            <text:p>Err:502</text:p>
          </table:table-cell>
          <table:table-cell table:formula="of:=CONCATENATE([Tabelle2.P23];&quot;(&quot;;[Tabelle2.Q23];&quot;)&quot;)" office:value-type="string" office:string-value="" calcext:value-type="error">
            <text:p>Err:502</text:p>
          </table:table-cell>
          <table:table-cell table:formula="of:=[Tabelle2.R23]" office:value-type="float" office:value="0" calcext:value-type="float">
            <text:p>0</text:p>
          </table:table-cell>
          <table:table-cell table:formula="of:=[Tabelle2.S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16]" office:value-type="float" office:value="0" calcext:value-type="float">
            <text:p>0</text:p>
          </table:table-cell>
          <table:table-cell table:formula="of:=[Tabelle1.B16]" office:value-type="float" office:value="0" calcext:value-type="float">
            <text:p>0</text:p>
          </table:table-cell>
          <table:table-cell table:formula="of:=[Tabelle1.C16]" office:value-type="float" office:value="0" calcext:value-type="float">
            <text:p>0</text:p>
          </table:table-cell>
          <table:table-cell table:formula="of:=CONCATENATE([Tabelle2.D16];&quot;(&quot;;[Tabelle2.E16];&quot;)&quot;)" office:value-type="string" office:string-value="" calcext:value-type="error">
            <text:p>Err:502</text:p>
          </table:table-cell>
          <table:table-cell table:formula="of:=CONCATENATE([Tabelle2.F16];&quot;(&quot;;[Tabelle2.G16];&quot;)&quot;)" office:value-type="string" office:string-value="" calcext:value-type="error">
            <text:p>Err:502</text:p>
          </table:table-cell>
          <table:table-cell table:formula="of:=CONCATENATE([Tabelle2.H16];&quot;(&quot;;[Tabelle2.I16];&quot;)&quot;)" office:value-type="string" office:string-value="" calcext:value-type="error">
            <text:p>Err:502</text:p>
          </table:table-cell>
          <table:table-cell table:formula="of:=CONCATENATE([Tabelle2.J16];&quot;(&quot;;[Tabelle2.K16];&quot;)&quot;)" office:value-type="string" office:string-value="" calcext:value-type="error">
            <text:p>Err:502</text:p>
          </table:table-cell>
          <table:table-cell table:formula="of:=CONCATENATE([Tabelle2.L16];&quot;(&quot;;[Tabelle2.M16];&quot;)&quot;)" office:value-type="string" office:string-value="" calcext:value-type="error">
            <text:p>Err:502</text:p>
          </table:table-cell>
          <table:table-cell table:formula="of:=CONCATENATE([Tabelle2.N16];&quot;(&quot;;[Tabelle2.O16];&quot;)&quot;)" office:value-type="string" office:string-value="" calcext:value-type="error">
            <text:p>Err:502</text:p>
          </table:table-cell>
          <table:table-cell table:formula="of:=CONCATENATE([Tabelle2.P16];&quot;(&quot;;[Tabelle2.Q16];&quot;)&quot;)" office:value-type="string" office:string-value="" calcext:value-type="error">
            <text:p>Err:502</text:p>
          </table:table-cell>
          <table:table-cell table:formula="of:=[Tabelle2.R16]" office:value-type="float" office:value="0" calcext:value-type="float">
            <text:p>0</text:p>
          </table:table-cell>
          <table:table-cell table:formula="of:=[Tabelle2.S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21]" office:value-type="float" office:value="0" calcext:value-type="float">
            <text:p>0</text:p>
          </table:table-cell>
          <table:table-cell table:formula="of:=[Tabelle1.B21]" office:value-type="float" office:value="0" calcext:value-type="float">
            <text:p>0</text:p>
          </table:table-cell>
          <table:table-cell table:formula="of:=[Tabelle1.C21]" office:value-type="float" office:value="0" calcext:value-type="float">
            <text:p>0</text:p>
          </table:table-cell>
          <table:table-cell table:formula="of:=CONCATENATE([Tabelle2.D21];&quot;(&quot;;[Tabelle2.E21];&quot;)&quot;)" office:value-type="string" office:string-value="" calcext:value-type="error">
            <text:p>Err:502</text:p>
          </table:table-cell>
          <table:table-cell table:formula="of:=CONCATENATE([Tabelle2.F21];&quot;(&quot;;[Tabelle2.G21];&quot;)&quot;)" office:value-type="string" office:string-value="" calcext:value-type="error">
            <text:p>Err:502</text:p>
          </table:table-cell>
          <table:table-cell table:formula="of:=CONCATENATE([Tabelle2.H21];&quot;(&quot;;[Tabelle2.I21];&quot;)&quot;)" office:value-type="string" office:string-value="" calcext:value-type="error">
            <text:p>Err:502</text:p>
          </table:table-cell>
          <table:table-cell table:formula="of:=CONCATENATE([Tabelle2.J21];&quot;(&quot;;[Tabelle2.K21];&quot;)&quot;)" office:value-type="string" office:string-value="" calcext:value-type="error">
            <text:p>Err:502</text:p>
          </table:table-cell>
          <table:table-cell table:formula="of:=CONCATENATE([Tabelle2.L21];&quot;(&quot;;[Tabelle2.M21];&quot;)&quot;)" office:value-type="string" office:string-value="" calcext:value-type="error">
            <text:p>Err:502</text:p>
          </table:table-cell>
          <table:table-cell table:formula="of:=CONCATENATE([Tabelle2.N21];&quot;(&quot;;[Tabelle2.O21];&quot;)&quot;)" office:value-type="string" office:string-value="" calcext:value-type="error">
            <text:p>Err:502</text:p>
          </table:table-cell>
          <table:table-cell table:formula="of:=CONCATENATE([Tabelle2.P21];&quot;(&quot;;[Tabelle2.Q21];&quot;)&quot;)" office:value-type="string" office:string-value="" calcext:value-type="error">
            <text:p>Err:502</text:p>
          </table:table-cell>
          <table:table-cell table:formula="of:=[Tabelle2.R21]" office:value-type="float" office:value="0" calcext:value-type="float">
            <text:p>0</text:p>
          </table:table-cell>
          <table:table-cell table:formula="of:=[Tabelle2.S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24]" office:value-type="float" office:value="0" calcext:value-type="float">
            <text:p>0</text:p>
          </table:table-cell>
          <table:table-cell table:formula="of:=[Tabelle1.B24]" office:value-type="float" office:value="0" calcext:value-type="float">
            <text:p>0</text:p>
          </table:table-cell>
          <table:table-cell table:formula="of:=[Tabelle1.C24]" office:value-type="float" office:value="0" calcext:value-type="float">
            <text:p>0</text:p>
          </table:table-cell>
          <table:table-cell table:formula="of:=CONCATENATE([Tabelle2.D24];&quot;(&quot;;[Tabelle2.E24];&quot;)&quot;)" office:value-type="string" office:string-value="" calcext:value-type="error">
            <text:p>Err:502</text:p>
          </table:table-cell>
          <table:table-cell table:formula="of:=CONCATENATE([Tabelle2.F24];&quot;(&quot;;[Tabelle2.G24];&quot;)&quot;)" office:value-type="string" office:string-value="" calcext:value-type="error">
            <text:p>Err:502</text:p>
          </table:table-cell>
          <table:table-cell table:formula="of:=CONCATENATE([Tabelle2.H24];&quot;(&quot;;[Tabelle2.I24];&quot;)&quot;)" office:value-type="string" office:string-value="" calcext:value-type="error">
            <text:p>Err:502</text:p>
          </table:table-cell>
          <table:table-cell table:formula="of:=CONCATENATE([Tabelle2.J24];&quot;(&quot;;[Tabelle2.K24];&quot;)&quot;)" office:value-type="string" office:string-value="" calcext:value-type="error">
            <text:p>Err:502</text:p>
          </table:table-cell>
          <table:table-cell table:formula="of:=CONCATENATE([Tabelle2.L24];&quot;(&quot;;[Tabelle2.M24];&quot;)&quot;)" office:value-type="string" office:string-value="" calcext:value-type="error">
            <text:p>Err:502</text:p>
          </table:table-cell>
          <table:table-cell table:formula="of:=CONCATENATE([Tabelle2.N24];&quot;(&quot;;[Tabelle2.O24];&quot;)&quot;)" office:value-type="string" office:string-value="" calcext:value-type="error">
            <text:p>Err:502</text:p>
          </table:table-cell>
          <table:table-cell table:formula="of:=CONCATENATE([Tabelle2.P24];&quot;(&quot;;[Tabelle2.Q24];&quot;)&quot;)" office:value-type="string" office:string-value="" calcext:value-type="error">
            <text:p>Err:502</text:p>
          </table:table-cell>
          <table:table-cell table:formula="of:=[Tabelle2.R24]" office:value-type="float" office:value="0" calcext:value-type="float">
            <text:p>0</text:p>
          </table:table-cell>
          <table:table-cell table:formula="of:=[Tabelle2.S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20]" office:value-type="float" office:value="0" calcext:value-type="float">
            <text:p>0</text:p>
          </table:table-cell>
          <table:table-cell table:formula="of:=[Tabelle1.B20]" office:value-type="float" office:value="0" calcext:value-type="float">
            <text:p>0</text:p>
          </table:table-cell>
          <table:table-cell table:formula="of:=[Tabelle1.C20]" office:value-type="float" office:value="0" calcext:value-type="float">
            <text:p>0</text:p>
          </table:table-cell>
          <table:table-cell table:formula="of:=CONCATENATE([Tabelle2.D20];&quot;(&quot;;[Tabelle2.E20];&quot;)&quot;)" office:value-type="string" office:string-value="" calcext:value-type="error">
            <text:p>Err:502</text:p>
          </table:table-cell>
          <table:table-cell table:formula="of:=CONCATENATE([Tabelle2.F20];&quot;(&quot;;[Tabelle2.G20];&quot;)&quot;)" office:value-type="string" office:string-value="" calcext:value-type="error">
            <text:p>Err:502</text:p>
          </table:table-cell>
          <table:table-cell table:formula="of:=CONCATENATE([Tabelle2.H20];&quot;(&quot;;[Tabelle2.I20];&quot;)&quot;)" office:value-type="string" office:string-value="" calcext:value-type="error">
            <text:p>Err:502</text:p>
          </table:table-cell>
          <table:table-cell table:formula="of:=CONCATENATE([Tabelle2.J20];&quot;(&quot;;[Tabelle2.K20];&quot;)&quot;)" office:value-type="string" office:string-value="" calcext:value-type="error">
            <text:p>Err:502</text:p>
          </table:table-cell>
          <table:table-cell table:formula="of:=CONCATENATE([Tabelle2.L20];&quot;(&quot;;[Tabelle2.M20];&quot;)&quot;)" office:value-type="string" office:string-value="" calcext:value-type="error">
            <text:p>Err:502</text:p>
          </table:table-cell>
          <table:table-cell table:formula="of:=CONCATENATE([Tabelle2.N20];&quot;(&quot;;[Tabelle2.O20];&quot;)&quot;)" office:value-type="string" office:string-value="" calcext:value-type="error">
            <text:p>Err:502</text:p>
          </table:table-cell>
          <table:table-cell table:formula="of:=CONCATENATE([Tabelle2.P20];&quot;(&quot;;[Tabelle2.Q20];&quot;)&quot;)" office:value-type="string" office:string-value="" calcext:value-type="error">
            <text:p>Err:502</text:p>
          </table:table-cell>
          <table:table-cell table:formula="of:=[Tabelle2.R20]" office:value-type="float" office:value="0" calcext:value-type="float">
            <text:p>0</text:p>
          </table:table-cell>
          <table:table-cell table:formula="of:=[Tabelle2.S20]"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abelle2" table:style-name="ta1">
        <table:table-column table:style-name="co9" table:number-columns-repeated="4" table:default-cell-style-name="Default"/>
        <table:table-column table:style-name="co9" table:default-cell-style-name="ce5"/>
        <table:table-column table:style-name="co9" table:default-cell-style-name="Default"/>
        <table:table-column table:style-name="co9" table:default-cell-style-name="ce5"/>
        <table:table-column table:style-name="co9" table:default-cell-style-name="Default"/>
        <table:table-column table:style-name="co9" table:default-cell-style-name="ce5"/>
        <table:table-column table:style-name="co9" table:default-cell-style-name="Default"/>
        <table:table-column table:style-name="co9" table:default-cell-style-name="ce5"/>
        <table:table-column table:style-name="co9" table:default-cell-style-name="Default"/>
        <table:table-column table:style-name="co9" table:default-cell-style-name="ce5"/>
        <table:table-column table:style-name="co9" table:default-cell-style-name="Default"/>
        <table:table-column table:style-name="co9" table:default-cell-style-name="ce5"/>
        <table:table-column table:style-name="co9" table:default-cell-style-name="Default"/>
        <table:table-column table:style-name="co9" table:default-cell-style-name="ce5"/>
        <table:table-column table:style-name="co9" table:number-columns-repeated="2" table:default-cell-style-name="Default"/>
        <table:table-row table:style-name="ro1">
          <table:table-cell table:formula="of:=[Tabelle1.A1]" office:value-type="float" office:value="32" calcext:value-type="float">
            <text:p>32</text:p>
          </table:table-cell>
          <table:table-cell table:formula="of:=[Tabelle1.B1]" office:value-type="float" office:value="40" calcext:value-type="float">
            <text:p>40</text:p>
          </table:table-cell>
          <table:table-cell table:formula="of:=ROUND([Tabelle1.C1];4)" office:value-type="float" office:value="1.1" calcext:value-type="float">
            <text:p>1,1</text:p>
          </table:table-cell>
          <table:table-cell table:formula="of:=ROUND([Tabelle1.D1];ABS(INT(LOG(ABS([Tabelle1.E1])))-1))" office:value-type="float" office:value="4.233" calcext:value-type="float">
            <text:p>4,233</text:p>
          </table:table-cell>
          <table:table-cell table:formula="of:=IF([Tabelle1.E1]=0;0;ROUND([Tabelle1.E1];2-(INT(LOG(ABS([Tabelle1.E1])))+1)))" office:value-type="float" office:value="0.089" calcext:value-type="float">
            <text:p>0,089</text:p>
          </table:table-cell>
          <table:table-cell table:formula="of:=ROUND([Tabelle1.F1];ABS(INT(LOG(ABS([Tabelle1.G1])))-1))" office:value-type="float" office:value="0.00012" calcext:value-type="float">
            <text:p>0,00012</text:p>
          </table:table-cell>
          <table:table-cell table:formula="of:=IF([Tabelle1.G1]=0;0;ROUND([Tabelle1.G1];2-(INT(LOG(ABS([Tabelle1.G1])))+1)))" office:value-type="float" office:value="0.0004" calcext:value-type="float">
            <text:p>0,0004</text:p>
          </table:table-cell>
          <table:table-cell table:formula="of:=ROUND([Tabelle1.H1];ABS(INT(LOG(ABS([Tabelle1.I1])))-1))" office:value-type="float" office:value="4.62" calcext:value-type="float">
            <text:p>4,62</text:p>
          </table:table-cell>
          <table:table-cell table:formula="of:=IF([Tabelle1.I1]=0;0;ROUND([Tabelle1.I1];2-(INT(LOG(ABS([Tabelle1.I1])))+1)))" office:value-type="float" office:value="0.61" calcext:value-type="float">
            <text:p>0,61</text:p>
          </table:table-cell>
          <table:table-cell table:formula="of:=ROUND([Tabelle1.J1];ABS(INT(LOG(ABS([Tabelle1.K1])))-1))" office:value-type="float" office:value="0.16" calcext:value-type="float">
            <text:p>0,16</text:p>
          </table:table-cell>
          <table:table-cell table:formula="of:=IF([Tabelle1.K1]=0;0;ROUND([Tabelle1.K1];2-(INT(LOG(ABS([Tabelle1.K1])))+1)))" office:value-type="float" office:value="0.2" calcext:value-type="float">
            <text:p>0,2</text:p>
          </table:table-cell>
          <table:table-cell table:formula="of:=ROUND([Tabelle1.L1];ABS(INT(LOG(ABS([Tabelle1.M1])))-1))" office:value-type="float" office:value="9.8" calcext:value-type="float">
            <text:p>9,8</text:p>
          </table:table-cell>
          <table:table-cell table:formula="of:=IF([Tabelle1.M1]=0;0;ROUND([Tabelle1.M1];2-(INT(LOG(ABS([Tabelle1.M1])))+1)))" office:value-type="float" office:value="3.6" calcext:value-type="float">
            <text:p>3,6</text:p>
          </table:table-cell>
          <table:table-cell table:formula="of:=ROUND([Tabelle1.N1];ABS(INT(LOG(ABS([Tabelle1.O1])))-1))" office:value-type="float" office:value="3.3" calcext:value-type="float">
            <text:p>3,3</text:p>
          </table:table-cell>
          <table:table-cell table:formula="of:=IF([Tabelle1.O1]=0;0;ROUND([Tabelle1.O1];2-(INT(LOG(ABS([Tabelle1.O1])))+1)))" office:value-type="float" office:value="1.2" calcext:value-type="float">
            <text:p>1,2</text:p>
          </table:table-cell>
          <table:table-cell table:formula="of:=ROUND([Tabelle1.P1];ABS(INT(LOG(ABS([Tabelle1.Q1])))-1))" office:value-type="float" office:value="0.324" calcext:value-type="float">
            <text:p>0,324</text:p>
          </table:table-cell>
          <table:table-cell table:formula="of:=IF([Tabelle1.Q1]=0;0;ROUND([Tabelle1.Q1];2-(INT(LOG(ABS([Tabelle1.Q1])))+1)))" office:value-type="float" office:value="0.014" calcext:value-type="float">
            <text:p>0,014</text:p>
          </table:table-cell>
          <table:table-cell table:formula="of:=ROUND([Tabelle1.R1];2)" office:value-type="float" office:value="87.13" calcext:value-type="float">
            <text:p>87,13</text:p>
          </table:table-cell>
          <table:table-cell table:formula="of:=ROUND([Tabelle1.S1];2)" office:value-type="float" office:value="3.49" calcext:value-type="float">
            <text:p>3,49</text:p>
          </table:table-cell>
        </table:table-row>
        <table:table-row table:style-name="ro1">
          <table:table-cell table:formula="of:=[Tabelle1.A2]" office:value-type="float" office:value="32" calcext:value-type="float">
            <text:p>32</text:p>
          </table:table-cell>
          <table:table-cell table:formula="of:=[Tabelle1.B2]" office:value-type="float" office:value="40" calcext:value-type="float">
            <text:p>40</text:p>
          </table:table-cell>
          <table:table-cell table:formula="of:=[Tabelle1.C2]" office:value-type="float" office:value="1.1" calcext:value-type="float">
            <text:p>1,1</text:p>
          </table:table-cell>
          <table:table-cell table:formula="of:=ROUND([Tabelle1.D2];ABS(INT(LOG(ABS([Tabelle1.E2])))-1))" office:value-type="float" office:value="3.88" calcext:value-type="float">
            <text:p>3,88</text:p>
          </table:table-cell>
          <table:table-cell table:formula="of:=IF([Tabelle1.E2]=0;0;ROUND([Tabelle1.E2];2-(INT(LOG(ABS([Tabelle1.E2])))+1)))" office:value-type="float" office:value="0.11" calcext:value-type="float">
            <text:p>0,11</text:p>
          </table:table-cell>
          <table:table-cell table:formula="of:=ROUND([Tabelle1.F2];ABS(INT(LOG(ABS([Tabelle1.G2])))-1))" office:value-type="float" office:value="0.008" calcext:value-type="float">
            <text:p>0,008</text:p>
          </table:table-cell>
          <table:table-cell table:formula="of:=IF([Tabelle1.G2]=0;0;ROUND([Tabelle1.G2];2-(INT(LOG(ABS([Tabelle1.G2])))+1)))" office:value-type="float" office:value="0.024" calcext:value-type="float">
            <text:p>0,024</text:p>
          </table:table-cell>
          <table:table-cell table:formula="of:=ROUND([Tabelle1.H2];ABS(INT(LOG(ABS([Tabelle1.I2])))-1))" office:value-type="float" office:value="-2" calcext:value-type="float">
            <text:p>-2</text:p>
          </table:table-cell>
          <table:table-cell table:formula="of:=IF([Tabelle1.I2]=0;0;ROUND([Tabelle1.I2];2-(INT(LOG(ABS([Tabelle1.I2])))+1)))" office:value-type="float" office:value="1.4" calcext:value-type="float">
            <text:p>1,4</text:p>
          </table:table-cell>
          <table:table-cell table:formula="of:=ROUND([Tabelle1.J2];ABS(INT(LOG(ABS([Tabelle1.K2])))-1))" office:value-type="float" office:value="8.8" calcext:value-type="float">
            <text:p>8,8</text:p>
          </table:table-cell>
          <table:table-cell table:formula="of:=IF([Tabelle1.K2]=0;0;ROUND([Tabelle1.K2];2-(INT(LOG(ABS([Tabelle1.K2])))+1)))" office:value-type="float" office:value="1.3" calcext:value-type="float">
            <text:p>1,3</text:p>
          </table:table-cell>
          <table:table-cell table:formula="of:=ROUND([Tabelle1.L2];ABS(INT(LOG(ABS([Tabelle1.M2])))-1))" office:value-type="float" office:value="5.9" calcext:value-type="float">
            <text:p>5,9</text:p>
          </table:table-cell>
          <table:table-cell table:formula="of:=IF([Tabelle1.M2]=0;0;ROUND([Tabelle1.M2];2-(INT(LOG(ABS([Tabelle1.M2])))+1)))" office:value-type="float" office:value="3.4" calcext:value-type="float">
            <text:p>3,4</text:p>
          </table:table-cell>
          <table:table-cell table:formula="of:=ROUND([Tabelle1.N2];ABS(INT(LOG(ABS([Tabelle1.O2])))-1))" office:value-type="float" office:value="0.38" calcext:value-type="float">
            <text:p>0,38</text:p>
          </table:table-cell>
          <table:table-cell table:formula="of:=IF([Tabelle1.O2]=0;0;ROUND([Tabelle1.O2];2-(INT(LOG(ABS([Tabelle1.O2])))+1)))" office:value-type="float" office:value="0.053" calcext:value-type="float">
            <text:p>0,053</text:p>
          </table:table-cell>
          <table:table-cell table:formula="of:=ROUND([Tabelle1.P2];ABS(INT(LOG(ABS([Tabelle1.Q2])))-1))" office:value-type="float" office:value="0.324" calcext:value-type="float">
            <text:p>0,324</text:p>
          </table:table-cell>
          <table:table-cell table:formula="of:=IF([Tabelle1.Q2]=0;0;ROUND([Tabelle1.Q2];2-(INT(LOG(ABS([Tabelle1.Q2])))+1)))" office:value-type="float" office:value="0.014" calcext:value-type="float">
            <text:p>0,014</text:p>
          </table:table-cell>
          <table:table-cell table:formula="of:=ROUND([Tabelle1.R2];2)" office:value-type="float" office:value="87.13" calcext:value-type="float">
            <text:p>87,13</text:p>
          </table:table-cell>
          <table:table-cell table:formula="of:=ROUND([Tabelle1.S2];2)" office:value-type="float" office:value="3.49" calcext:value-type="float">
            <text:p>3,49</text:p>
          </table:table-cell>
        </table:table-row>
        <table:table-row table:style-name="ro1">
          <table:table-cell table:formula="of:=[Tabelle1.A3]" office:value-type="float" office:value="31" calcext:value-type="float">
            <text:p>31</text:p>
          </table:table-cell>
          <table:table-cell table:formula="of:=[Tabelle1.B3]" office:value-type="float" office:value="41" calcext:value-type="float">
            <text:p>41</text:p>
          </table:table-cell>
          <table:table-cell table:formula="of:=[Tabelle1.C3]" office:value-type="float" office:value="1.125" calcext:value-type="float">
            <text:p>1,125</text:p>
          </table:table-cell>
          <table:table-cell table:formula="of:=ROUND([Tabelle1.D3];ABS(INT(LOG(ABS([Tabelle1.E3])))-1))" office:value-type="float" office:value="4.234" calcext:value-type="float">
            <text:p>4,234</text:p>
          </table:table-cell>
          <table:table-cell table:formula="of:=IF([Tabelle1.E3]=0;0;ROUND([Tabelle1.E3];2-(INT(LOG(ABS([Tabelle1.E3])))+1)))" office:value-type="float" office:value="0.096" calcext:value-type="float">
            <text:p>0,096</text:p>
          </table:table-cell>
          <table:table-cell table:formula="of:=ROUND([Tabelle1.F3];ABS(INT(LOG(ABS([Tabelle1.G3])))-1))" office:value-type="float" office:value="0.00011" calcext:value-type="float">
            <text:p>0,00011</text:p>
          </table:table-cell>
          <table:table-cell table:formula="of:=IF([Tabelle1.G3]=0;0;ROUND([Tabelle1.G3];2-(INT(LOG(ABS([Tabelle1.G3])))+1)))" office:value-type="float" office:value="0.00036" calcext:value-type="float">
            <text:p>0,00036</text:p>
          </table:table-cell>
          <table:table-cell table:formula="of:=ROUND([Tabelle1.H3];ABS(INT(LOG(ABS([Tabelle1.I3])))-1))" office:value-type="float" office:value="4.61" calcext:value-type="float">
            <text:p>4,61</text:p>
          </table:table-cell>
          <table:table-cell table:formula="of:=IF([Tabelle1.I3]=0;0;ROUND([Tabelle1.I3];2-(INT(LOG(ABS([Tabelle1.I3])))+1)))" office:value-type="float" office:value="0.65" calcext:value-type="float">
            <text:p>0,65</text:p>
          </table:table-cell>
          <table:table-cell table:formula="of:=ROUND([Tabelle1.J3];ABS(INT(LOG(ABS([Tabelle1.K3])))-1))" office:value-type="float" office:value="0.16" calcext:value-type="float">
            <text:p>0,16</text:p>
          </table:table-cell>
          <table:table-cell table:formula="of:=IF([Tabelle1.K3]=0;0;ROUND([Tabelle1.K3];2-(INT(LOG(ABS([Tabelle1.K3])))+1)))" office:value-type="float" office:value="0.21" calcext:value-type="float">
            <text:p>0,21</text:p>
          </table:table-cell>
          <table:table-cell table:formula="of:=ROUND([Tabelle1.L3];ABS(INT(LOG(ABS([Tabelle1.M3])))-1))" office:value-type="float" office:value="9.8" calcext:value-type="float">
            <text:p>9,8</text:p>
          </table:table-cell>
          <table:table-cell table:formula="of:=IF([Tabelle1.M3]=0;0;ROUND([Tabelle1.M3];2-(INT(LOG(ABS([Tabelle1.M3])))+1)))" office:value-type="float" office:value="3.5" calcext:value-type="float">
            <text:p>3,5</text:p>
          </table:table-cell>
          <table:table-cell table:formula="of:=ROUND([Tabelle1.N3];ABS(INT(LOG(ABS([Tabelle1.O3])))-1))" office:value-type="float" office:value="3.3" calcext:value-type="float">
            <text:p>3,3</text:p>
          </table:table-cell>
          <table:table-cell table:formula="of:=IF([Tabelle1.O3]=0;0;ROUND([Tabelle1.O3];2-(INT(LOG(ABS([Tabelle1.O3])))+1)))" office:value-type="float" office:value="1.3" calcext:value-type="float">
            <text:p>1,3</text:p>
          </table:table-cell>
          <table:table-cell table:formula="of:=ROUND([Tabelle1.P3];ABS(INT(LOG(ABS([Tabelle1.Q3])))-1))" office:value-type="float" office:value="0.325" calcext:value-type="float">
            <text:p>0,325</text:p>
          </table:table-cell>
          <table:table-cell table:formula="of:=IF([Tabelle1.Q3]=0;0;ROUND([Tabelle1.Q3];2-(INT(LOG(ABS([Tabelle1.Q3])))+1)))" office:value-type="float" office:value="0.013" calcext:value-type="float">
            <text:p>0,013</text:p>
          </table:table-cell>
          <table:table-cell table:formula="of:=ROUND([Tabelle1.R3];2)" office:value-type="float" office:value="85.01" calcext:value-type="float">
            <text:p>85,01</text:p>
          </table:table-cell>
          <table:table-cell table:formula="of:=ROUND([Tabelle1.S3];2)" office:value-type="float" office:value="3.38" calcext:value-type="float">
            <text:p>3,38</text:p>
          </table:table-cell>
        </table:table-row>
        <table:table-row table:style-name="ro1">
          <table:table-cell table:formula="of:=[Tabelle1.A4]" office:value-type="float" office:value="31" calcext:value-type="float">
            <text:p>31</text:p>
          </table:table-cell>
          <table:table-cell table:formula="of:=[Tabelle1.B4]" office:value-type="float" office:value="41" calcext:value-type="float">
            <text:p>41</text:p>
          </table:table-cell>
          <table:table-cell table:formula="of:=[Tabelle1.C4]" office:value-type="float" office:value="1.125" calcext:value-type="float">
            <text:p>1,125</text:p>
          </table:table-cell>
          <table:table-cell table:formula="of:=ROUND([Tabelle1.D4];ABS(INT(LOG(ABS([Tabelle1.E4])))-1))" office:value-type="float" office:value="3.907" calcext:value-type="float">
            <text:p>3,907</text:p>
          </table:table-cell>
          <table:table-cell table:formula="of:=IF([Tabelle1.E4]=0;0;ROUND([Tabelle1.E4];2-(INT(LOG(ABS([Tabelle1.E4])))+1)))" office:value-type="float" office:value="0.071" calcext:value-type="float">
            <text:p>0,071</text:p>
          </table:table-cell>
          <table:table-cell table:formula="of:=ROUND([Tabelle1.F4];ABS(INT(LOG(ABS([Tabelle1.G4])))-1))" office:value-type="float" office:value="0.003" calcext:value-type="float">
            <text:p>0,003</text:p>
          </table:table-cell>
          <table:table-cell table:formula="of:=IF([Tabelle1.G4]=0;0;ROUND([Tabelle1.G4];2-(INT(LOG(ABS([Tabelle1.G4])))+1)))" office:value-type="float" office:value="0.011" calcext:value-type="float">
            <text:p>0,011</text:p>
          </table:table-cell>
          <table:table-cell table:formula="of:=ROUND([Tabelle1.H4];ABS(INT(LOG(ABS([Tabelle1.I4])))-1))" office:value-type="float" office:value="-0.2" calcext:value-type="float">
            <text:p>-0,2</text:p>
          </table:table-cell>
          <table:table-cell table:formula="of:=IF([Tabelle1.I4]=0;0;ROUND([Tabelle1.I4];2-(INT(LOG(ABS([Tabelle1.I4])))+1)))" office:value-type="float" office:value="1.3" calcext:value-type="float">
            <text:p>1,3</text:p>
          </table:table-cell>
          <table:table-cell table:formula="of:=ROUND([Tabelle1.J4];ABS(INT(LOG(ABS([Tabelle1.K4])))-1))" office:value-type="float" office:value="7.1" calcext:value-type="float">
            <text:p>7,1</text:p>
          </table:table-cell>
          <table:table-cell table:formula="of:=IF([Tabelle1.K4]=0;0;ROUND([Tabelle1.K4];2-(INT(LOG(ABS([Tabelle1.K4])))+1)))" office:value-type="float" office:value="1.2" calcext:value-type="float">
            <text:p>1,2</text:p>
          </table:table-cell>
          <table:table-cell table:formula="of:=ROUND([Tabelle1.L4];ABS(INT(LOG(ABS([Tabelle1.M4])))-1))" office:value-type="float" office:value="6.9" calcext:value-type="float">
            <text:p>6,9</text:p>
          </table:table-cell>
          <table:table-cell table:formula="of:=IF([Tabelle1.M4]=0;0;ROUND([Tabelle1.M4];2-(INT(LOG(ABS([Tabelle1.M4])))+1)))" office:value-type="float" office:value="4" calcext:value-type="float">
            <text:p>4</text:p>
          </table:table-cell>
          <table:table-cell table:formula="of:=ROUND([Tabelle1.N4];ABS(INT(LOG(ABS([Tabelle1.O4])))-1))" office:value-type="float" office:value="0.434" calcext:value-type="float">
            <text:p>0,434</text:p>
          </table:table-cell>
          <table:table-cell table:formula="of:=IF([Tabelle1.O4]=0;0;ROUND([Tabelle1.O4];2-(INT(LOG(ABS([Tabelle1.O4])))+1)))" office:value-type="float" office:value="0.068" calcext:value-type="float">
            <text:p>0,068</text:p>
          </table:table-cell>
          <table:table-cell table:formula="of:=ROUND([Tabelle1.P4];ABS(INT(LOG(ABS([Tabelle1.Q4])))-1))" office:value-type="float" office:value="0.325" calcext:value-type="float">
            <text:p>0,325</text:p>
          </table:table-cell>
          <table:table-cell table:formula="of:=IF([Tabelle1.Q4]=0;0;ROUND([Tabelle1.Q4];2-(INT(LOG(ABS([Tabelle1.Q4])))+1)))" office:value-type="float" office:value="0.013" calcext:value-type="float">
            <text:p>0,013</text:p>
          </table:table-cell>
          <table:table-cell table:formula="of:=ROUND([Tabelle1.R4];2)" office:value-type="float" office:value="85.01" calcext:value-type="float">
            <text:p>85,01</text:p>
          </table:table-cell>
          <table:table-cell table:formula="of:=ROUND([Tabelle1.S4];2)" office:value-type="float" office:value="3.38" calcext:value-type="float">
            <text:p>3,38</text:p>
          </table:table-cell>
        </table:table-row>
        <table:table-row table:style-name="ro1">
          <table:table-cell table:formula="of:=[Tabelle1.A5]" office:value-type="float" office:value="30" calcext:value-type="float">
            <text:p>30</text:p>
          </table:table-cell>
          <table:table-cell table:formula="of:=[Tabelle1.B5]" office:value-type="float" office:value="42" calcext:value-type="float">
            <text:p>42</text:p>
          </table:table-cell>
          <table:table-cell table:formula="of:=[Tabelle1.C5]" office:value-type="float" office:value="1.15" calcext:value-type="float">
            <text:p>1,15</text:p>
          </table:table-cell>
          <table:table-cell table:formula="of:=ROUND([Tabelle1.D5];ABS(INT(LOG(ABS([Tabelle1.E5])))-1))" office:value-type="float" office:value="4.13" calcext:value-type="float">
            <text:p>4,13</text:p>
          </table:table-cell>
          <table:table-cell table:formula="of:=IF([Tabelle1.E5]=0;0;ROUND([Tabelle1.E5];2-(INT(LOG(ABS([Tabelle1.E5])))+1)))" office:value-type="float" office:value="0.26" calcext:value-type="float">
            <text:p>0,26</text:p>
          </table:table-cell>
          <table:table-cell table:formula="of:=ROUND([Tabelle1.F5];ABS(INT(LOG(ABS([Tabelle1.G5])))-1))" office:value-type="float" office:value="0.00015" calcext:value-type="float">
            <text:p>0,00015</text:p>
          </table:table-cell>
          <table:table-cell table:formula="of:=IF([Tabelle1.G5]=0;0;ROUND([Tabelle1.G5];2-(INT(LOG(ABS([Tabelle1.G5])))+1)))" office:value-type="float" office:value="0.0005" calcext:value-type="float">
            <text:p>0,0005</text:p>
          </table:table-cell>
          <table:table-cell table:formula="of:=ROUND([Tabelle1.H5];ABS(INT(LOG(ABS([Tabelle1.I5])))-1))" office:value-type="float" office:value="4.95" calcext:value-type="float">
            <text:p>4,95</text:p>
          </table:table-cell>
          <table:table-cell table:formula="of:=IF([Tabelle1.I5]=0;0;ROUND([Tabelle1.I5];2-(INT(LOG(ABS([Tabelle1.I5])))+1)))" office:value-type="float" office:value="0.79" calcext:value-type="float">
            <text:p>0,79</text:p>
          </table:table-cell>
          <table:table-cell table:formula="of:=ROUND([Tabelle1.J5];ABS(INT(LOG(ABS([Tabelle1.K5])))-1))" office:value-type="float" office:value="0.09" calcext:value-type="float">
            <text:p>0,09</text:p>
          </table:table-cell>
          <table:table-cell table:formula="of:=IF([Tabelle1.K5]=0;0;ROUND([Tabelle1.K5];2-(INT(LOG(ABS([Tabelle1.K5])))+1)))" office:value-type="float" office:value="0.16" calcext:value-type="float">
            <text:p>0,16</text:p>
          </table:table-cell>
          <table:table-cell table:formula="of:=ROUND([Tabelle1.L5];ABS(INT(LOG(ABS([Tabelle1.M5])))-1))" office:value-type="float" office:value="9.6" calcext:value-type="float">
            <text:p>9,6</text:p>
          </table:table-cell>
          <table:table-cell table:formula="of:=IF([Tabelle1.M5]=0;0;ROUND([Tabelle1.M5];2-(INT(LOG(ABS([Tabelle1.M5])))+1)))" office:value-type="float" office:value="3.6" calcext:value-type="float">
            <text:p>3,6</text:p>
          </table:table-cell>
          <table:table-cell table:formula="of:=ROUND([Tabelle1.N5];ABS(INT(LOG(ABS([Tabelle1.O5])))-1))" office:value-type="float" office:value="3.8" calcext:value-type="float">
            <text:p>3,8</text:p>
          </table:table-cell>
          <table:table-cell table:formula="of:=IF([Tabelle1.O5]=0;0;ROUND([Tabelle1.O5];2-(INT(LOG(ABS([Tabelle1.O5])))+1)))" office:value-type="float" office:value="1.6" calcext:value-type="float">
            <text:p>1,6</text:p>
          </table:table-cell>
          <table:table-cell table:formula="of:=ROUND([Tabelle1.P5];ABS(INT(LOG(ABS([Tabelle1.Q5])))-1))" office:value-type="float" office:value="0.324" calcext:value-type="float">
            <text:p>0,324</text:p>
          </table:table-cell>
          <table:table-cell table:formula="of:=IF([Tabelle1.Q5]=0;0;ROUND([Tabelle1.Q5];2-(INT(LOG(ABS([Tabelle1.Q5])))+1)))" office:value-type="float" office:value="0.014" calcext:value-type="float">
            <text:p>0,014</text:p>
          </table:table-cell>
          <table:table-cell table:formula="of:=ROUND([Tabelle1.R5];2)" office:value-type="float" office:value="77.96" calcext:value-type="float">
            <text:p>77,96</text:p>
          </table:table-cell>
          <table:table-cell table:formula="of:=ROUND([Tabelle1.S5];2)" office:value-type="float" office:value="7.05" calcext:value-type="float">
            <text:p>7,05</text:p>
          </table:table-cell>
        </table:table-row>
        <table:table-row table:style-name="ro1">
          <table:table-cell table:formula="of:=[Tabelle1.A6]" office:value-type="float" office:value="30" calcext:value-type="float">
            <text:p>30</text:p>
          </table:table-cell>
          <table:table-cell table:formula="of:=[Tabelle1.B6]" office:value-type="float" office:value="42" calcext:value-type="float">
            <text:p>42</text:p>
          </table:table-cell>
          <table:table-cell table:formula="of:=[Tabelle1.C6]" office:value-type="float" office:value="1.15" calcext:value-type="float">
            <text:p>1,15</text:p>
          </table:table-cell>
          <table:table-cell table:formula="of:=ROUND([Tabelle1.D6];ABS(INT(LOG(ABS([Tabelle1.E6])))-1))" office:value-type="float" office:value="3.86" calcext:value-type="float">
            <text:p>3,86</text:p>
          </table:table-cell>
          <table:table-cell table:formula="of:=IF([Tabelle1.E6]=0;0;ROUND([Tabelle1.E6];2-(INT(LOG(ABS([Tabelle1.E6])))+1)))" office:value-type="float" office:value="0.17" calcext:value-type="float">
            <text:p>0,17</text:p>
          </table:table-cell>
          <table:table-cell table:formula="of:=ROUND([Tabelle1.F6];ABS(INT(LOG(ABS([Tabelle1.G6])))-1))" office:value-type="float" office:value="0.015" calcext:value-type="float">
            <text:p>0,015</text:p>
          </table:table-cell>
          <table:table-cell table:formula="of:=IF([Tabelle1.G6]=0;0;ROUND([Tabelle1.G6];2-(INT(LOG(ABS([Tabelle1.G6])))+1)))" office:value-type="float" office:value="0.046" calcext:value-type="float">
            <text:p>0,046</text:p>
          </table:table-cell>
          <table:table-cell table:formula="of:=ROUND([Tabelle1.H6];ABS(INT(LOG(ABS([Tabelle1.I6])))-1))" office:value-type="float" office:value="-1.4" calcext:value-type="float">
            <text:p>-1,4</text:p>
          </table:table-cell>
          <table:table-cell table:formula="of:=IF([Tabelle1.I6]=0;0;ROUND([Tabelle1.I6];2-(INT(LOG(ABS([Tabelle1.I6])))+1)))" office:value-type="float" office:value="1.5" calcext:value-type="float">
            <text:p>1,5</text:p>
          </table:table-cell>
          <table:table-cell table:formula="of:=ROUND([Tabelle1.J6];ABS(INT(LOG(ABS([Tabelle1.K6])))-1))" office:value-type="float" office:value="8.2" calcext:value-type="float">
            <text:p>8,2</text:p>
          </table:table-cell>
          <table:table-cell table:formula="of:=IF([Tabelle1.K6]=0;0;ROUND([Tabelle1.K6];2-(INT(LOG(ABS([Tabelle1.K6])))+1)))" office:value-type="float" office:value="1.5" calcext:value-type="float">
            <text:p>1,5</text:p>
          </table:table-cell>
          <table:table-cell table:formula="of:=ROUND([Tabelle1.L6];ABS(INT(LOG(ABS([Tabelle1.M6])))-1))" office:value-type="float" office:value="5.2" calcext:value-type="float">
            <text:p>5,2</text:p>
          </table:table-cell>
          <table:table-cell table:formula="of:=IF([Tabelle1.M6]=0;0;ROUND([Tabelle1.M6];2-(INT(LOG(ABS([Tabelle1.M6])))+1)))" office:value-type="float" office:value="3.4" calcext:value-type="float">
            <text:p>3,4</text:p>
          </table:table-cell>
          <table:table-cell table:formula="of:=ROUND([Tabelle1.N6];ABS(INT(LOG(ABS([Tabelle1.O6])))-1))" office:value-type="float" office:value="0.408" calcext:value-type="float">
            <text:p>0,408</text:p>
          </table:table-cell>
          <table:table-cell table:formula="of:=IF([Tabelle1.O6]=0;0;ROUND([Tabelle1.O6];2-(INT(LOG(ABS([Tabelle1.O6])))+1)))" office:value-type="float" office:value="0.068" calcext:value-type="float">
            <text:p>0,068</text:p>
          </table:table-cell>
          <table:table-cell table:formula="of:=ROUND([Tabelle1.P6];ABS(INT(LOG(ABS([Tabelle1.Q6])))-1))" office:value-type="float" office:value="0.324" calcext:value-type="float">
            <text:p>0,324</text:p>
          </table:table-cell>
          <table:table-cell table:formula="of:=IF([Tabelle1.Q6]=0;0;ROUND([Tabelle1.Q6];2-(INT(LOG(ABS([Tabelle1.Q6])))+1)))" office:value-type="float" office:value="0.014" calcext:value-type="float">
            <text:p>0,014</text:p>
          </table:table-cell>
          <table:table-cell table:formula="of:=ROUND([Tabelle1.R6];2)" office:value-type="float" office:value="77.96" calcext:value-type="float">
            <text:p>77,96</text:p>
          </table:table-cell>
          <table:table-cell table:formula="of:=ROUND([Tabelle1.S6];2)" office:value-type="float" office:value="7.05" calcext:value-type="float">
            <text:p>7,05</text:p>
          </table:table-cell>
        </table:table-row>
        <table:table-row table:style-name="ro1">
          <table:table-cell table:formula="of:=[Tabelle1.A7]" office:value-type="float" office:value="29" calcext:value-type="float">
            <text:p>29</text:p>
          </table:table-cell>
          <table:table-cell table:formula="of:=[Tabelle1.B7]" office:value-type="float" office:value="43" calcext:value-type="float">
            <text:p>43</text:p>
          </table:table-cell>
          <table:table-cell table:formula="of:=[Tabelle1.C7]" office:value-type="float" office:value="1.175" calcext:value-type="float">
            <text:p>1,175</text:p>
          </table:table-cell>
          <table:table-cell table:formula="of:=ROUND([Tabelle1.D7];ABS(INT(LOG(ABS([Tabelle1.E7])))-1))" office:value-type="float" office:value="4.22" calcext:value-type="float">
            <text:p>4,22</text:p>
          </table:table-cell>
          <table:table-cell table:formula="of:=IF([Tabelle1.E7]=0;0;ROUND([Tabelle1.E7];2-(INT(LOG(ABS([Tabelle1.E7])))+1)))" office:value-type="float" office:value="0.13" calcext:value-type="float">
            <text:p>0,13</text:p>
          </table:table-cell>
          <table:table-cell table:formula="of:=ROUND([Tabelle1.F7];ABS(INT(LOG(ABS([Tabelle1.G7])))-1))" office:value-type="float" office:value="0.00011" calcext:value-type="float">
            <text:p>0,00011</text:p>
          </table:table-cell>
          <table:table-cell table:formula="of:=IF([Tabelle1.G7]=0;0;ROUND([Tabelle1.G7];2-(INT(LOG(ABS([Tabelle1.G7])))+1)))" office:value-type="float" office:value="0.00038" calcext:value-type="float">
            <text:p>0,00038</text:p>
          </table:table-cell>
          <table:table-cell table:formula="of:=ROUND([Tabelle1.H7];ABS(INT(LOG(ABS([Tabelle1.I7])))-1))" office:value-type="float" office:value="4.69" calcext:value-type="float">
            <text:p>4,69</text:p>
          </table:table-cell>
          <table:table-cell table:formula="of:=IF([Tabelle1.I7]=0;0;ROUND([Tabelle1.I7];2-(INT(LOG(ABS([Tabelle1.I7])))+1)))" office:value-type="float" office:value="0.66" calcext:value-type="float">
            <text:p>0,66</text:p>
          </table:table-cell>
          <table:table-cell table:formula="of:=ROUND([Tabelle1.J7];ABS(INT(LOG(ABS([Tabelle1.K7])))-1))" office:value-type="float" office:value="0.14" calcext:value-type="float">
            <text:p>0,14</text:p>
          </table:table-cell>
          <table:table-cell table:formula="of:=IF([Tabelle1.K7]=0;0;ROUND([Tabelle1.K7];2-(INT(LOG(ABS([Tabelle1.K7])))+1)))" office:value-type="float" office:value="0.18" calcext:value-type="float">
            <text:p>0,18</text:p>
          </table:table-cell>
          <table:table-cell table:formula="of:=ROUND([Tabelle1.L7];ABS(INT(LOG(ABS([Tabelle1.M7])))-1))" office:value-type="float" office:value="9.8" calcext:value-type="float">
            <text:p>9,8</text:p>
          </table:table-cell>
          <table:table-cell table:formula="of:=IF([Tabelle1.M7]=0;0;ROUND([Tabelle1.M7];2-(INT(LOG(ABS([Tabelle1.M7])))+1)))" office:value-type="float" office:value="3.6" calcext:value-type="float">
            <text:p>3,6</text:p>
          </table:table-cell>
          <table:table-cell table:formula="of:=ROUND([Tabelle1.N7];ABS(INT(LOG(ABS([Tabelle1.O7])))-1))" office:value-type="float" office:value="3.4" calcext:value-type="float">
            <text:p>3,4</text:p>
          </table:table-cell>
          <table:table-cell table:formula="of:=IF([Tabelle1.O7]=0;0;ROUND([Tabelle1.O7];2-(INT(LOG(ABS([Tabelle1.O7])))+1)))" office:value-type="float" office:value="1.2" calcext:value-type="float">
            <text:p>1,2</text:p>
          </table:table-cell>
          <table:table-cell table:formula="of:=ROUND([Tabelle1.P7];ABS(INT(LOG(ABS([Tabelle1.Q7])))-1))" office:value-type="float" office:value="0.326" calcext:value-type="float">
            <text:p>0,326</text:p>
          </table:table-cell>
          <table:table-cell table:formula="of:=IF([Tabelle1.Q7]=0;0;ROUND([Tabelle1.Q7];2-(INT(LOG(ABS([Tabelle1.Q7])))+1)))" office:value-type="float" office:value="0.012" calcext:value-type="float">
            <text:p>0,012</text:p>
          </table:table-cell>
          <table:table-cell table:formula="of:=ROUND([Tabelle1.R7];2)" office:value-type="float" office:value="69.64" calcext:value-type="float">
            <text:p>69,64</text:p>
          </table:table-cell>
          <table:table-cell table:formula="of:=ROUND([Tabelle1.S7];2)" office:value-type="float" office:value="16.18" calcext:value-type="float">
            <text:p>16,18</text:p>
          </table:table-cell>
        </table:table-row>
        <table:table-row table:style-name="ro1">
          <table:table-cell table:formula="of:=[Tabelle1.A8]" office:value-type="float" office:value="29" calcext:value-type="float">
            <text:p>29</text:p>
          </table:table-cell>
          <table:table-cell table:formula="of:=[Tabelle1.B8]" office:value-type="float" office:value="43" calcext:value-type="float">
            <text:p>43</text:p>
          </table:table-cell>
          <table:table-cell table:formula="of:=[Tabelle1.C8]" office:value-type="float" office:value="1.175" calcext:value-type="float">
            <text:p>1,175</text:p>
          </table:table-cell>
          <table:table-cell table:formula="of:=ROUND([Tabelle1.D8];ABS(INT(LOG(ABS([Tabelle1.E8])))-1))" office:value-type="float" office:value="3.82" calcext:value-type="float">
            <text:p>3,82</text:p>
          </table:table-cell>
          <table:table-cell table:formula="of:=IF([Tabelle1.E8]=0;0;ROUND([Tabelle1.E8];2-(INT(LOG(ABS([Tabelle1.E8])))+1)))" office:value-type="float" office:value="0.22" calcext:value-type="float">
            <text:p>0,22</text:p>
          </table:table-cell>
          <table:table-cell table:formula="of:=ROUND([Tabelle1.F8];ABS(INT(LOG(ABS([Tabelle1.G8])))-1))" office:value-type="float" office:value="0.027" calcext:value-type="float">
            <text:p>0,027</text:p>
          </table:table-cell>
          <table:table-cell table:formula="of:=IF([Tabelle1.G8]=0;0;ROUND([Tabelle1.G8];2-(INT(LOG(ABS([Tabelle1.G8])))+1)))" office:value-type="float" office:value="0.077" calcext:value-type="float">
            <text:p>0,077</text:p>
          </table:table-cell>
          <table:table-cell table:formula="of:=ROUND([Tabelle1.H8];ABS(INT(LOG(ABS([Tabelle1.I8])))-1))" office:value-type="float" office:value="5.5" calcext:value-type="float">
            <text:p>5,5</text:p>
          </table:table-cell>
          <table:table-cell table:formula="of:=IF([Tabelle1.I8]=0;0;ROUND([Tabelle1.I8];2-(INT(LOG(ABS([Tabelle1.I8])))+1)))" office:value-type="float" office:value="1.6" calcext:value-type="float">
            <text:p>1,6</text:p>
          </table:table-cell>
          <table:table-cell table:formula="of:=ROUND([Tabelle1.J8];ABS(INT(LOG(ABS([Tabelle1.K8])))-1))" office:value-type="float" office:value="1.6" calcext:value-type="float">
            <text:p>1,6</text:p>
          </table:table-cell>
          <table:table-cell table:formula="of:=IF([Tabelle1.K8]=0;0;ROUND([Tabelle1.K8];2-(INT(LOG(ABS([Tabelle1.K8])))+1)))" office:value-type="float" office:value="1.5" calcext:value-type="float">
            <text:p>1,5</text:p>
          </table:table-cell>
          <table:table-cell table:formula="of:=ROUND([Tabelle1.L8];ABS(INT(LOG(ABS([Tabelle1.M8])))-1))" office:value-type="float" office:value="4.7" calcext:value-type="float">
            <text:p>4,7</text:p>
          </table:table-cell>
          <table:table-cell table:formula="of:=IF([Tabelle1.M8]=0;0;ROUND([Tabelle1.M8];2-(INT(LOG(ABS([Tabelle1.M8])))+1)))" office:value-type="float" office:value="3" calcext:value-type="float">
            <text:p>3</text:p>
          </table:table-cell>
          <table:table-cell table:formula="of:=ROUND([Tabelle1.N8];ABS(INT(LOG(ABS([Tabelle1.O8])))-1))" office:value-type="float" office:value="1.31" calcext:value-type="float">
            <text:p>1,31</text:p>
          </table:table-cell>
          <table:table-cell table:formula="of:=IF([Tabelle1.O8]=0;0;ROUND([Tabelle1.O8];2-(INT(LOG(ABS([Tabelle1.O8])))+1)))" office:value-type="float" office:value="0.79" calcext:value-type="float">
            <text:p>0,79</text:p>
          </table:table-cell>
          <table:table-cell table:formula="of:=ROUND([Tabelle1.P8];ABS(INT(LOG(ABS([Tabelle1.Q8])))-1))" office:value-type="float" office:value="0.326" calcext:value-type="float">
            <text:p>0,326</text:p>
          </table:table-cell>
          <table:table-cell table:formula="of:=IF([Tabelle1.Q8]=0;0;ROUND([Tabelle1.Q8];2-(INT(LOG(ABS([Tabelle1.Q8])))+1)))" office:value-type="float" office:value="0.012" calcext:value-type="float">
            <text:p>0,012</text:p>
          </table:table-cell>
          <table:table-cell table:formula="of:=ROUND([Tabelle1.R8];2)" office:value-type="float" office:value="69.64" calcext:value-type="float">
            <text:p>69,64</text:p>
          </table:table-cell>
          <table:table-cell table:formula="of:=ROUND([Tabelle1.S8];2)" office:value-type="float" office:value="16.18" calcext:value-type="float">
            <text:p>16,18</text:p>
          </table:table-cell>
        </table:table-row>
        <table:table-row table:style-name="ro1">
          <table:table-cell table:formula="of:=[Tabelle1.A9]" office:value-type="float" office:value="28" calcext:value-type="float">
            <text:p>28</text:p>
          </table:table-cell>
          <table:table-cell table:formula="of:=[Tabelle1.B9]" office:value-type="float" office:value="44" calcext:value-type="float">
            <text:p>44</text:p>
          </table:table-cell>
          <table:table-cell table:formula="of:=[Tabelle1.C9]" office:value-type="float" office:value="1.2" calcext:value-type="float">
            <text:p>1,2</text:p>
          </table:table-cell>
          <table:table-cell table:formula="of:=ROUND([Tabelle1.D9];ABS(INT(LOG(ABS([Tabelle1.E9])))-1))" office:value-type="float" office:value="4.24" calcext:value-type="float">
            <text:p>4,24</text:p>
          </table:table-cell>
          <table:table-cell table:formula="of:=IF([Tabelle1.E9]=0;0;ROUND([Tabelle1.E9];2-(INT(LOG(ABS([Tabelle1.E9])))+1)))" office:value-type="float" office:value="0.11" calcext:value-type="float">
            <text:p>0,11</text:p>
          </table:table-cell>
          <table:table-cell table:formula="of:=ROUND([Tabelle1.F9];ABS(INT(LOG(ABS([Tabelle1.G9])))-1))" office:value-type="float" office:value="0.00014" calcext:value-type="float">
            <text:p>0,00014</text:p>
          </table:table-cell>
          <table:table-cell table:formula="of:=IF([Tabelle1.G9]=0;0;ROUND([Tabelle1.G9];2-(INT(LOG(ABS([Tabelle1.G9])))+1)))" office:value-type="float" office:value="0.00048" calcext:value-type="float">
            <text:p>0,00048</text:p>
          </table:table-cell>
          <table:table-cell table:formula="of:=ROUND([Tabelle1.H9];ABS(INT(LOG(ABS([Tabelle1.I9])))-1))" office:value-type="float" office:value="4.61" calcext:value-type="float">
            <text:p>4,61</text:p>
          </table:table-cell>
          <table:table-cell table:formula="of:=IF([Tabelle1.I9]=0;0;ROUND([Tabelle1.I9];2-(INT(LOG(ABS([Tabelle1.I9])))+1)))" office:value-type="float" office:value="0.66" calcext:value-type="float">
            <text:p>0,66</text:p>
          </table:table-cell>
          <table:table-cell table:formula="of:=ROUND([Tabelle1.J9];ABS(INT(LOG(ABS([Tabelle1.K9])))-1))" office:value-type="float" office:value="0.16" calcext:value-type="float">
            <text:p>0,16</text:p>
          </table:table-cell>
          <table:table-cell table:formula="of:=IF([Tabelle1.K9]=0;0;ROUND([Tabelle1.K9];2-(INT(LOG(ABS([Tabelle1.K9])))+1)))" office:value-type="float" office:value="0.2" calcext:value-type="float">
            <text:p>0,2</text:p>
          </table:table-cell>
          <table:table-cell table:formula="of:=ROUND([Tabelle1.L9];ABS(INT(LOG(ABS([Tabelle1.M9])))-1))" office:value-type="float" office:value="9.6" calcext:value-type="float">
            <text:p>9,6</text:p>
          </table:table-cell>
          <table:table-cell table:formula="of:=IF([Tabelle1.M9]=0;0;ROUND([Tabelle1.M9];2-(INT(LOG(ABS([Tabelle1.M9])))+1)))" office:value-type="float" office:value="3.9" calcext:value-type="float">
            <text:p>3,9</text:p>
          </table:table-cell>
          <table:table-cell table:formula="of:=ROUND([Tabelle1.N9];ABS(INT(LOG(ABS([Tabelle1.O9])))-1))" office:value-type="float" office:value="3.3" calcext:value-type="float">
            <text:p>3,3</text:p>
          </table:table-cell>
          <table:table-cell table:formula="of:=IF([Tabelle1.O9]=0;0;ROUND([Tabelle1.O9];2-(INT(LOG(ABS([Tabelle1.O9])))+1)))" office:value-type="float" office:value="1.2" calcext:value-type="float">
            <text:p>1,2</text:p>
          </table:table-cell>
          <table:table-cell table:formula="of:=ROUND([Tabelle1.P9];ABS(INT(LOG(ABS([Tabelle1.Q9])))-1))" office:value-type="float" office:value="0.324" calcext:value-type="float">
            <text:p>0,324</text:p>
          </table:table-cell>
          <table:table-cell table:formula="of:=IF([Tabelle1.Q9]=0;0;ROUND([Tabelle1.Q9];2-(INT(LOG(ABS([Tabelle1.Q9])))+1)))" office:value-type="float" office:value="0.013" calcext:value-type="float">
            <text:p>0,013</text:p>
          </table:table-cell>
          <table:table-cell table:formula="of:=ROUND([Tabelle1.R9];2)" office:value-type="float" office:value="68.59" calcext:value-type="float">
            <text:p>68,59</text:p>
          </table:table-cell>
          <table:table-cell table:formula="of:=ROUND([Tabelle1.S9];2)" office:value-type="float" office:value="13.99" calcext:value-type="float">
            <text:p>13,99</text:p>
          </table:table-cell>
        </table:table-row>
        <table:table-row table:style-name="ro1">
          <table:table-cell table:formula="of:=[Tabelle1.A10]" office:value-type="float" office:value="28" calcext:value-type="float">
            <text:p>28</text:p>
          </table:table-cell>
          <table:table-cell table:formula="of:=[Tabelle1.B10]" office:value-type="float" office:value="44" calcext:value-type="float">
            <text:p>44</text:p>
          </table:table-cell>
          <table:table-cell table:formula="of:=[Tabelle1.C10]" office:value-type="float" office:value="1.2" calcext:value-type="float">
            <text:p>1,2</text:p>
          </table:table-cell>
          <table:table-cell table:formula="of:=ROUND([Tabelle1.D10];ABS(INT(LOG(ABS([Tabelle1.E10])))-1))" office:value-type="float" office:value="3.81" calcext:value-type="float">
            <text:p>3,81</text:p>
          </table:table-cell>
          <table:table-cell table:formula="of:=IF([Tabelle1.E10]=0;0;ROUND([Tabelle1.E10];2-(INT(LOG(ABS([Tabelle1.E10])))+1)))" office:value-type="float" office:value="0.26" calcext:value-type="float">
            <text:p>0,26</text:p>
          </table:table-cell>
          <table:table-cell table:formula="of:=ROUND([Tabelle1.F10];ABS(INT(LOG(ABS([Tabelle1.G10])))-1))" office:value-type="float" office:value="0.032" calcext:value-type="float">
            <text:p>0,032</text:p>
          </table:table-cell>
          <table:table-cell table:formula="of:=IF([Tabelle1.G10]=0;0;ROUND([Tabelle1.G10];2-(INT(LOG(ABS([Tabelle1.G10])))+1)))" office:value-type="float" office:value="0.092" calcext:value-type="float">
            <text:p>0,092</text:p>
          </table:table-cell>
          <table:table-cell table:formula="of:=ROUND([Tabelle1.H10];ABS(INT(LOG(ABS([Tabelle1.I10])))-1))" office:value-type="float" office:value="4" calcext:value-type="float">
            <text:p>4</text:p>
          </table:table-cell>
          <table:table-cell table:formula="of:=IF([Tabelle1.I10]=0;0;ROUND([Tabelle1.I10];2-(INT(LOG(ABS([Tabelle1.I10])))+1)))" office:value-type="float" office:value="2.2" calcext:value-type="float">
            <text:p>2,2</text:p>
          </table:table-cell>
          <table:table-cell table:formula="of:=ROUND([Tabelle1.J10];ABS(INT(LOG(ABS([Tabelle1.K10])))-1))" office:value-type="float" office:value="2.9" calcext:value-type="float">
            <text:p>2,9</text:p>
          </table:table-cell>
          <table:table-cell table:formula="of:=IF([Tabelle1.K10]=0;0;ROUND([Tabelle1.K10];2-(INT(LOG(ABS([Tabelle1.K10])))+1)))" office:value-type="float" office:value="2.1" calcext:value-type="float">
            <text:p>2,1</text:p>
          </table:table-cell>
          <table:table-cell table:formula="of:=ROUND([Tabelle1.L10];ABS(INT(LOG(ABS([Tabelle1.M10])))-1))" office:value-type="float" office:value="4.5" calcext:value-type="float">
            <text:p>4,5</text:p>
          </table:table-cell>
          <table:table-cell table:formula="of:=IF([Tabelle1.M10]=0;0;ROUND([Tabelle1.M10];2-(INT(LOG(ABS([Tabelle1.M10])))+1)))" office:value-type="float" office:value="3.1" calcext:value-type="float">
            <text:p>3,1</text:p>
          </table:table-cell>
          <table:table-cell table:formula="of:=ROUND([Tabelle1.N10];ABS(INT(LOG(ABS([Tabelle1.O10])))-1))" office:value-type="float" office:value="0.9" calcext:value-type="float">
            <text:p>0,9</text:p>
          </table:table-cell>
          <table:table-cell table:formula="of:=IF([Tabelle1.O10]=0;0;ROUND([Tabelle1.O10];2-(INT(LOG(ABS([Tabelle1.O10])))+1)))" office:value-type="float" office:value="0.47" calcext:value-type="float">
            <text:p>0,47</text:p>
          </table:table-cell>
          <table:table-cell table:formula="of:=ROUND([Tabelle1.P10];ABS(INT(LOG(ABS([Tabelle1.Q10])))-1))" office:value-type="float" office:value="0.324" calcext:value-type="float">
            <text:p>0,324</text:p>
          </table:table-cell>
          <table:table-cell table:formula="of:=IF([Tabelle1.Q10]=0;0;ROUND([Tabelle1.Q10];2-(INT(LOG(ABS([Tabelle1.Q10])))+1)))" office:value-type="float" office:value="0.013" calcext:value-type="float">
            <text:p>0,013</text:p>
          </table:table-cell>
          <table:table-cell table:formula="of:=ROUND([Tabelle1.R10];2)" office:value-type="float" office:value="68.59" calcext:value-type="float">
            <text:p>68,59</text:p>
          </table:table-cell>
          <table:table-cell table:formula="of:=ROUND([Tabelle1.S10];2)" office:value-type="float" office:value="13.99" calcext:value-type="float">
            <text:p>13,99</text:p>
          </table:table-cell>
        </table:table-row>
        <table:table-row table:style-name="ro1">
          <table:table-cell table:formula="of:=[Tabelle1.A11]" office:value-type="float" office:value="27" calcext:value-type="float">
            <text:p>27</text:p>
          </table:table-cell>
          <table:table-cell table:formula="of:=[Tabelle1.B11]" office:value-type="float" office:value="45" calcext:value-type="float">
            <text:p>45</text:p>
          </table:table-cell>
          <table:table-cell table:formula="of:=[Tabelle1.C11]" office:value-type="float" office:value="1.225" calcext:value-type="float">
            <text:p>1,225</text:p>
          </table:table-cell>
          <table:table-cell table:formula="of:=ROUND([Tabelle1.D11];ABS(INT(LOG(ABS([Tabelle1.E11])))-1))" office:value-type="float" office:value="4.266" calcext:value-type="float">
            <text:p>4,266</text:p>
          </table:table-cell>
          <table:table-cell table:formula="of:=IF([Tabelle1.E11]=0;0;ROUND([Tabelle1.E11];2-(INT(LOG(ABS([Tabelle1.E11])))+1)))" office:value-type="float" office:value="0.078" calcext:value-type="float">
            <text:p>0,078</text:p>
          </table:table-cell>
          <table:table-cell table:formula="of:=ROUND([Tabelle1.F11];ABS(INT(LOG(ABS([Tabelle1.G11])))-1))" office:value-type="float" office:value="0.00014" calcext:value-type="float">
            <text:p>0,00014</text:p>
          </table:table-cell>
          <table:table-cell table:formula="of:=IF([Tabelle1.G11]=0;0;ROUND([Tabelle1.G11];2-(INT(LOG(ABS([Tabelle1.G11])))+1)))" office:value-type="float" office:value="0.00049" calcext:value-type="float">
            <text:p>0,00049</text:p>
          </table:table-cell>
          <table:table-cell table:formula="of:=ROUND([Tabelle1.H11];ABS(INT(LOG(ABS([Tabelle1.I11])))-1))" office:value-type="float" office:value="4.44" calcext:value-type="float">
            <text:p>4,44</text:p>
          </table:table-cell>
          <table:table-cell table:formula="of:=IF([Tabelle1.I11]=0;0;ROUND([Tabelle1.I11];2-(INT(LOG(ABS([Tabelle1.I11])))+1)))" office:value-type="float" office:value="0.66" calcext:value-type="float">
            <text:p>0,66</text:p>
          </table:table-cell>
          <table:table-cell table:formula="of:=ROUND([Tabelle1.J11];ABS(INT(LOG(ABS([Tabelle1.K11])))-1))" office:value-type="float" office:value="0.21" calcext:value-type="float">
            <text:p>0,21</text:p>
          </table:table-cell>
          <table:table-cell table:formula="of:=IF([Tabelle1.K11]=0;0;ROUND([Tabelle1.K11];2-(INT(LOG(ABS([Tabelle1.K11])))+1)))" office:value-type="float" office:value="0.23" calcext:value-type="float">
            <text:p>0,23</text:p>
          </table:table-cell>
          <table:table-cell table:formula="of:=ROUND([Tabelle1.L11];ABS(INT(LOG(ABS([Tabelle1.M11])))-1))" office:value-type="float" office:value="9.6" calcext:value-type="float">
            <text:p>9,6</text:p>
          </table:table-cell>
          <table:table-cell table:formula="of:=IF([Tabelle1.M11]=0;0;ROUND([Tabelle1.M11];2-(INT(LOG(ABS([Tabelle1.M11])))+1)))" office:value-type="float" office:value="3.9" calcext:value-type="float">
            <text:p>3,9</text:p>
          </table:table-cell>
          <table:table-cell table:formula="of:=ROUND([Tabelle1.N11];ABS(INT(LOG(ABS([Tabelle1.O11])))-1))" office:value-type="float" office:value="3.1" calcext:value-type="float">
            <text:p>3,1</text:p>
          </table:table-cell>
          <table:table-cell table:formula="of:=IF([Tabelle1.O11]=0;0;ROUND([Tabelle1.O11];2-(INT(LOG(ABS([Tabelle1.O11])))+1)))" office:value-type="float" office:value="1.1" calcext:value-type="float">
            <text:p>1,1</text:p>
          </table:table-cell>
          <table:table-cell table:formula="of:=ROUND([Tabelle1.P11];ABS(INT(LOG(ABS([Tabelle1.Q11])))-1))" office:value-type="float" office:value="0.324" calcext:value-type="float">
            <text:p>0,324</text:p>
          </table:table-cell>
          <table:table-cell table:formula="of:=IF([Tabelle1.Q11]=0;0;ROUND([Tabelle1.Q11];2-(INT(LOG(ABS([Tabelle1.Q11])))+1)))" office:value-type="float" office:value="0.013" calcext:value-type="float">
            <text:p>0,013</text:p>
          </table:table-cell>
          <table:table-cell table:formula="of:=ROUND([Tabelle1.R11];2)" office:value-type="float" office:value="67.9" calcext:value-type="float">
            <text:p>67,9</text:p>
          </table:table-cell>
          <table:table-cell table:formula="of:=ROUND([Tabelle1.S11];2)" office:value-type="float" office:value="11.36" calcext:value-type="float">
            <text:p>11,36</text:p>
          </table:table-cell>
        </table:table-row>
        <table:table-row table:style-name="ro1">
          <table:table-cell table:formula="of:=[Tabelle1.A12]" office:value-type="float" office:value="27" calcext:value-type="float">
            <text:p>27</text:p>
          </table:table-cell>
          <table:table-cell table:formula="of:=[Tabelle1.B12]" office:value-type="float" office:value="45" calcext:value-type="float">
            <text:p>45</text:p>
          </table:table-cell>
          <table:table-cell table:formula="of:=[Tabelle1.C12]" office:value-type="float" office:value="1.225" calcext:value-type="float">
            <text:p>1,225</text:p>
          </table:table-cell>
          <table:table-cell table:formula="of:=ROUND([Tabelle1.D12];ABS(INT(LOG(ABS([Tabelle1.E12])))-1))" office:value-type="float" office:value="3.8" calcext:value-type="float">
            <text:p>3,8</text:p>
          </table:table-cell>
          <table:table-cell table:formula="of:=IF([Tabelle1.E12]=0;0;ROUND([Tabelle1.E12];2-(INT(LOG(ABS([Tabelle1.E12])))+1)))" office:value-type="float" office:value="0.29" calcext:value-type="float">
            <text:p>0,29</text:p>
          </table:table-cell>
          <table:table-cell table:formula="of:=ROUND([Tabelle1.F12];ABS(INT(LOG(ABS([Tabelle1.G12])))-1))" office:value-type="float" office:value="0.04" calcext:value-type="float">
            <text:p>0,04</text:p>
          </table:table-cell>
          <table:table-cell table:formula="of:=IF([Tabelle1.G12]=0;0;ROUND([Tabelle1.G12];2-(INT(LOG(ABS([Tabelle1.G12])))+1)))" office:value-type="float" office:value="0.11" calcext:value-type="float">
            <text:p>0,11</text:p>
          </table:table-cell>
          <table:table-cell table:formula="of:=ROUND([Tabelle1.H12];ABS(INT(LOG(ABS([Tabelle1.I12])))-1))" office:value-type="float" office:value="3.9" calcext:value-type="float">
            <text:p>3,9</text:p>
          </table:table-cell>
          <table:table-cell table:formula="of:=IF([Tabelle1.I12]=0;0;ROUND([Tabelle1.I12];2-(INT(LOG(ABS([Tabelle1.I12])))+1)))" office:value-type="float" office:value="2.3" calcext:value-type="float">
            <text:p>2,3</text:p>
          </table:table-cell>
          <table:table-cell table:formula="of:=ROUND([Tabelle1.J12];ABS(INT(LOG(ABS([Tabelle1.K12])))-1))" office:value-type="float" office:value="2.9" calcext:value-type="float">
            <text:p>2,9</text:p>
          </table:table-cell>
          <table:table-cell table:formula="of:=IF([Tabelle1.K12]=0;0;ROUND([Tabelle1.K12];2-(INT(LOG(ABS([Tabelle1.K12])))+1)))" office:value-type="float" office:value="2.2" calcext:value-type="float">
            <text:p>2,2</text:p>
          </table:table-cell>
          <table:table-cell table:formula="of:=ROUND([Tabelle1.L12];ABS(INT(LOG(ABS([Tabelle1.M12])))-1))" office:value-type="float" office:value="4.3" calcext:value-type="float">
            <text:p>4,3</text:p>
          </table:table-cell>
          <table:table-cell table:formula="of:=IF([Tabelle1.M12]=0;0;ROUND([Tabelle1.M12];2-(INT(LOG(ABS([Tabelle1.M12])))+1)))" office:value-type="float" office:value="3.1" calcext:value-type="float">
            <text:p>3,1</text:p>
          </table:table-cell>
          <table:table-cell table:formula="of:=ROUND([Tabelle1.N12];ABS(INT(LOG(ABS([Tabelle1.O12])))-1))" office:value-type="float" office:value="0.91" calcext:value-type="float">
            <text:p>0,91</text:p>
          </table:table-cell>
          <table:table-cell table:formula="of:=IF([Tabelle1.O12]=0;0;ROUND([Tabelle1.O12];2-(INT(LOG(ABS([Tabelle1.O12])))+1)))" office:value-type="float" office:value="0.49" calcext:value-type="float">
            <text:p>0,49</text:p>
          </table:table-cell>
          <table:table-cell table:formula="of:=ROUND([Tabelle1.P12];ABS(INT(LOG(ABS([Tabelle1.Q12])))-1))" office:value-type="float" office:value="0.324" calcext:value-type="float">
            <text:p>0,324</text:p>
          </table:table-cell>
          <table:table-cell table:formula="of:=IF([Tabelle1.Q12]=0;0;ROUND([Tabelle1.Q12];2-(INT(LOG(ABS([Tabelle1.Q12])))+1)))" office:value-type="float" office:value="0.013" calcext:value-type="float">
            <text:p>0,013</text:p>
          </table:table-cell>
          <table:table-cell table:formula="of:=ROUND([Tabelle1.R12];2)" office:value-type="float" office:value="67.9" calcext:value-type="float">
            <text:p>67,9</text:p>
          </table:table-cell>
          <table:table-cell table:formula="of:=ROUND([Tabelle1.S12];2)" office:value-type="float" office:value="11.36" calcext:value-type="float">
            <text:p>11,36</text:p>
          </table:table-cell>
        </table:table-row>
        <table:table-row table:style-name="ro1">
          <table:table-cell table:formula="of:=[Tabelle1.A13]" office:value-type="float" office:value="26" calcext:value-type="float">
            <text:p>26</text:p>
          </table:table-cell>
          <table:table-cell table:formula="of:=[Tabelle1.B13]" office:value-type="float" office:value="46" calcext:value-type="float">
            <text:p>46</text:p>
          </table:table-cell>
          <table:table-cell table:formula="of:=[Tabelle1.C13]" office:value-type="float" office:value="1.25" calcext:value-type="float">
            <text:p>1,25</text:p>
          </table:table-cell>
          <table:table-cell table:formula="of:=ROUND([Tabelle1.D13];ABS(INT(LOG(ABS([Tabelle1.E13])))-1))" office:value-type="float" office:value="4.275" calcext:value-type="float">
            <text:p>4,275</text:p>
          </table:table-cell>
          <table:table-cell table:formula="of:=IF([Tabelle1.E13]=0;0;ROUND([Tabelle1.E13];2-(INT(LOG(ABS([Tabelle1.E13])))+1)))" office:value-type="float" office:value="0.078" calcext:value-type="float">
            <text:p>0,078</text:p>
          </table:table-cell>
          <table:table-cell table:formula="of:=ROUND([Tabelle1.F13];ABS(INT(LOG(ABS([Tabelle1.G13])))-1))" office:value-type="float" office:value="0.00012" calcext:value-type="float">
            <text:p>0,00012</text:p>
          </table:table-cell>
          <table:table-cell table:formula="of:=IF([Tabelle1.G13]=0;0;ROUND([Tabelle1.G13];2-(INT(LOG(ABS([Tabelle1.G13])))+1)))" office:value-type="float" office:value="0.00047" calcext:value-type="float">
            <text:p>0,00047</text:p>
          </table:table-cell>
          <table:table-cell table:formula="of:=ROUND([Tabelle1.H13];ABS(INT(LOG(ABS([Tabelle1.I13])))-1))" office:value-type="float" office:value="4.39" calcext:value-type="float">
            <text:p>4,39</text:p>
          </table:table-cell>
          <table:table-cell table:formula="of:=IF([Tabelle1.I13]=0;0;ROUND([Tabelle1.I13];2-(INT(LOG(ABS([Tabelle1.I13])))+1)))" office:value-type="float" office:value="0.66" calcext:value-type="float">
            <text:p>0,66</text:p>
          </table:table-cell>
          <table:table-cell table:formula="of:=ROUND([Tabelle1.J13];ABS(INT(LOG(ABS([Tabelle1.K13])))-1))" office:value-type="float" office:value="0.22" calcext:value-type="float">
            <text:p>0,22</text:p>
          </table:table-cell>
          <table:table-cell table:formula="of:=IF([Tabelle1.K13]=0;0;ROUND([Tabelle1.K13];2-(INT(LOG(ABS([Tabelle1.K13])))+1)))" office:value-type="float" office:value="0.24" calcext:value-type="float">
            <text:p>0,24</text:p>
          </table:table-cell>
          <table:table-cell table:formula="of:=ROUND([Tabelle1.L13];ABS(INT(LOG(ABS([Tabelle1.M13])))-1))" office:value-type="float" office:value="9.7" calcext:value-type="float">
            <text:p>9,7</text:p>
          </table:table-cell>
          <table:table-cell table:formula="of:=IF([Tabelle1.M13]=0;0;ROUND([Tabelle1.M13];2-(INT(LOG(ABS([Tabelle1.M13])))+1)))" office:value-type="float" office:value="4.2" calcext:value-type="float">
            <text:p>4,2</text:p>
          </table:table-cell>
          <table:table-cell table:formula="of:=ROUND([Tabelle1.N13];ABS(INT(LOG(ABS([Tabelle1.O13])))-1))" office:value-type="float" office:value="3" calcext:value-type="float">
            <text:p>3</text:p>
          </table:table-cell>
          <table:table-cell table:formula="of:=IF([Tabelle1.O13]=0;0;ROUND([Tabelle1.O13];2-(INT(LOG(ABS([Tabelle1.O13])))+1)))" office:value-type="float" office:value="1" calcext:value-type="float">
            <text:p>1</text:p>
          </table:table-cell>
          <table:table-cell table:formula="of:=ROUND([Tabelle1.P13];ABS(INT(LOG(ABS([Tabelle1.Q13])))-1))" office:value-type="float" office:value="0.324" calcext:value-type="float">
            <text:p>0,324</text:p>
          </table:table-cell>
          <table:table-cell table:formula="of:=IF([Tabelle1.Q13]=0;0;ROUND([Tabelle1.Q13];2-(INT(LOG(ABS([Tabelle1.Q13])))+1)))" office:value-type="float" office:value="0.013" calcext:value-type="float">
            <text:p>0,013</text:p>
          </table:table-cell>
          <table:table-cell table:formula="of:=ROUND([Tabelle1.R13];2)" office:value-type="float" office:value="67.61" calcext:value-type="float">
            <text:p>67,61</text:p>
          </table:table-cell>
          <table:table-cell table:formula="of:=ROUND([Tabelle1.S13];2)" office:value-type="float" office:value="8.54" calcext:value-type="float">
            <text:p>8,54</text:p>
          </table:table-cell>
        </table:table-row>
        <table:table-row table:style-name="ro1">
          <table:table-cell table:formula="of:=[Tabelle1.A14]" office:value-type="float" office:value="26" calcext:value-type="float">
            <text:p>26</text:p>
          </table:table-cell>
          <table:table-cell table:formula="of:=[Tabelle1.B14]" office:value-type="float" office:value="46" calcext:value-type="float">
            <text:p>46</text:p>
          </table:table-cell>
          <table:table-cell table:formula="of:=[Tabelle1.C14]" office:value-type="float" office:value="1.25" calcext:value-type="float">
            <text:p>1,25</text:p>
          </table:table-cell>
          <table:table-cell table:formula="of:=ROUND([Tabelle1.D14];ABS(INT(LOG(ABS([Tabelle1.E14])))-1))" office:value-type="float" office:value="3.8" calcext:value-type="float">
            <text:p>3,8</text:p>
          </table:table-cell>
          <table:table-cell table:formula="of:=IF([Tabelle1.E14]=0;0;ROUND([Tabelle1.E14];2-(INT(LOG(ABS([Tabelle1.E14])))+1)))" office:value-type="float" office:value="0.27" calcext:value-type="float">
            <text:p>0,27</text:p>
          </table:table-cell>
          <table:table-cell table:formula="of:=ROUND([Tabelle1.F14];ABS(INT(LOG(ABS([Tabelle1.G14])))-1))" office:value-type="float" office:value="0.03" calcext:value-type="float">
            <text:p>0,03</text:p>
          </table:table-cell>
          <table:table-cell table:formula="of:=IF([Tabelle1.G14]=0;0;ROUND([Tabelle1.G14];2-(INT(LOG(ABS([Tabelle1.G14])))+1)))" office:value-type="float" office:value="0.1" calcext:value-type="float">
            <text:p>0,1</text:p>
          </table:table-cell>
          <table:table-cell table:formula="of:=ROUND([Tabelle1.H14];ABS(INT(LOG(ABS([Tabelle1.I14])))-1))" office:value-type="float" office:value="4.7" calcext:value-type="float">
            <text:p>4,7</text:p>
          </table:table-cell>
          <table:table-cell table:formula="of:=IF([Tabelle1.I14]=0;0;ROUND([Tabelle1.I14];2-(INT(LOG(ABS([Tabelle1.I14])))+1)))" office:value-type="float" office:value="2" calcext:value-type="float">
            <text:p>2</text:p>
          </table:table-cell>
          <table:table-cell table:formula="of:=ROUND([Tabelle1.J14];ABS(INT(LOG(ABS([Tabelle1.K14])))-1))" office:value-type="float" office:value="2.3" calcext:value-type="float">
            <text:p>2,3</text:p>
          </table:table-cell>
          <table:table-cell table:formula="of:=IF([Tabelle1.K14]=0;0;ROUND([Tabelle1.K14];2-(INT(LOG(ABS([Tabelle1.K14])))+1)))" office:value-type="float" office:value="1.9" calcext:value-type="float">
            <text:p>1,9</text:p>
          </table:table-cell>
          <table:table-cell table:formula="of:=ROUND([Tabelle1.L14];ABS(INT(LOG(ABS([Tabelle1.M14])))-1))" office:value-type="float" office:value="4.4" calcext:value-type="float">
            <text:p>4,4</text:p>
          </table:table-cell>
          <table:table-cell table:formula="of:=IF([Tabelle1.M14]=0;0;ROUND([Tabelle1.M14];2-(INT(LOG(ABS([Tabelle1.M14])))+1)))" office:value-type="float" office:value="3.2" calcext:value-type="float">
            <text:p>3,2</text:p>
          </table:table-cell>
          <table:table-cell table:formula="of:=ROUND([Tabelle1.N14];ABS(INT(LOG(ABS([Tabelle1.O14])))-1))" office:value-type="float" office:value="1.06" calcext:value-type="float">
            <text:p>1,06</text:p>
          </table:table-cell>
          <table:table-cell table:formula="of:=IF([Tabelle1.O14]=0;0;ROUND([Tabelle1.O14];2-(INT(LOG(ABS([Tabelle1.O14])))+1)))" office:value-type="float" office:value="0.61" calcext:value-type="float">
            <text:p>0,61</text:p>
          </table:table-cell>
          <table:table-cell table:formula="of:=ROUND([Tabelle1.P14];ABS(INT(LOG(ABS([Tabelle1.Q14])))-1))" office:value-type="float" office:value="0.324" calcext:value-type="float">
            <text:p>0,324</text:p>
          </table:table-cell>
          <table:table-cell table:formula="of:=IF([Tabelle1.Q14]=0;0;ROUND([Tabelle1.Q14];2-(INT(LOG(ABS([Tabelle1.Q14])))+1)))" office:value-type="float" office:value="0.013" calcext:value-type="float">
            <text:p>0,013</text:p>
          </table:table-cell>
          <table:table-cell table:formula="of:=ROUND([Tabelle1.R14];2)" office:value-type="float" office:value="67.61" calcext:value-type="float">
            <text:p>67,61</text:p>
          </table:table-cell>
          <table:table-cell table:formula="of:=ROUND([Tabelle1.S14];2)" office:value-type="float" office:value="8.54" calcext:value-type="float">
            <text:p>8,54</text:p>
          </table:table-cell>
        </table:table-row>
        <table:table-row table:style-name="ro1">
          <table:table-cell table:formula="of:=[Tabelle1.A15]" office:value-type="float" office:value="0" calcext:value-type="float">
            <text:p>0</text:p>
          </table:table-cell>
          <table:table-cell table:formula="of:=[Tabelle1.B15]" office:value-type="float" office:value="0" calcext:value-type="float">
            <text:p>0</text:p>
          </table:table-cell>
          <table:table-cell table:formula="of:=[Tabelle1.C15]" office:value-type="float" office:value="0" calcext:value-type="float">
            <text:p>0</text:p>
          </table:table-cell>
          <table:table-cell table:formula="of:=ROUND([Tabelle1.D15];ABS(INT(LOG(ABS([Tabelle1.E15])))-1))" office:value-type="string" office:string-value="" calcext:value-type="error">
            <text:p>Err:502</text:p>
          </table:table-cell>
          <table:table-cell table:formula="of:=IF([Tabelle1.E15]=0;0;ROUND([Tabelle1.E15];2-(INT(LOG(ABS([Tabelle1.E15])))+1)))" office:value-type="float" office:value="0" calcext:value-type="float">
            <text:p>0</text:p>
          </table:table-cell>
          <table:table-cell table:formula="of:=ROUND([Tabelle1.F15];ABS(INT(LOG(ABS([Tabelle1.G15])))-1))" office:value-type="string" office:string-value="" calcext:value-type="error">
            <text:p>Err:502</text:p>
          </table:table-cell>
          <table:table-cell table:formula="of:=IF([Tabelle1.G15]=0;0;ROUND([Tabelle1.G15];2-(INT(LOG(ABS([Tabelle1.G15])))+1)))" office:value-type="float" office:value="0" calcext:value-type="float">
            <text:p>0</text:p>
          </table:table-cell>
          <table:table-cell table:formula="of:=ROUND([Tabelle1.H15];ABS(INT(LOG(ABS([Tabelle1.I15])))-1))" office:value-type="string" office:string-value="" calcext:value-type="error">
            <text:p>Err:502</text:p>
          </table:table-cell>
          <table:table-cell table:formula="of:=IF([Tabelle1.I15]=0;0;ROUND([Tabelle1.I15];2-(INT(LOG(ABS([Tabelle1.I15])))+1)))" office:value-type="float" office:value="0" calcext:value-type="float">
            <text:p>0</text:p>
          </table:table-cell>
          <table:table-cell table:formula="of:=ROUND([Tabelle1.J15];ABS(INT(LOG(ABS([Tabelle1.K15])))-1))" office:value-type="string" office:string-value="" calcext:value-type="error">
            <text:p>Err:502</text:p>
          </table:table-cell>
          <table:table-cell table:formula="of:=IF([Tabelle1.K15]=0;0;ROUND([Tabelle1.K15];2-(INT(LOG(ABS([Tabelle1.K15])))+1)))" office:value-type="float" office:value="0" calcext:value-type="float">
            <text:p>0</text:p>
          </table:table-cell>
          <table:table-cell table:formula="of:=ROUND([Tabelle1.L15];ABS(INT(LOG(ABS([Tabelle1.M15])))-1))" office:value-type="string" office:string-value="" calcext:value-type="error">
            <text:p>Err:502</text:p>
          </table:table-cell>
          <table:table-cell table:formula="of:=IF([Tabelle1.M15]=0;0;ROUND([Tabelle1.M15];2-(INT(LOG(ABS([Tabelle1.M15])))+1)))" office:value-type="float" office:value="0" calcext:value-type="float">
            <text:p>0</text:p>
          </table:table-cell>
          <table:table-cell table:formula="of:=ROUND([Tabelle1.N15];ABS(INT(LOG(ABS([Tabelle1.O15])))-1))" office:value-type="string" office:string-value="" calcext:value-type="error">
            <text:p>Err:502</text:p>
          </table:table-cell>
          <table:table-cell table:formula="of:=IF([Tabelle1.O15]=0;0;ROUND([Tabelle1.O15];2-(INT(LOG(ABS([Tabelle1.O15])))+1)))" office:value-type="float" office:value="0" calcext:value-type="float">
            <text:p>0</text:p>
          </table:table-cell>
          <table:table-cell table:formula="of:=ROUND([Tabelle1.P15];ABS(INT(LOG(ABS([Tabelle1.Q15])))-1))" office:value-type="string" office:string-value="" calcext:value-type="error">
            <text:p>Err:502</text:p>
          </table:table-cell>
          <table:table-cell table:formula="of:=IF([Tabelle1.Q15]=0;0;ROUND([Tabelle1.Q15];2-(INT(LOG(ABS([Tabelle1.Q15])))+1)))" office:value-type="float" office:value="0" calcext:value-type="float">
            <text:p>0</text:p>
          </table:table-cell>
          <table:table-cell table:formula="of:=ROUND([Tabelle1.R15];2)" office:value-type="float" office:value="0" calcext:value-type="float">
            <text:p>0</text:p>
          </table:table-cell>
          <table:table-cell table:formula="of:=ROUND([Tabelle1.S15];2)" office:value-type="float" office:value="0" calcext:value-type="float">
            <text:p>0</text:p>
          </table:table-cell>
        </table:table-row>
        <table:table-row table:style-name="ro1">
          <table:table-cell table:formula="of:=[Tabelle1.A16]" office:value-type="float" office:value="0" calcext:value-type="float">
            <text:p>0</text:p>
          </table:table-cell>
          <table:table-cell table:formula="of:=[Tabelle1.B16]" office:value-type="float" office:value="0" calcext:value-type="float">
            <text:p>0</text:p>
          </table:table-cell>
          <table:table-cell table:formula="of:=[Tabelle1.C16]" office:value-type="float" office:value="0" calcext:value-type="float">
            <text:p>0</text:p>
          </table:table-cell>
          <table:table-cell table:formula="of:=ROUND([Tabelle1.D16];ABS(INT(LOG(ABS([Tabelle1.E16])))-1))" office:value-type="string" office:string-value="" calcext:value-type="error">
            <text:p>Err:502</text:p>
          </table:table-cell>
          <table:table-cell table:formula="of:=IF([Tabelle1.E16]=0;0;ROUND([Tabelle1.E16];2-(INT(LOG(ABS([Tabelle1.E16])))+1)))" office:value-type="float" office:value="0" calcext:value-type="float">
            <text:p>0</text:p>
          </table:table-cell>
          <table:table-cell table:formula="of:=ROUND([Tabelle1.F16];ABS(INT(LOG(ABS([Tabelle1.G16])))-1))" office:value-type="string" office:string-value="" calcext:value-type="error">
            <text:p>Err:502</text:p>
          </table:table-cell>
          <table:table-cell table:formula="of:=IF([Tabelle1.G16]=0;0;ROUND([Tabelle1.G16];2-(INT(LOG(ABS([Tabelle1.G16])))+1)))" office:value-type="float" office:value="0" calcext:value-type="float">
            <text:p>0</text:p>
          </table:table-cell>
          <table:table-cell table:formula="of:=ROUND([Tabelle1.H16];ABS(INT(LOG(ABS([Tabelle1.I16])))-1))" office:value-type="string" office:string-value="" calcext:value-type="error">
            <text:p>Err:502</text:p>
          </table:table-cell>
          <table:table-cell table:formula="of:=IF([Tabelle1.I16]=0;0;ROUND([Tabelle1.I16];2-(INT(LOG(ABS([Tabelle1.I16])))+1)))" office:value-type="float" office:value="0" calcext:value-type="float">
            <text:p>0</text:p>
          </table:table-cell>
          <table:table-cell table:formula="of:=ROUND([Tabelle1.J16];ABS(INT(LOG(ABS([Tabelle1.K16])))-1))" office:value-type="string" office:string-value="" calcext:value-type="error">
            <text:p>Err:502</text:p>
          </table:table-cell>
          <table:table-cell table:formula="of:=IF([Tabelle1.K16]=0;0;ROUND([Tabelle1.K16];2-(INT(LOG(ABS([Tabelle1.K16])))+1)))" office:value-type="float" office:value="0" calcext:value-type="float">
            <text:p>0</text:p>
          </table:table-cell>
          <table:table-cell table:formula="of:=ROUND([Tabelle1.L16];ABS(INT(LOG(ABS([Tabelle1.M16])))-1))" office:value-type="string" office:string-value="" calcext:value-type="error">
            <text:p>Err:502</text:p>
          </table:table-cell>
          <table:table-cell table:formula="of:=IF([Tabelle1.M16]=0;0;ROUND([Tabelle1.M16];2-(INT(LOG(ABS([Tabelle1.M16])))+1)))" office:value-type="float" office:value="0" calcext:value-type="float">
            <text:p>0</text:p>
          </table:table-cell>
          <table:table-cell table:formula="of:=ROUND([Tabelle1.N16];ABS(INT(LOG(ABS([Tabelle1.O16])))-1))" office:value-type="string" office:string-value="" calcext:value-type="error">
            <text:p>Err:502</text:p>
          </table:table-cell>
          <table:table-cell table:formula="of:=IF([Tabelle1.O16]=0;0;ROUND([Tabelle1.O16];2-(INT(LOG(ABS([Tabelle1.O16])))+1)))" office:value-type="float" office:value="0" calcext:value-type="float">
            <text:p>0</text:p>
          </table:table-cell>
          <table:table-cell table:formula="of:=ROUND([Tabelle1.P16];ABS(INT(LOG(ABS([Tabelle1.Q16])))-1))" office:value-type="string" office:string-value="" calcext:value-type="error">
            <text:p>Err:502</text:p>
          </table:table-cell>
          <table:table-cell table:formula="of:=IF([Tabelle1.Q16]=0;0;ROUND([Tabelle1.Q16];2-(INT(LOG(ABS([Tabelle1.Q16])))+1)))" office:value-type="float" office:value="0" calcext:value-type="float">
            <text:p>0</text:p>
          </table:table-cell>
          <table:table-cell table:formula="of:=ROUND([Tabelle1.R16];2)" office:value-type="float" office:value="0" calcext:value-type="float">
            <text:p>0</text:p>
          </table:table-cell>
          <table:table-cell table:formula="of:=ROUND([Tabelle1.S16];2)" office:value-type="float" office:value="0" calcext:value-type="float">
            <text:p>0</text:p>
          </table:table-cell>
        </table:table-row>
        <table:table-row table:style-name="ro1">
          <table:table-cell table:formula="of:=[Tabelle1.A17]" office:value-type="float" office:value="0" calcext:value-type="float">
            <text:p>0</text:p>
          </table:table-cell>
          <table:table-cell table:formula="of:=[Tabelle1.B17]" office:value-type="float" office:value="0" calcext:value-type="float">
            <text:p>0</text:p>
          </table:table-cell>
          <table:table-cell table:formula="of:=[Tabelle1.C17]" office:value-type="float" office:value="0" calcext:value-type="float">
            <text:p>0</text:p>
          </table:table-cell>
          <table:table-cell table:formula="of:=ROUND([Tabelle1.D17];ABS(INT(LOG(ABS([Tabelle1.E17])))-1))" office:value-type="string" office:string-value="" calcext:value-type="error">
            <text:p>Err:502</text:p>
          </table:table-cell>
          <table:table-cell table:formula="of:=IF([Tabelle1.E17]=0;0;ROUND([Tabelle1.E17];2-(INT(LOG(ABS([Tabelle1.E17])))+1)))" office:value-type="float" office:value="0" calcext:value-type="float">
            <text:p>0</text:p>
          </table:table-cell>
          <table:table-cell table:formula="of:=ROUND([Tabelle1.F17];ABS(INT(LOG(ABS([Tabelle1.G17])))-1))" office:value-type="string" office:string-value="" calcext:value-type="error">
            <text:p>Err:502</text:p>
          </table:table-cell>
          <table:table-cell table:formula="of:=IF([Tabelle1.G17]=0;0;ROUND([Tabelle1.G17];2-(INT(LOG(ABS([Tabelle1.G17])))+1)))" office:value-type="float" office:value="0" calcext:value-type="float">
            <text:p>0</text:p>
          </table:table-cell>
          <table:table-cell table:formula="of:=ROUND([Tabelle1.H17];ABS(INT(LOG(ABS([Tabelle1.I17])))-1))" office:value-type="string" office:string-value="" calcext:value-type="error">
            <text:p>Err:502</text:p>
          </table:table-cell>
          <table:table-cell table:formula="of:=IF([Tabelle1.I17]=0;0;ROUND([Tabelle1.I17];2-(INT(LOG(ABS([Tabelle1.I17])))+1)))" office:value-type="float" office:value="0" calcext:value-type="float">
            <text:p>0</text:p>
          </table:table-cell>
          <table:table-cell table:formula="of:=ROUND([Tabelle1.J17];ABS(INT(LOG(ABS([Tabelle1.K17])))-1))" office:value-type="string" office:string-value="" calcext:value-type="error">
            <text:p>Err:502</text:p>
          </table:table-cell>
          <table:table-cell table:formula="of:=IF([Tabelle1.K17]=0;0;ROUND([Tabelle1.K17];2-(INT(LOG(ABS([Tabelle1.K17])))+1)))" office:value-type="float" office:value="0" calcext:value-type="float">
            <text:p>0</text:p>
          </table:table-cell>
          <table:table-cell table:formula="of:=ROUND([Tabelle1.L17];ABS(INT(LOG(ABS([Tabelle1.M17])))-1))" office:value-type="string" office:string-value="" calcext:value-type="error">
            <text:p>Err:502</text:p>
          </table:table-cell>
          <table:table-cell table:formula="of:=IF([Tabelle1.M17]=0;0;ROUND([Tabelle1.M17];2-(INT(LOG(ABS([Tabelle1.M17])))+1)))" office:value-type="float" office:value="0" calcext:value-type="float">
            <text:p>0</text:p>
          </table:table-cell>
          <table:table-cell table:formula="of:=ROUND([Tabelle1.N17];ABS(INT(LOG(ABS([Tabelle1.O17])))-1))" office:value-type="string" office:string-value="" calcext:value-type="error">
            <text:p>Err:502</text:p>
          </table:table-cell>
          <table:table-cell table:formula="of:=IF([Tabelle1.O17]=0;0;ROUND([Tabelle1.O17];2-(INT(LOG(ABS([Tabelle1.O17])))+1)))" office:value-type="float" office:value="0" calcext:value-type="float">
            <text:p>0</text:p>
          </table:table-cell>
          <table:table-cell table:formula="of:=ROUND([Tabelle1.P17];ABS(INT(LOG(ABS([Tabelle1.Q17])))-1))" office:value-type="string" office:string-value="" calcext:value-type="error">
            <text:p>Err:502</text:p>
          </table:table-cell>
          <table:table-cell table:formula="of:=IF([Tabelle1.Q17]=0;0;ROUND([Tabelle1.Q17];2-(INT(LOG(ABS([Tabelle1.Q17])))+1)))" office:value-type="float" office:value="0" calcext:value-type="float">
            <text:p>0</text:p>
          </table:table-cell>
          <table:table-cell table:formula="of:=ROUND([Tabelle1.R17];2)" office:value-type="float" office:value="0" calcext:value-type="float">
            <text:p>0</text:p>
          </table:table-cell>
          <table:table-cell table:formula="of:=ROUND([Tabelle1.S17];2)" office:value-type="float" office:value="0" calcext:value-type="float">
            <text:p>0</text:p>
          </table:table-cell>
        </table:table-row>
        <table:table-row table:style-name="ro1">
          <table:table-cell table:formula="of:=[Tabelle1.A18]" office:value-type="float" office:value="0" calcext:value-type="float">
            <text:p>0</text:p>
          </table:table-cell>
          <table:table-cell table:formula="of:=[Tabelle1.B18]" office:value-type="float" office:value="0" calcext:value-type="float">
            <text:p>0</text:p>
          </table:table-cell>
          <table:table-cell table:formula="of:=[Tabelle1.C18]" office:value-type="float" office:value="0" calcext:value-type="float">
            <text:p>0</text:p>
          </table:table-cell>
          <table:table-cell table:formula="of:=ROUND([Tabelle1.D18];ABS(INT(LOG(ABS([Tabelle1.E18])))-1))" office:value-type="string" office:string-value="" calcext:value-type="error">
            <text:p>Err:502</text:p>
          </table:table-cell>
          <table:table-cell table:formula="of:=IF([Tabelle1.E18]=0;0;ROUND([Tabelle1.E18];2-(INT(LOG(ABS([Tabelle1.E18])))+1)))" office:value-type="float" office:value="0" calcext:value-type="float">
            <text:p>0</text:p>
          </table:table-cell>
          <table:table-cell table:formula="of:=ROUND([Tabelle1.F18];ABS(INT(LOG(ABS([Tabelle1.G18])))-1))" office:value-type="string" office:string-value="" calcext:value-type="error">
            <text:p>Err:502</text:p>
          </table:table-cell>
          <table:table-cell table:formula="of:=IF([Tabelle1.G18]=0;0;ROUND([Tabelle1.G18];2-(INT(LOG(ABS([Tabelle1.G18])))+1)))" office:value-type="float" office:value="0" calcext:value-type="float">
            <text:p>0</text:p>
          </table:table-cell>
          <table:table-cell table:formula="of:=ROUND([Tabelle1.H18];ABS(INT(LOG(ABS([Tabelle1.I18])))-1))" office:value-type="string" office:string-value="" calcext:value-type="error">
            <text:p>Err:502</text:p>
          </table:table-cell>
          <table:table-cell table:formula="of:=IF([Tabelle1.I18]=0;0;ROUND([Tabelle1.I18];2-(INT(LOG(ABS([Tabelle1.I18])))+1)))" office:value-type="float" office:value="0" calcext:value-type="float">
            <text:p>0</text:p>
          </table:table-cell>
          <table:table-cell table:formula="of:=ROUND([Tabelle1.J18];ABS(INT(LOG(ABS([Tabelle1.K18])))-1))" office:value-type="string" office:string-value="" calcext:value-type="error">
            <text:p>Err:502</text:p>
          </table:table-cell>
          <table:table-cell table:formula="of:=IF([Tabelle1.K18]=0;0;ROUND([Tabelle1.K18];2-(INT(LOG(ABS([Tabelle1.K18])))+1)))" office:value-type="float" office:value="0" calcext:value-type="float">
            <text:p>0</text:p>
          </table:table-cell>
          <table:table-cell table:formula="of:=ROUND([Tabelle1.L18];ABS(INT(LOG(ABS([Tabelle1.M18])))-1))" office:value-type="string" office:string-value="" calcext:value-type="error">
            <text:p>Err:502</text:p>
          </table:table-cell>
          <table:table-cell table:formula="of:=IF([Tabelle1.M18]=0;0;ROUND([Tabelle1.M18];2-(INT(LOG(ABS([Tabelle1.M18])))+1)))" office:value-type="float" office:value="0" calcext:value-type="float">
            <text:p>0</text:p>
          </table:table-cell>
          <table:table-cell table:formula="of:=ROUND([Tabelle1.N18];ABS(INT(LOG(ABS([Tabelle1.O18])))-1))" office:value-type="string" office:string-value="" calcext:value-type="error">
            <text:p>Err:502</text:p>
          </table:table-cell>
          <table:table-cell table:formula="of:=IF([Tabelle1.O18]=0;0;ROUND([Tabelle1.O18];2-(INT(LOG(ABS([Tabelle1.O18])))+1)))" office:value-type="float" office:value="0" calcext:value-type="float">
            <text:p>0</text:p>
          </table:table-cell>
          <table:table-cell table:formula="of:=ROUND([Tabelle1.P18];ABS(INT(LOG(ABS([Tabelle1.Q18])))-1))" office:value-type="string" office:string-value="" calcext:value-type="error">
            <text:p>Err:502</text:p>
          </table:table-cell>
          <table:table-cell table:formula="of:=IF([Tabelle1.Q18]=0;0;ROUND([Tabelle1.Q18];2-(INT(LOG(ABS([Tabelle1.Q18])))+1)))" office:value-type="float" office:value="0" calcext:value-type="float">
            <text:p>0</text:p>
          </table:table-cell>
          <table:table-cell table:formula="of:=ROUND([Tabelle1.R18];2)" office:value-type="float" office:value="0" calcext:value-type="float">
            <text:p>0</text:p>
          </table:table-cell>
          <table:table-cell table:formula="of:=ROUND([Tabelle1.S18];2)" office:value-type="float" office:value="0" calcext:value-type="float">
            <text:p>0</text:p>
          </table:table-cell>
        </table:table-row>
        <table:table-row table:style-name="ro1">
          <table:table-cell table:formula="of:=[Tabelle1.A19]" office:value-type="float" office:value="0" calcext:value-type="float">
            <text:p>0</text:p>
          </table:table-cell>
          <table:table-cell table:formula="of:=[Tabelle1.B19]" office:value-type="float" office:value="0" calcext:value-type="float">
            <text:p>0</text:p>
          </table:table-cell>
          <table:table-cell table:formula="of:=[Tabelle1.C19]" office:value-type="float" office:value="0" calcext:value-type="float">
            <text:p>0</text:p>
          </table:table-cell>
          <table:table-cell table:formula="of:=ROUND([Tabelle1.D19];ABS(INT(LOG(ABS([Tabelle1.E19])))-1))" office:value-type="string" office:string-value="" calcext:value-type="error">
            <text:p>Err:502</text:p>
          </table:table-cell>
          <table:table-cell table:formula="of:=IF([Tabelle1.E19]=0;0;ROUND([Tabelle1.E19];2-(INT(LOG(ABS([Tabelle1.E19])))+1)))" office:value-type="float" office:value="0" calcext:value-type="float">
            <text:p>0</text:p>
          </table:table-cell>
          <table:table-cell table:formula="of:=ROUND([Tabelle1.F19];ABS(INT(LOG(ABS([Tabelle1.G19])))-1))" office:value-type="string" office:string-value="" calcext:value-type="error">
            <text:p>Err:502</text:p>
          </table:table-cell>
          <table:table-cell table:formula="of:=IF([Tabelle1.G19]=0;0;ROUND([Tabelle1.G19];2-(INT(LOG(ABS([Tabelle1.G19])))+1)))" office:value-type="float" office:value="0" calcext:value-type="float">
            <text:p>0</text:p>
          </table:table-cell>
          <table:table-cell table:formula="of:=ROUND([Tabelle1.H19];ABS(INT(LOG(ABS([Tabelle1.I19])))-1))" office:value-type="string" office:string-value="" calcext:value-type="error">
            <text:p>Err:502</text:p>
          </table:table-cell>
          <table:table-cell table:formula="of:=IF([Tabelle1.I19]=0;0;ROUND([Tabelle1.I19];2-(INT(LOG(ABS([Tabelle1.I19])))+1)))" office:value-type="float" office:value="0" calcext:value-type="float">
            <text:p>0</text:p>
          </table:table-cell>
          <table:table-cell table:formula="of:=ROUND([Tabelle1.J19];ABS(INT(LOG(ABS([Tabelle1.K19])))-1))" office:value-type="string" office:string-value="" calcext:value-type="error">
            <text:p>Err:502</text:p>
          </table:table-cell>
          <table:table-cell table:formula="of:=IF([Tabelle1.K19]=0;0;ROUND([Tabelle1.K19];2-(INT(LOG(ABS([Tabelle1.K19])))+1)))" office:value-type="float" office:value="0" calcext:value-type="float">
            <text:p>0</text:p>
          </table:table-cell>
          <table:table-cell table:formula="of:=ROUND([Tabelle1.L19];ABS(INT(LOG(ABS([Tabelle1.M19])))-1))" office:value-type="string" office:string-value="" calcext:value-type="error">
            <text:p>Err:502</text:p>
          </table:table-cell>
          <table:table-cell table:formula="of:=IF([Tabelle1.M19]=0;0;ROUND([Tabelle1.M19];2-(INT(LOG(ABS([Tabelle1.M19])))+1)))" office:value-type="float" office:value="0" calcext:value-type="float">
            <text:p>0</text:p>
          </table:table-cell>
          <table:table-cell table:formula="of:=ROUND([Tabelle1.N19];ABS(INT(LOG(ABS([Tabelle1.O19])))-1))" office:value-type="string" office:string-value="" calcext:value-type="error">
            <text:p>Err:502</text:p>
          </table:table-cell>
          <table:table-cell table:formula="of:=IF([Tabelle1.O19]=0;0;ROUND([Tabelle1.O19];2-(INT(LOG(ABS([Tabelle1.O19])))+1)))" office:value-type="float" office:value="0" calcext:value-type="float">
            <text:p>0</text:p>
          </table:table-cell>
          <table:table-cell table:formula="of:=ROUND([Tabelle1.P19];ABS(INT(LOG(ABS([Tabelle1.Q19])))-1))" office:value-type="string" office:string-value="" calcext:value-type="error">
            <text:p>Err:502</text:p>
          </table:table-cell>
          <table:table-cell table:formula="of:=IF([Tabelle1.Q19]=0;0;ROUND([Tabelle1.Q19];2-(INT(LOG(ABS([Tabelle1.Q19])))+1)))" office:value-type="float" office:value="0" calcext:value-type="float">
            <text:p>0</text:p>
          </table:table-cell>
          <table:table-cell table:formula="of:=ROUND([Tabelle1.R19];2)" office:value-type="float" office:value="0" calcext:value-type="float">
            <text:p>0</text:p>
          </table:table-cell>
          <table:table-cell table:formula="of:=ROUND([Tabelle1.S19];2)" office:value-type="float" office:value="0" calcext:value-type="float">
            <text:p>0</text:p>
          </table:table-cell>
        </table:table-row>
        <table:table-row table:style-name="ro1">
          <table:table-cell table:formula="of:=[Tabelle1.A20]" office:value-type="float" office:value="0" calcext:value-type="float">
            <text:p>0</text:p>
          </table:table-cell>
          <table:table-cell table:formula="of:=[Tabelle1.B20]" office:value-type="float" office:value="0" calcext:value-type="float">
            <text:p>0</text:p>
          </table:table-cell>
          <table:table-cell table:formula="of:=[Tabelle1.C20]" office:value-type="float" office:value="0" calcext:value-type="float">
            <text:p>0</text:p>
          </table:table-cell>
          <table:table-cell table:formula="of:=ROUND([Tabelle1.D20];ABS(INT(LOG(ABS([Tabelle1.E20])))-1))" office:value-type="string" office:string-value="" calcext:value-type="error">
            <text:p>Err:502</text:p>
          </table:table-cell>
          <table:table-cell table:formula="of:=IF([Tabelle1.E20]=0;0;ROUND([Tabelle1.E20];2-(INT(LOG(ABS([Tabelle1.E20])))+1)))" office:value-type="float" office:value="0" calcext:value-type="float">
            <text:p>0</text:p>
          </table:table-cell>
          <table:table-cell table:formula="of:=ROUND([Tabelle1.F20];ABS(INT(LOG(ABS([Tabelle1.G20])))-1))" office:value-type="string" office:string-value="" calcext:value-type="error">
            <text:p>Err:502</text:p>
          </table:table-cell>
          <table:table-cell table:formula="of:=IF([Tabelle1.G20]=0;0;ROUND([Tabelle1.G20];2-(INT(LOG(ABS([Tabelle1.G20])))+1)))" office:value-type="float" office:value="0" calcext:value-type="float">
            <text:p>0</text:p>
          </table:table-cell>
          <table:table-cell table:formula="of:=ROUND([Tabelle1.H20];ABS(INT(LOG(ABS([Tabelle1.I20])))-1))" office:value-type="string" office:string-value="" calcext:value-type="error">
            <text:p>Err:502</text:p>
          </table:table-cell>
          <table:table-cell table:formula="of:=IF([Tabelle1.I20]=0;0;ROUND([Tabelle1.I20];2-(INT(LOG(ABS([Tabelle1.I20])))+1)))" office:value-type="float" office:value="0" calcext:value-type="float">
            <text:p>0</text:p>
          </table:table-cell>
          <table:table-cell table:formula="of:=ROUND([Tabelle1.J20];ABS(INT(LOG(ABS([Tabelle1.K20])))-1))" office:value-type="string" office:string-value="" calcext:value-type="error">
            <text:p>Err:502</text:p>
          </table:table-cell>
          <table:table-cell table:formula="of:=IF([Tabelle1.K20]=0;0;ROUND([Tabelle1.K20];2-(INT(LOG(ABS([Tabelle1.K20])))+1)))" office:value-type="float" office:value="0" calcext:value-type="float">
            <text:p>0</text:p>
          </table:table-cell>
          <table:table-cell table:formula="of:=ROUND([Tabelle1.L20];ABS(INT(LOG(ABS([Tabelle1.M20])))-1))" office:value-type="string" office:string-value="" calcext:value-type="error">
            <text:p>Err:502</text:p>
          </table:table-cell>
          <table:table-cell table:formula="of:=IF([Tabelle1.M20]=0;0;ROUND([Tabelle1.M20];2-(INT(LOG(ABS([Tabelle1.M20])))+1)))" office:value-type="float" office:value="0" calcext:value-type="float">
            <text:p>0</text:p>
          </table:table-cell>
          <table:table-cell table:formula="of:=ROUND([Tabelle1.N20];ABS(INT(LOG(ABS([Tabelle1.O20])))-1))" office:value-type="string" office:string-value="" calcext:value-type="error">
            <text:p>Err:502</text:p>
          </table:table-cell>
          <table:table-cell table:formula="of:=IF([Tabelle1.O20]=0;0;ROUND([Tabelle1.O20];2-(INT(LOG(ABS([Tabelle1.O20])))+1)))" office:value-type="float" office:value="0" calcext:value-type="float">
            <text:p>0</text:p>
          </table:table-cell>
          <table:table-cell table:formula="of:=ROUND([Tabelle1.P20];ABS(INT(LOG(ABS([Tabelle1.Q20])))-1))" office:value-type="string" office:string-value="" calcext:value-type="error">
            <text:p>Err:502</text:p>
          </table:table-cell>
          <table:table-cell table:formula="of:=IF([Tabelle1.Q20]=0;0;ROUND([Tabelle1.Q20];2-(INT(LOG(ABS([Tabelle1.Q20])))+1)))" office:value-type="float" office:value="0" calcext:value-type="float">
            <text:p>0</text:p>
          </table:table-cell>
          <table:table-cell table:formula="of:=ROUND([Tabelle1.R20];2)" office:value-type="float" office:value="0" calcext:value-type="float">
            <text:p>0</text:p>
          </table:table-cell>
          <table:table-cell table:formula="of:=ROUND([Tabelle1.S20];2)" office:value-type="float" office:value="0" calcext:value-type="float">
            <text:p>0</text:p>
          </table:table-cell>
        </table:table-row>
        <table:table-row table:style-name="ro1">
          <table:table-cell table:formula="of:=[Tabelle1.A21]" office:value-type="float" office:value="0" calcext:value-type="float">
            <text:p>0</text:p>
          </table:table-cell>
          <table:table-cell table:formula="of:=[Tabelle1.B21]" office:value-type="float" office:value="0" calcext:value-type="float">
            <text:p>0</text:p>
          </table:table-cell>
          <table:table-cell table:formula="of:=[Tabelle1.C21]" office:value-type="float" office:value="0" calcext:value-type="float">
            <text:p>0</text:p>
          </table:table-cell>
          <table:table-cell table:formula="of:=ROUND([Tabelle1.D21];ABS(INT(LOG(ABS([Tabelle1.E21])))-1))" office:value-type="string" office:string-value="" calcext:value-type="error">
            <text:p>Err:502</text:p>
          </table:table-cell>
          <table:table-cell table:formula="of:=IF([Tabelle1.E21]=0;0;ROUND([Tabelle1.E21];2-(INT(LOG(ABS([Tabelle1.E21])))+1)))" office:value-type="float" office:value="0" calcext:value-type="float">
            <text:p>0</text:p>
          </table:table-cell>
          <table:table-cell table:formula="of:=ROUND([Tabelle1.F21];ABS(INT(LOG(ABS([Tabelle1.G21])))-1))" office:value-type="string" office:string-value="" calcext:value-type="error">
            <text:p>Err:502</text:p>
          </table:table-cell>
          <table:table-cell table:formula="of:=IF([Tabelle1.G21]=0;0;ROUND([Tabelle1.G21];2-(INT(LOG(ABS([Tabelle1.G21])))+1)))" office:value-type="float" office:value="0" calcext:value-type="float">
            <text:p>0</text:p>
          </table:table-cell>
          <table:table-cell table:formula="of:=ROUND([Tabelle1.H21];ABS(INT(LOG(ABS([Tabelle1.I21])))-1))" office:value-type="string" office:string-value="" calcext:value-type="error">
            <text:p>Err:502</text:p>
          </table:table-cell>
          <table:table-cell table:formula="of:=IF([Tabelle1.I21]=0;0;ROUND([Tabelle1.I21];2-(INT(LOG(ABS([Tabelle1.I21])))+1)))" office:value-type="float" office:value="0" calcext:value-type="float">
            <text:p>0</text:p>
          </table:table-cell>
          <table:table-cell table:formula="of:=ROUND([Tabelle1.J21];ABS(INT(LOG(ABS([Tabelle1.K21])))-1))" office:value-type="string" office:string-value="" calcext:value-type="error">
            <text:p>Err:502</text:p>
          </table:table-cell>
          <table:table-cell table:formula="of:=IF([Tabelle1.K21]=0;0;ROUND([Tabelle1.K21];2-(INT(LOG(ABS([Tabelle1.K21])))+1)))" office:value-type="float" office:value="0" calcext:value-type="float">
            <text:p>0</text:p>
          </table:table-cell>
          <table:table-cell table:formula="of:=ROUND([Tabelle1.L21];ABS(INT(LOG(ABS([Tabelle1.M21])))-1))" office:value-type="string" office:string-value="" calcext:value-type="error">
            <text:p>Err:502</text:p>
          </table:table-cell>
          <table:table-cell table:formula="of:=IF([Tabelle1.M21]=0;0;ROUND([Tabelle1.M21];2-(INT(LOG(ABS([Tabelle1.M21])))+1)))" office:value-type="float" office:value="0" calcext:value-type="float">
            <text:p>0</text:p>
          </table:table-cell>
          <table:table-cell table:formula="of:=ROUND([Tabelle1.N21];ABS(INT(LOG(ABS([Tabelle1.O21])))-1))" office:value-type="string" office:string-value="" calcext:value-type="error">
            <text:p>Err:502</text:p>
          </table:table-cell>
          <table:table-cell table:formula="of:=IF([Tabelle1.O21]=0;0;ROUND([Tabelle1.O21];2-(INT(LOG(ABS([Tabelle1.O21])))+1)))" office:value-type="float" office:value="0" calcext:value-type="float">
            <text:p>0</text:p>
          </table:table-cell>
          <table:table-cell table:formula="of:=ROUND([Tabelle1.P21];ABS(INT(LOG(ABS([Tabelle1.Q21])))-1))" office:value-type="string" office:string-value="" calcext:value-type="error">
            <text:p>Err:502</text:p>
          </table:table-cell>
          <table:table-cell table:formula="of:=IF([Tabelle1.Q21]=0;0;ROUND([Tabelle1.Q21];2-(INT(LOG(ABS([Tabelle1.Q21])))+1)))" office:value-type="float" office:value="0" calcext:value-type="float">
            <text:p>0</text:p>
          </table:table-cell>
          <table:table-cell table:formula="of:=ROUND([Tabelle1.R21];2)" office:value-type="float" office:value="0" calcext:value-type="float">
            <text:p>0</text:p>
          </table:table-cell>
          <table:table-cell table:formula="of:=ROUND([Tabelle1.S21];2)" office:value-type="float" office:value="0" calcext:value-type="float">
            <text:p>0</text:p>
          </table:table-cell>
        </table:table-row>
        <table:table-row table:style-name="ro1">
          <table:table-cell table:formula="of:=[Tabelle1.A22]" office:value-type="float" office:value="0" calcext:value-type="float">
            <text:p>0</text:p>
          </table:table-cell>
          <table:table-cell table:formula="of:=[Tabelle1.B22]" office:value-type="float" office:value="0" calcext:value-type="float">
            <text:p>0</text:p>
          </table:table-cell>
          <table:table-cell table:formula="of:=[Tabelle1.C22]" office:value-type="float" office:value="0" calcext:value-type="float">
            <text:p>0</text:p>
          </table:table-cell>
          <table:table-cell table:formula="of:=ROUND([Tabelle1.D22];ABS(INT(LOG(ABS([Tabelle1.E22])))-1))" office:value-type="string" office:string-value="" calcext:value-type="error">
            <text:p>Err:502</text:p>
          </table:table-cell>
          <table:table-cell table:formula="of:=IF([Tabelle1.E22]=0;0;ROUND([Tabelle1.E22];2-(INT(LOG(ABS([Tabelle1.E22])))+1)))" office:value-type="float" office:value="0" calcext:value-type="float">
            <text:p>0</text:p>
          </table:table-cell>
          <table:table-cell table:formula="of:=ROUND([Tabelle1.F22];ABS(INT(LOG(ABS([Tabelle1.G22])))-1))" office:value-type="string" office:string-value="" calcext:value-type="error">
            <text:p>Err:502</text:p>
          </table:table-cell>
          <table:table-cell table:formula="of:=IF([Tabelle1.G22]=0;0;ROUND([Tabelle1.G22];2-(INT(LOG(ABS([Tabelle1.G22])))+1)))" office:value-type="float" office:value="0" calcext:value-type="float">
            <text:p>0</text:p>
          </table:table-cell>
          <table:table-cell table:formula="of:=ROUND([Tabelle1.H22];ABS(INT(LOG(ABS([Tabelle1.I22])))-1))" office:value-type="string" office:string-value="" calcext:value-type="error">
            <text:p>Err:502</text:p>
          </table:table-cell>
          <table:table-cell table:formula="of:=IF([Tabelle1.I22]=0;0;ROUND([Tabelle1.I22];2-(INT(LOG(ABS([Tabelle1.I22])))+1)))" office:value-type="float" office:value="0" calcext:value-type="float">
            <text:p>0</text:p>
          </table:table-cell>
          <table:table-cell table:formula="of:=ROUND([Tabelle1.J22];ABS(INT(LOG(ABS([Tabelle1.K22])))-1))" office:value-type="string" office:string-value="" calcext:value-type="error">
            <text:p>Err:502</text:p>
          </table:table-cell>
          <table:table-cell table:formula="of:=IF([Tabelle1.K22]=0;0;ROUND([Tabelle1.K22];2-(INT(LOG(ABS([Tabelle1.K22])))+1)))" office:value-type="float" office:value="0" calcext:value-type="float">
            <text:p>0</text:p>
          </table:table-cell>
          <table:table-cell table:formula="of:=ROUND([Tabelle1.L22];ABS(INT(LOG(ABS([Tabelle1.M22])))-1))" office:value-type="string" office:string-value="" calcext:value-type="error">
            <text:p>Err:502</text:p>
          </table:table-cell>
          <table:table-cell table:formula="of:=IF([Tabelle1.M22]=0;0;ROUND([Tabelle1.M22];2-(INT(LOG(ABS([Tabelle1.M22])))+1)))" office:value-type="float" office:value="0" calcext:value-type="float">
            <text:p>0</text:p>
          </table:table-cell>
          <table:table-cell table:formula="of:=ROUND([Tabelle1.N22];ABS(INT(LOG(ABS([Tabelle1.O22])))-1))" office:value-type="string" office:string-value="" calcext:value-type="error">
            <text:p>Err:502</text:p>
          </table:table-cell>
          <table:table-cell table:formula="of:=IF([Tabelle1.O22]=0;0;ROUND([Tabelle1.O22];2-(INT(LOG(ABS([Tabelle1.O22])))+1)))" office:value-type="float" office:value="0" calcext:value-type="float">
            <text:p>0</text:p>
          </table:table-cell>
          <table:table-cell table:formula="of:=ROUND([Tabelle1.P22];ABS(INT(LOG(ABS([Tabelle1.Q22])))-1))" office:value-type="string" office:string-value="" calcext:value-type="error">
            <text:p>Err:502</text:p>
          </table:table-cell>
          <table:table-cell table:formula="of:=IF([Tabelle1.Q22]=0;0;ROUND([Tabelle1.Q22];2-(INT(LOG(ABS([Tabelle1.Q22])))+1)))" office:value-type="float" office:value="0" calcext:value-type="float">
            <text:p>0</text:p>
          </table:table-cell>
          <table:table-cell table:formula="of:=ROUND([Tabelle1.R22];2)" office:value-type="float" office:value="0" calcext:value-type="float">
            <text:p>0</text:p>
          </table:table-cell>
          <table:table-cell table:formula="of:=ROUND([Tabelle1.S22];2)" office:value-type="float" office:value="0" calcext:value-type="float">
            <text:p>0</text:p>
          </table:table-cell>
        </table:table-row>
        <table:table-row table:style-name="ro1">
          <table:table-cell table:formula="of:=[Tabelle1.A23]" office:value-type="float" office:value="0" calcext:value-type="float">
            <text:p>0</text:p>
          </table:table-cell>
          <table:table-cell table:formula="of:=[Tabelle1.B23]" office:value-type="float" office:value="0" calcext:value-type="float">
            <text:p>0</text:p>
          </table:table-cell>
          <table:table-cell table:formula="of:=[Tabelle1.C23]" office:value-type="float" office:value="0" calcext:value-type="float">
            <text:p>0</text:p>
          </table:table-cell>
          <table:table-cell table:formula="of:=ROUND([Tabelle1.D23];ABS(INT(LOG(ABS([Tabelle1.E23])))-1))" office:value-type="string" office:string-value="" calcext:value-type="error">
            <text:p>Err:502</text:p>
          </table:table-cell>
          <table:table-cell table:formula="of:=IF([Tabelle1.E23]=0;0;ROUND([Tabelle1.E23];2-(INT(LOG(ABS([Tabelle1.E23])))+1)))" office:value-type="float" office:value="0" calcext:value-type="float">
            <text:p>0</text:p>
          </table:table-cell>
          <table:table-cell table:formula="of:=ROUND([Tabelle1.F23];ABS(INT(LOG(ABS([Tabelle1.G23])))-1))" office:value-type="string" office:string-value="" calcext:value-type="error">
            <text:p>Err:502</text:p>
          </table:table-cell>
          <table:table-cell table:formula="of:=IF([Tabelle1.G23]=0;0;ROUND([Tabelle1.G23];2-(INT(LOG(ABS([Tabelle1.G23])))+1)))" office:value-type="float" office:value="0" calcext:value-type="float">
            <text:p>0</text:p>
          </table:table-cell>
          <table:table-cell table:formula="of:=ROUND([Tabelle1.H23];ABS(INT(LOG(ABS([Tabelle1.I23])))-1))" office:value-type="string" office:string-value="" calcext:value-type="error">
            <text:p>Err:502</text:p>
          </table:table-cell>
          <table:table-cell table:formula="of:=IF([Tabelle1.I23]=0;0;ROUND([Tabelle1.I23];2-(INT(LOG(ABS([Tabelle1.I23])))+1)))" office:value-type="float" office:value="0" calcext:value-type="float">
            <text:p>0</text:p>
          </table:table-cell>
          <table:table-cell table:formula="of:=ROUND([Tabelle1.J23];ABS(INT(LOG(ABS([Tabelle1.K23])))-1))" office:value-type="string" office:string-value="" calcext:value-type="error">
            <text:p>Err:502</text:p>
          </table:table-cell>
          <table:table-cell table:formula="of:=IF([Tabelle1.K23]=0;0;ROUND([Tabelle1.K23];2-(INT(LOG(ABS([Tabelle1.K23])))+1)))" office:value-type="float" office:value="0" calcext:value-type="float">
            <text:p>0</text:p>
          </table:table-cell>
          <table:table-cell table:formula="of:=ROUND([Tabelle1.L23];ABS(INT(LOG(ABS([Tabelle1.M23])))-1))" office:value-type="string" office:string-value="" calcext:value-type="error">
            <text:p>Err:502</text:p>
          </table:table-cell>
          <table:table-cell table:formula="of:=IF([Tabelle1.M23]=0;0;ROUND([Tabelle1.M23];2-(INT(LOG(ABS([Tabelle1.M23])))+1)))" office:value-type="float" office:value="0" calcext:value-type="float">
            <text:p>0</text:p>
          </table:table-cell>
          <table:table-cell table:formula="of:=ROUND([Tabelle1.N23];ABS(INT(LOG(ABS([Tabelle1.O23])))-1))" office:value-type="string" office:string-value="" calcext:value-type="error">
            <text:p>Err:502</text:p>
          </table:table-cell>
          <table:table-cell table:formula="of:=IF([Tabelle1.O23]=0;0;ROUND([Tabelle1.O23];2-(INT(LOG(ABS([Tabelle1.O23])))+1)))" office:value-type="float" office:value="0" calcext:value-type="float">
            <text:p>0</text:p>
          </table:table-cell>
          <table:table-cell table:formula="of:=ROUND([Tabelle1.P23];ABS(INT(LOG(ABS([Tabelle1.Q23])))-1))" office:value-type="string" office:string-value="" calcext:value-type="error">
            <text:p>Err:502</text:p>
          </table:table-cell>
          <table:table-cell table:formula="of:=IF([Tabelle1.Q23]=0;0;ROUND([Tabelle1.Q23];2-(INT(LOG(ABS([Tabelle1.Q23])))+1)))" office:value-type="float" office:value="0" calcext:value-type="float">
            <text:p>0</text:p>
          </table:table-cell>
          <table:table-cell table:formula="of:=ROUND([Tabelle1.R23];2)" office:value-type="float" office:value="0" calcext:value-type="float">
            <text:p>0</text:p>
          </table:table-cell>
          <table:table-cell table:formula="of:=ROUND([Tabelle1.S23];2)" office:value-type="float" office:value="0" calcext:value-type="float">
            <text:p>0</text:p>
          </table:table-cell>
        </table:table-row>
        <table:table-row table:style-name="ro1">
          <table:table-cell table:formula="of:=[Tabelle1.A24]" office:value-type="float" office:value="0" calcext:value-type="float">
            <text:p>0</text:p>
          </table:table-cell>
          <table:table-cell table:formula="of:=[Tabelle1.B24]" office:value-type="float" office:value="0" calcext:value-type="float">
            <text:p>0</text:p>
          </table:table-cell>
          <table:table-cell table:formula="of:=[Tabelle1.C24]" office:value-type="float" office:value="0" calcext:value-type="float">
            <text:p>0</text:p>
          </table:table-cell>
          <table:table-cell table:formula="of:=ROUND([Tabelle1.D24];ABS(INT(LOG(ABS([Tabelle1.E24])))-1))" office:value-type="string" office:string-value="" calcext:value-type="error">
            <text:p>Err:502</text:p>
          </table:table-cell>
          <table:table-cell table:formula="of:=IF([Tabelle1.E24]=0;0;ROUND([Tabelle1.E24];2-(INT(LOG(ABS([Tabelle1.E24])))+1)))" office:value-type="float" office:value="0" calcext:value-type="float">
            <text:p>0</text:p>
          </table:table-cell>
          <table:table-cell table:formula="of:=ROUND([Tabelle1.F24];ABS(INT(LOG(ABS([Tabelle1.G24])))-1))" office:value-type="string" office:string-value="" calcext:value-type="error">
            <text:p>Err:502</text:p>
          </table:table-cell>
          <table:table-cell table:formula="of:=IF([Tabelle1.G24]=0;0;ROUND([Tabelle1.G24];2-(INT(LOG(ABS([Tabelle1.G24])))+1)))" office:value-type="float" office:value="0" calcext:value-type="float">
            <text:p>0</text:p>
          </table:table-cell>
          <table:table-cell table:formula="of:=ROUND([Tabelle1.H24];ABS(INT(LOG(ABS([Tabelle1.I24])))-1))" office:value-type="string" office:string-value="" calcext:value-type="error">
            <text:p>Err:502</text:p>
          </table:table-cell>
          <table:table-cell table:formula="of:=IF([Tabelle1.I24]=0;0;ROUND([Tabelle1.I24];2-(INT(LOG(ABS([Tabelle1.I24])))+1)))" office:value-type="float" office:value="0" calcext:value-type="float">
            <text:p>0</text:p>
          </table:table-cell>
          <table:table-cell table:formula="of:=ROUND([Tabelle1.J24];ABS(INT(LOG(ABS([Tabelle1.K24])))-1))" office:value-type="string" office:string-value="" calcext:value-type="error">
            <text:p>Err:502</text:p>
          </table:table-cell>
          <table:table-cell table:formula="of:=IF([Tabelle1.K24]=0;0;ROUND([Tabelle1.K24];2-(INT(LOG(ABS([Tabelle1.K24])))+1)))" office:value-type="float" office:value="0" calcext:value-type="float">
            <text:p>0</text:p>
          </table:table-cell>
          <table:table-cell table:formula="of:=ROUND([Tabelle1.L24];ABS(INT(LOG(ABS([Tabelle1.M24])))-1))" office:value-type="string" office:string-value="" calcext:value-type="error">
            <text:p>Err:502</text:p>
          </table:table-cell>
          <table:table-cell table:formula="of:=IF([Tabelle1.M24]=0;0;ROUND([Tabelle1.M24];2-(INT(LOG(ABS([Tabelle1.M24])))+1)))" office:value-type="float" office:value="0" calcext:value-type="float">
            <text:p>0</text:p>
          </table:table-cell>
          <table:table-cell table:formula="of:=ROUND([Tabelle1.N24];ABS(INT(LOG(ABS([Tabelle1.O24])))-1))" office:value-type="string" office:string-value="" calcext:value-type="error">
            <text:p>Err:502</text:p>
          </table:table-cell>
          <table:table-cell table:formula="of:=IF([Tabelle1.O24]=0;0;ROUND([Tabelle1.O24];2-(INT(LOG(ABS([Tabelle1.O24])))+1)))" office:value-type="float" office:value="0" calcext:value-type="float">
            <text:p>0</text:p>
          </table:table-cell>
          <table:table-cell table:formula="of:=ROUND([Tabelle1.P24];ABS(INT(LOG(ABS([Tabelle1.Q24])))-1))" office:value-type="string" office:string-value="" calcext:value-type="error">
            <text:p>Err:502</text:p>
          </table:table-cell>
          <table:table-cell table:formula="of:=IF([Tabelle1.Q24]=0;0;ROUND([Tabelle1.Q24];2-(INT(LOG(ABS([Tabelle1.Q24])))+1)))" office:value-type="float" office:value="0" calcext:value-type="float">
            <text:p>0</text:p>
          </table:table-cell>
          <table:table-cell table:formula="of:=ROUND([Tabelle1.R24];2)" office:value-type="float" office:value="0" calcext:value-type="float">
            <text:p>0</text:p>
          </table:table-cell>
          <table:table-cell table:formula="of:=ROUND([Tabelle1.S24];2)" office:value-type="float" office:value="0" calcext:value-type="float">
            <text:p>0</text:p>
          </table:table-cell>
        </table:table-row>
        <table:table-row table:style-name="ro1">
          <table:table-cell table:formula="of:=[Tabelle1.A25]" office:value-type="float" office:value="0" calcext:value-type="float">
            <text:p>0</text:p>
          </table:table-cell>
          <table:table-cell table:formula="of:=[Tabelle1.B25]" office:value-type="float" office:value="0" calcext:value-type="float">
            <text:p>0</text:p>
          </table:table-cell>
          <table:table-cell table:formula="of:=[Tabelle1.C25]" office:value-type="float" office:value="0" calcext:value-type="float">
            <text:p>0</text:p>
          </table:table-cell>
          <table:table-cell table:formula="of:=ROUND([Tabelle1.D25];ABS(INT(LOG(ABS([Tabelle1.E25])))-1))" office:value-type="string" office:string-value="" calcext:value-type="error">
            <text:p>Err:502</text:p>
          </table:table-cell>
          <table:table-cell table:formula="of:=IF([Tabelle1.E25]=0;0;ROUND([Tabelle1.E25];2-(INT(LOG(ABS([Tabelle1.E25])))+1)))" office:value-type="float" office:value="0" calcext:value-type="float">
            <text:p>0</text:p>
          </table:table-cell>
          <table:table-cell table:formula="of:=ROUND([Tabelle1.F25];ABS(INT(LOG(ABS([Tabelle1.G25])))-1))" office:value-type="string" office:string-value="" calcext:value-type="error">
            <text:p>Err:502</text:p>
          </table:table-cell>
          <table:table-cell table:formula="of:=IF([Tabelle1.G25]=0;0;ROUND([Tabelle1.G25];2-(INT(LOG(ABS([Tabelle1.G25])))+1)))" office:value-type="float" office:value="0" calcext:value-type="float">
            <text:p>0</text:p>
          </table:table-cell>
          <table:table-cell table:formula="of:=ROUND([Tabelle1.H25];ABS(INT(LOG(ABS([Tabelle1.I25])))-1))" office:value-type="string" office:string-value="" calcext:value-type="error">
            <text:p>Err:502</text:p>
          </table:table-cell>
          <table:table-cell table:formula="of:=IF([Tabelle1.I25]=0;0;ROUND([Tabelle1.I25];2-(INT(LOG(ABS([Tabelle1.I25])))+1)))" office:value-type="float" office:value="0" calcext:value-type="float">
            <text:p>0</text:p>
          </table:table-cell>
          <table:table-cell table:formula="of:=ROUND([Tabelle1.J25];ABS(INT(LOG(ABS([Tabelle1.K25])))-1))" office:value-type="string" office:string-value="" calcext:value-type="error">
            <text:p>Err:502</text:p>
          </table:table-cell>
          <table:table-cell table:formula="of:=IF([Tabelle1.K25]=0;0;ROUND([Tabelle1.K25];2-(INT(LOG(ABS([Tabelle1.K25])))+1)))" office:value-type="float" office:value="0" calcext:value-type="float">
            <text:p>0</text:p>
          </table:table-cell>
          <table:table-cell table:formula="of:=ROUND([Tabelle1.L25];ABS(INT(LOG(ABS([Tabelle1.M25])))-1))" office:value-type="string" office:string-value="" calcext:value-type="error">
            <text:p>Err:502</text:p>
          </table:table-cell>
          <table:table-cell table:formula="of:=IF([Tabelle1.M25]=0;0;ROUND([Tabelle1.M25];2-(INT(LOG(ABS([Tabelle1.M25])))+1)))" office:value-type="float" office:value="0" calcext:value-type="float">
            <text:p>0</text:p>
          </table:table-cell>
          <table:table-cell table:formula="of:=ROUND([Tabelle1.N25];ABS(INT(LOG(ABS([Tabelle1.O25])))-1))" office:value-type="string" office:string-value="" calcext:value-type="error">
            <text:p>Err:502</text:p>
          </table:table-cell>
          <table:table-cell table:formula="of:=IF([Tabelle1.O25]=0;0;ROUND([Tabelle1.O25];2-(INT(LOG(ABS([Tabelle1.O25])))+1)))" office:value-type="float" office:value="0" calcext:value-type="float">
            <text:p>0</text:p>
          </table:table-cell>
          <table:table-cell table:formula="of:=ROUND([Tabelle1.P25];ABS(INT(LOG(ABS([Tabelle1.Q25])))-1))" office:value-type="string" office:string-value="" calcext:value-type="error">
            <text:p>Err:502</text:p>
          </table:table-cell>
          <table:table-cell table:formula="of:=IF([Tabelle1.Q25]=0;0;ROUND([Tabelle1.Q25];2-(INT(LOG(ABS([Tabelle1.Q25])))+1)))" office:value-type="float" office:value="0" calcext:value-type="float">
            <text:p>0</text:p>
          </table:table-cell>
          <table:table-cell table:formula="of:=ROUND([Tabelle1.R25];2)" office:value-type="float" office:value="0" calcext:value-type="float">
            <text:p>0</text:p>
          </table:table-cell>
          <table:table-cell table:formula="of:=ROUND([Tabelle1.S25];2)" office:value-type="float" office:value="0" calcext:value-type="float">
            <text:p>0</text:p>
          </table:table-cell>
        </table:table-row>
        <table:table-row table:style-name="ro1">
          <table:table-cell table:formula="of:=[Tabelle1.A26]" office:value-type="float" office:value="0" calcext:value-type="float">
            <text:p>0</text:p>
          </table:table-cell>
          <table:table-cell table:formula="of:=[Tabelle1.B26]" office:value-type="float" office:value="0" calcext:value-type="float">
            <text:p>0</text:p>
          </table:table-cell>
          <table:table-cell table:formula="of:=[Tabelle1.C26]" office:value-type="float" office:value="0" calcext:value-type="float">
            <text:p>0</text:p>
          </table:table-cell>
          <table:table-cell table:formula="of:=ROUND([Tabelle1.D26];ABS(INT(LOG(ABS([Tabelle1.E26])))-1))" office:value-type="string" office:string-value="" calcext:value-type="error">
            <text:p>Err:502</text:p>
          </table:table-cell>
          <table:table-cell table:formula="of:=IF([Tabelle1.E26]=0;0;ROUND([Tabelle1.E26];2-(INT(LOG(ABS([Tabelle1.E26])))+1)))" office:value-type="float" office:value="0" calcext:value-type="float">
            <text:p>0</text:p>
          </table:table-cell>
          <table:table-cell table:formula="of:=ROUND([Tabelle1.F26];ABS(INT(LOG(ABS([Tabelle1.G26])))-1))" office:value-type="string" office:string-value="" calcext:value-type="error">
            <text:p>Err:502</text:p>
          </table:table-cell>
          <table:table-cell table:formula="of:=IF([Tabelle1.G26]=0;0;ROUND([Tabelle1.G26];2-(INT(LOG(ABS([Tabelle1.G26])))+1)))" office:value-type="float" office:value="0" calcext:value-type="float">
            <text:p>0</text:p>
          </table:table-cell>
          <table:table-cell table:formula="of:=ROUND([Tabelle1.H26];ABS(INT(LOG(ABS([Tabelle1.I26])))-1))" office:value-type="string" office:string-value="" calcext:value-type="error">
            <text:p>Err:502</text:p>
          </table:table-cell>
          <table:table-cell table:formula="of:=IF([Tabelle1.I26]=0;0;ROUND([Tabelle1.I26];2-(INT(LOG(ABS([Tabelle1.I26])))+1)))" office:value-type="float" office:value="0" calcext:value-type="float">
            <text:p>0</text:p>
          </table:table-cell>
          <table:table-cell table:formula="of:=ROUND([Tabelle1.J26];ABS(INT(LOG(ABS([Tabelle1.K26])))-1))" office:value-type="string" office:string-value="" calcext:value-type="error">
            <text:p>Err:502</text:p>
          </table:table-cell>
          <table:table-cell table:formula="of:=IF([Tabelle1.K26]=0;0;ROUND([Tabelle1.K26];2-(INT(LOG(ABS([Tabelle1.K26])))+1)))" office:value-type="float" office:value="0" calcext:value-type="float">
            <text:p>0</text:p>
          </table:table-cell>
          <table:table-cell table:formula="of:=ROUND([Tabelle1.L26];ABS(INT(LOG(ABS([Tabelle1.M26])))-1))" office:value-type="string" office:string-value="" calcext:value-type="error">
            <text:p>Err:502</text:p>
          </table:table-cell>
          <table:table-cell table:formula="of:=IF([Tabelle1.M26]=0;0;ROUND([Tabelle1.M26];2-(INT(LOG(ABS([Tabelle1.M26])))+1)))" office:value-type="float" office:value="0" calcext:value-type="float">
            <text:p>0</text:p>
          </table:table-cell>
          <table:table-cell table:formula="of:=ROUND([Tabelle1.N26];ABS(INT(LOG(ABS([Tabelle1.O26])))-1))" office:value-type="string" office:string-value="" calcext:value-type="error">
            <text:p>Err:502</text:p>
          </table:table-cell>
          <table:table-cell table:formula="of:=IF([Tabelle1.O26]=0;0;ROUND([Tabelle1.O26];2-(INT(LOG(ABS([Tabelle1.O26])))+1)))" office:value-type="float" office:value="0" calcext:value-type="float">
            <text:p>0</text:p>
          </table:table-cell>
          <table:table-cell table:formula="of:=ROUND([Tabelle1.P26];ABS(INT(LOG(ABS([Tabelle1.Q26])))-1))" office:value-type="string" office:string-value="" calcext:value-type="error">
            <text:p>Err:502</text:p>
          </table:table-cell>
          <table:table-cell table:formula="of:=IF([Tabelle1.Q26]=0;0;ROUND([Tabelle1.Q26];2-(INT(LOG(ABS([Tabelle1.Q26])))+1)))" office:value-type="float" office:value="0" calcext:value-type="float">
            <text:p>0</text:p>
          </table:table-cell>
          <table:table-cell table:formula="of:=ROUND([Tabelle1.R26];2)" office:value-type="float" office:value="0" calcext:value-type="float">
            <text:p>0</text:p>
          </table:table-cell>
          <table:table-cell table:formula="of:=ROUND([Tabelle1.S26];2)" office:value-type="float" office:value="0" calcext:value-type="float">
            <text:p>0</text:p>
          </table:table-cell>
        </table:table-row>
        <table:table-row table:style-name="ro1">
          <table:table-cell table:formula="of:=[Tabelle1.A27]" office:value-type="float" office:value="0" calcext:value-type="float">
            <text:p>0</text:p>
          </table:table-cell>
          <table:table-cell table:formula="of:=[Tabelle1.B27]" office:value-type="float" office:value="0" calcext:value-type="float">
            <text:p>0</text:p>
          </table:table-cell>
          <table:table-cell table:formula="of:=[Tabelle1.C27]" office:value-type="float" office:value="0" calcext:value-type="float">
            <text:p>0</text:p>
          </table:table-cell>
          <table:table-cell table:formula="of:=ROUND([Tabelle1.D27];ABS(INT(LOG(ABS([Tabelle1.E27])))-1))" office:value-type="string" office:string-value="" calcext:value-type="error">
            <text:p>Err:502</text:p>
          </table:table-cell>
          <table:table-cell table:formula="of:=IF([Tabelle1.E27]=0;0;ROUND([Tabelle1.E27];2-(INT(LOG(ABS([Tabelle1.E27])))+1)))" office:value-type="float" office:value="0" calcext:value-type="float">
            <text:p>0</text:p>
          </table:table-cell>
          <table:table-cell table:formula="of:=ROUND([Tabelle1.F27];ABS(INT(LOG(ABS([Tabelle1.G27])))-1))" office:value-type="string" office:string-value="" calcext:value-type="error">
            <text:p>Err:502</text:p>
          </table:table-cell>
          <table:table-cell table:formula="of:=IF([Tabelle1.G27]=0;0;ROUND([Tabelle1.G27];2-(INT(LOG(ABS([Tabelle1.G27])))+1)))" office:value-type="float" office:value="0" calcext:value-type="float">
            <text:p>0</text:p>
          </table:table-cell>
          <table:table-cell table:formula="of:=ROUND([Tabelle1.H27];ABS(INT(LOG(ABS([Tabelle1.I27])))-1))" office:value-type="string" office:string-value="" calcext:value-type="error">
            <text:p>Err:502</text:p>
          </table:table-cell>
          <table:table-cell table:formula="of:=IF([Tabelle1.I27]=0;0;ROUND([Tabelle1.I27];2-(INT(LOG(ABS([Tabelle1.I27])))+1)))" office:value-type="float" office:value="0" calcext:value-type="float">
            <text:p>0</text:p>
          </table:table-cell>
          <table:table-cell table:formula="of:=ROUND([Tabelle1.J27];ABS(INT(LOG(ABS([Tabelle1.K27])))-1))" office:value-type="string" office:string-value="" calcext:value-type="error">
            <text:p>Err:502</text:p>
          </table:table-cell>
          <table:table-cell table:formula="of:=IF([Tabelle1.K27]=0;0;ROUND([Tabelle1.K27];2-(INT(LOG(ABS([Tabelle1.K27])))+1)))" office:value-type="float" office:value="0" calcext:value-type="float">
            <text:p>0</text:p>
          </table:table-cell>
          <table:table-cell table:formula="of:=ROUND([Tabelle1.L27];ABS(INT(LOG(ABS([Tabelle1.M27])))-1))" office:value-type="string" office:string-value="" calcext:value-type="error">
            <text:p>Err:502</text:p>
          </table:table-cell>
          <table:table-cell table:formula="of:=IF([Tabelle1.M27]=0;0;ROUND([Tabelle1.M27];2-(INT(LOG(ABS([Tabelle1.M27])))+1)))" office:value-type="float" office:value="0" calcext:value-type="float">
            <text:p>0</text:p>
          </table:table-cell>
          <table:table-cell table:formula="of:=ROUND([Tabelle1.N27];ABS(INT(LOG(ABS([Tabelle1.O27])))-1))" office:value-type="string" office:string-value="" calcext:value-type="error">
            <text:p>Err:502</text:p>
          </table:table-cell>
          <table:table-cell table:formula="of:=IF([Tabelle1.O27]=0;0;ROUND([Tabelle1.O27];2-(INT(LOG(ABS([Tabelle1.O27])))+1)))" office:value-type="float" office:value="0" calcext:value-type="float">
            <text:p>0</text:p>
          </table:table-cell>
          <table:table-cell table:formula="of:=ROUND([Tabelle1.P27];ABS(INT(LOG(ABS([Tabelle1.Q27])))-1))" office:value-type="string" office:string-value="" calcext:value-type="error">
            <text:p>Err:502</text:p>
          </table:table-cell>
          <table:table-cell table:formula="of:=IF([Tabelle1.Q27]=0;0;ROUND([Tabelle1.Q27];2-(INT(LOG(ABS([Tabelle1.Q27])))+1)))" office:value-type="float" office:value="0" calcext:value-type="float">
            <text:p>0</text:p>
          </table:table-cell>
          <table:table-cell table:formula="of:=ROUND([Tabelle1.R27];2)" office:value-type="float" office:value="0" calcext:value-type="float">
            <text:p>0</text:p>
          </table:table-cell>
          <table:table-cell table:formula="of:=ROUND([Tabelle1.S27];2)" office:value-type="float" office:value="0" calcext:value-type="float">
            <text:p>0</text:p>
          </table:table-cell>
        </table:table-row>
        <table:table-row table:style-name="ro1">
          <table:table-cell table:formula="of:=[Tabelle1.A28]" office:value-type="float" office:value="0" calcext:value-type="float">
            <text:p>0</text:p>
          </table:table-cell>
          <table:table-cell table:formula="of:=[Tabelle1.B28]" office:value-type="float" office:value="0" calcext:value-type="float">
            <text:p>0</text:p>
          </table:table-cell>
          <table:table-cell table:formula="of:=[Tabelle1.C28]" office:value-type="float" office:value="0" calcext:value-type="float">
            <text:p>0</text:p>
          </table:table-cell>
          <table:table-cell table:formula="of:=ROUND([Tabelle1.D28];ABS(INT(LOG(ABS([Tabelle1.E28])))-1))" office:value-type="string" office:string-value="" calcext:value-type="error">
            <text:p>Err:502</text:p>
          </table:table-cell>
          <table:table-cell table:formula="of:=IF([Tabelle1.E28]=0;0;ROUND([Tabelle1.E28];2-(INT(LOG(ABS([Tabelle1.E28])))+1)))" office:value-type="float" office:value="0" calcext:value-type="float">
            <text:p>0</text:p>
          </table:table-cell>
          <table:table-cell table:formula="of:=ROUND([Tabelle1.F28];ABS(INT(LOG(ABS([Tabelle1.G28])))-1))" office:value-type="string" office:string-value="" calcext:value-type="error">
            <text:p>Err:502</text:p>
          </table:table-cell>
          <table:table-cell table:formula="of:=IF([Tabelle1.G28]=0;0;ROUND([Tabelle1.G28];2-(INT(LOG(ABS([Tabelle1.G28])))+1)))" office:value-type="float" office:value="0" calcext:value-type="float">
            <text:p>0</text:p>
          </table:table-cell>
          <table:table-cell table:formula="of:=ROUND([Tabelle1.H28];ABS(INT(LOG(ABS([Tabelle1.I28])))-1))" office:value-type="string" office:string-value="" calcext:value-type="error">
            <text:p>Err:502</text:p>
          </table:table-cell>
          <table:table-cell table:formula="of:=IF([Tabelle1.I28]=0;0;ROUND([Tabelle1.I28];2-(INT(LOG(ABS([Tabelle1.I28])))+1)))" office:value-type="float" office:value="0" calcext:value-type="float">
            <text:p>0</text:p>
          </table:table-cell>
          <table:table-cell table:formula="of:=ROUND([Tabelle1.J28];ABS(INT(LOG(ABS([Tabelle1.K28])))-1))" office:value-type="string" office:string-value="" calcext:value-type="error">
            <text:p>Err:502</text:p>
          </table:table-cell>
          <table:table-cell table:formula="of:=IF([Tabelle1.K28]=0;0;ROUND([Tabelle1.K28];2-(INT(LOG(ABS([Tabelle1.K28])))+1)))" office:value-type="float" office:value="0" calcext:value-type="float">
            <text:p>0</text:p>
          </table:table-cell>
          <table:table-cell table:formula="of:=ROUND([Tabelle1.L28];ABS(INT(LOG(ABS([Tabelle1.M28])))-1))" office:value-type="string" office:string-value="" calcext:value-type="error">
            <text:p>Err:502</text:p>
          </table:table-cell>
          <table:table-cell table:formula="of:=IF([Tabelle1.M28]=0;0;ROUND([Tabelle1.M28];2-(INT(LOG(ABS([Tabelle1.M28])))+1)))" office:value-type="float" office:value="0" calcext:value-type="float">
            <text:p>0</text:p>
          </table:table-cell>
          <table:table-cell table:formula="of:=ROUND([Tabelle1.N28];ABS(INT(LOG(ABS([Tabelle1.O28])))-1))" office:value-type="string" office:string-value="" calcext:value-type="error">
            <text:p>Err:502</text:p>
          </table:table-cell>
          <table:table-cell table:formula="of:=IF([Tabelle1.O28]=0;0;ROUND([Tabelle1.O28];2-(INT(LOG(ABS([Tabelle1.O28])))+1)))" office:value-type="float" office:value="0" calcext:value-type="float">
            <text:p>0</text:p>
          </table:table-cell>
          <table:table-cell table:formula="of:=ROUND([Tabelle1.P28];ABS(INT(LOG(ABS([Tabelle1.Q28])))-1))" office:value-type="string" office:string-value="" calcext:value-type="error">
            <text:p>Err:502</text:p>
          </table:table-cell>
          <table:table-cell table:formula="of:=IF([Tabelle1.Q28]=0;0;ROUND([Tabelle1.Q28];2-(INT(LOG(ABS([Tabelle1.Q28])))+1)))" office:value-type="float" office:value="0" calcext:value-type="float">
            <text:p>0</text:p>
          </table:table-cell>
          <table:table-cell table:formula="of:=ROUND([Tabelle1.R28];2)" office:value-type="float" office:value="0" calcext:value-type="float">
            <text:p>0</text:p>
          </table:table-cell>
          <table:table-cell table:formula="of:=ROUND([Tabelle1.S28];2)" office:value-type="float" office:value="0" calcext:value-type="float">
            <text:p>0</text:p>
          </table:table-cell>
        </table:table-row>
        <table:table-row table:style-name="ro1">
          <table:table-cell table:formula="of:=[Tabelle1.A29]" office:value-type="float" office:value="0" calcext:value-type="float">
            <text:p>0</text:p>
          </table:table-cell>
          <table:table-cell table:formula="of:=[Tabelle1.B29]" office:value-type="float" office:value="0" calcext:value-type="float">
            <text:p>0</text:p>
          </table:table-cell>
          <table:table-cell table:formula="of:=[Tabelle1.C29]" office:value-type="float" office:value="0" calcext:value-type="float">
            <text:p>0</text:p>
          </table:table-cell>
          <table:table-cell table:formula="of:=ROUND([Tabelle1.D29];ABS(INT(LOG(ABS([Tabelle1.E29])))-1))" office:value-type="string" office:string-value="" calcext:value-type="error">
            <text:p>Err:502</text:p>
          </table:table-cell>
          <table:table-cell table:formula="of:=IF([Tabelle1.E29]=0;0;ROUND([Tabelle1.E29];2-(INT(LOG(ABS([Tabelle1.E29])))+1)))" office:value-type="float" office:value="0" calcext:value-type="float">
            <text:p>0</text:p>
          </table:table-cell>
          <table:table-cell table:formula="of:=ROUND([Tabelle1.F29];ABS(INT(LOG(ABS([Tabelle1.G29])))-1))" office:value-type="string" office:string-value="" calcext:value-type="error">
            <text:p>Err:502</text:p>
          </table:table-cell>
          <table:table-cell table:formula="of:=IF([Tabelle1.G29]=0;0;ROUND([Tabelle1.G29];2-(INT(LOG(ABS([Tabelle1.G29])))+1)))" office:value-type="float" office:value="0" calcext:value-type="float">
            <text:p>0</text:p>
          </table:table-cell>
          <table:table-cell table:formula="of:=ROUND([Tabelle1.H29];ABS(INT(LOG(ABS([Tabelle1.I29])))-1))" office:value-type="string" office:string-value="" calcext:value-type="error">
            <text:p>Err:502</text:p>
          </table:table-cell>
          <table:table-cell table:formula="of:=IF([Tabelle1.I29]=0;0;ROUND([Tabelle1.I29];2-(INT(LOG(ABS([Tabelle1.I29])))+1)))" office:value-type="float" office:value="0" calcext:value-type="float">
            <text:p>0</text:p>
          </table:table-cell>
          <table:table-cell table:formula="of:=ROUND([Tabelle1.J29];ABS(INT(LOG(ABS([Tabelle1.K29])))-1))" office:value-type="string" office:string-value="" calcext:value-type="error">
            <text:p>Err:502</text:p>
          </table:table-cell>
          <table:table-cell table:formula="of:=IF([Tabelle1.K29]=0;0;ROUND([Tabelle1.K29];2-(INT(LOG(ABS([Tabelle1.K29])))+1)))" office:value-type="float" office:value="0" calcext:value-type="float">
            <text:p>0</text:p>
          </table:table-cell>
          <table:table-cell table:formula="of:=ROUND([Tabelle1.L29];ABS(INT(LOG(ABS([Tabelle1.M29])))-1))" office:value-type="string" office:string-value="" calcext:value-type="error">
            <text:p>Err:502</text:p>
          </table:table-cell>
          <table:table-cell table:formula="of:=IF([Tabelle1.M29]=0;0;ROUND([Tabelle1.M29];2-(INT(LOG(ABS([Tabelle1.M29])))+1)))" office:value-type="float" office:value="0" calcext:value-type="float">
            <text:p>0</text:p>
          </table:table-cell>
          <table:table-cell table:formula="of:=ROUND([Tabelle1.N29];ABS(INT(LOG(ABS([Tabelle1.O29])))-1))" office:value-type="string" office:string-value="" calcext:value-type="error">
            <text:p>Err:502</text:p>
          </table:table-cell>
          <table:table-cell table:formula="of:=IF([Tabelle1.O29]=0;0;ROUND([Tabelle1.O29];2-(INT(LOG(ABS([Tabelle1.O29])))+1)))" office:value-type="float" office:value="0" calcext:value-type="float">
            <text:p>0</text:p>
          </table:table-cell>
          <table:table-cell table:formula="of:=ROUND([Tabelle1.P29];ABS(INT(LOG(ABS([Tabelle1.Q29])))-1))" office:value-type="string" office:string-value="" calcext:value-type="error">
            <text:p>Err:502</text:p>
          </table:table-cell>
          <table:table-cell table:formula="of:=IF([Tabelle1.Q29]=0;0;ROUND([Tabelle1.Q29];2-(INT(LOG(ABS([Tabelle1.Q29])))+1)))" office:value-type="float" office:value="0" calcext:value-type="float">
            <text:p>0</text:p>
          </table:table-cell>
          <table:table-cell table:formula="of:=ROUND([Tabelle1.R29];2)" office:value-type="float" office:value="0" calcext:value-type="float">
            <text:p>0</text:p>
          </table:table-cell>
          <table:table-cell table:formula="of:=ROUND([Tabelle1.S29];2)" office:value-type="float" office:value="0" calcext:value-type="float">
            <text:p>0</text:p>
          </table:table-cell>
        </table:table-row>
        <table:table-row table:style-name="ro1">
          <table:table-cell table:formula="of:=[Tabelle1.A30]" office:value-type="float" office:value="0" calcext:value-type="float">
            <text:p>0</text:p>
          </table:table-cell>
          <table:table-cell table:formula="of:=[Tabelle1.B30]" office:value-type="float" office:value="0" calcext:value-type="float">
            <text:p>0</text:p>
          </table:table-cell>
          <table:table-cell table:formula="of:=[Tabelle1.C30]" office:value-type="float" office:value="0" calcext:value-type="float">
            <text:p>0</text:p>
          </table:table-cell>
          <table:table-cell table:formula="of:=ROUND([Tabelle1.D30];ABS(INT(LOG(ABS([Tabelle1.E30])))-1))" office:value-type="string" office:string-value="" calcext:value-type="error">
            <text:p>Err:502</text:p>
          </table:table-cell>
          <table:table-cell table:formula="of:=IF([Tabelle1.E30]=0;0;ROUND([Tabelle1.E30];2-(INT(LOG(ABS([Tabelle1.E30])))+1)))" office:value-type="float" office:value="0" calcext:value-type="float">
            <text:p>0</text:p>
          </table:table-cell>
          <table:table-cell table:formula="of:=ROUND([Tabelle1.F30];ABS(INT(LOG(ABS([Tabelle1.G30])))-1))" office:value-type="string" office:string-value="" calcext:value-type="error">
            <text:p>Err:502</text:p>
          </table:table-cell>
          <table:table-cell table:formula="of:=IF([Tabelle1.G30]=0;0;ROUND([Tabelle1.G30];2-(INT(LOG(ABS([Tabelle1.G30])))+1)))" office:value-type="float" office:value="0" calcext:value-type="float">
            <text:p>0</text:p>
          </table:table-cell>
          <table:table-cell table:formula="of:=ROUND([Tabelle1.H30];ABS(INT(LOG(ABS([Tabelle1.I30])))-1))" office:value-type="string" office:string-value="" calcext:value-type="error">
            <text:p>Err:502</text:p>
          </table:table-cell>
          <table:table-cell table:formula="of:=IF([Tabelle1.I30]=0;0;ROUND([Tabelle1.I30];2-(INT(LOG(ABS([Tabelle1.I30])))+1)))" office:value-type="float" office:value="0" calcext:value-type="float">
            <text:p>0</text:p>
          </table:table-cell>
          <table:table-cell table:formula="of:=ROUND([Tabelle1.J30];ABS(INT(LOG(ABS([Tabelle1.K30])))-1))" office:value-type="string" office:string-value="" calcext:value-type="error">
            <text:p>Err:502</text:p>
          </table:table-cell>
          <table:table-cell table:formula="of:=IF([Tabelle1.K30]=0;0;ROUND([Tabelle1.K30];2-(INT(LOG(ABS([Tabelle1.K30])))+1)))" office:value-type="float" office:value="0" calcext:value-type="float">
            <text:p>0</text:p>
          </table:table-cell>
          <table:table-cell table:formula="of:=ROUND([Tabelle1.L30];ABS(INT(LOG(ABS([Tabelle1.M30])))-1))" office:value-type="string" office:string-value="" calcext:value-type="error">
            <text:p>Err:502</text:p>
          </table:table-cell>
          <table:table-cell table:formula="of:=IF([Tabelle1.M30]=0;0;ROUND([Tabelle1.M30];2-(INT(LOG(ABS([Tabelle1.M30])))+1)))" office:value-type="float" office:value="0" calcext:value-type="float">
            <text:p>0</text:p>
          </table:table-cell>
          <table:table-cell table:formula="of:=ROUND([Tabelle1.N30];ABS(INT(LOG(ABS([Tabelle1.O30])))-1))" office:value-type="string" office:string-value="" calcext:value-type="error">
            <text:p>Err:502</text:p>
          </table:table-cell>
          <table:table-cell table:formula="of:=IF([Tabelle1.O30]=0;0;ROUND([Tabelle1.O30];2-(INT(LOG(ABS([Tabelle1.O30])))+1)))" office:value-type="float" office:value="0" calcext:value-type="float">
            <text:p>0</text:p>
          </table:table-cell>
          <table:table-cell table:formula="of:=ROUND([Tabelle1.P30];ABS(INT(LOG(ABS([Tabelle1.Q30])))-1))" office:value-type="string" office:string-value="" calcext:value-type="error">
            <text:p>Err:502</text:p>
          </table:table-cell>
          <table:table-cell table:formula="of:=IF([Tabelle1.Q30]=0;0;ROUND([Tabelle1.Q30];2-(INT(LOG(ABS([Tabelle1.Q30])))+1)))" office:value-type="float" office:value="0" calcext:value-type="float">
            <text:p>0</text:p>
          </table:table-cell>
          <table:table-cell table:formula="of:=ROUND([Tabelle1.R30];2)" office:value-type="float" office:value="0" calcext:value-type="float">
            <text:p>0</text:p>
          </table:table-cell>
          <table:table-cell table:formula="of:=ROUND([Tabelle1.S30];2)" office:value-type="float" office:value="0" calcext:value-type="float">
            <text:p>0</text:p>
          </table:table-cell>
        </table:table-row>
        <table:table-row table:style-name="ro1">
          <table:table-cell table:formula="of:=[Tabelle1.A31]" office:value-type="float" office:value="0" calcext:value-type="float">
            <text:p>0</text:p>
          </table:table-cell>
          <table:table-cell table:formula="of:=[Tabelle1.B31]" office:value-type="float" office:value="0" calcext:value-type="float">
            <text:p>0</text:p>
          </table:table-cell>
          <table:table-cell table:formula="of:=[Tabelle1.C31]" office:value-type="float" office:value="0" calcext:value-type="float">
            <text:p>0</text:p>
          </table:table-cell>
          <table:table-cell table:formula="of:=ROUND([Tabelle1.D31];ABS(INT(LOG(ABS([Tabelle1.E31])))-1))" office:value-type="string" office:string-value="" calcext:value-type="error">
            <text:p>Err:502</text:p>
          </table:table-cell>
          <table:table-cell table:formula="of:=IF([Tabelle1.E31]=0;0;ROUND([Tabelle1.E31];2-(INT(LOG(ABS([Tabelle1.E31])))+1)))" office:value-type="float" office:value="0" calcext:value-type="float">
            <text:p>0</text:p>
          </table:table-cell>
          <table:table-cell table:formula="of:=ROUND([Tabelle1.F31];ABS(INT(LOG(ABS([Tabelle1.G31])))-1))" office:value-type="string" office:string-value="" calcext:value-type="error">
            <text:p>Err:502</text:p>
          </table:table-cell>
          <table:table-cell table:formula="of:=IF([Tabelle1.G31]=0;0;ROUND([Tabelle1.G31];2-(INT(LOG(ABS([Tabelle1.G31])))+1)))" office:value-type="float" office:value="0" calcext:value-type="float">
            <text:p>0</text:p>
          </table:table-cell>
          <table:table-cell table:formula="of:=ROUND([Tabelle1.H31];ABS(INT(LOG(ABS([Tabelle1.I31])))-1))" office:value-type="string" office:string-value="" calcext:value-type="error">
            <text:p>Err:502</text:p>
          </table:table-cell>
          <table:table-cell table:formula="of:=IF([Tabelle1.I31]=0;0;ROUND([Tabelle1.I31];2-(INT(LOG(ABS([Tabelle1.I31])))+1)))" office:value-type="float" office:value="0" calcext:value-type="float">
            <text:p>0</text:p>
          </table:table-cell>
          <table:table-cell table:formula="of:=ROUND([Tabelle1.J31];ABS(INT(LOG(ABS([Tabelle1.K31])))-1))" office:value-type="string" office:string-value="" calcext:value-type="error">
            <text:p>Err:502</text:p>
          </table:table-cell>
          <table:table-cell table:formula="of:=IF([Tabelle1.K31]=0;0;ROUND([Tabelle1.K31];2-(INT(LOG(ABS([Tabelle1.K31])))+1)))" office:value-type="float" office:value="0" calcext:value-type="float">
            <text:p>0</text:p>
          </table:table-cell>
          <table:table-cell table:formula="of:=ROUND([Tabelle1.L31];ABS(INT(LOG(ABS([Tabelle1.M31])))-1))" office:value-type="string" office:string-value="" calcext:value-type="error">
            <text:p>Err:502</text:p>
          </table:table-cell>
          <table:table-cell table:formula="of:=IF([Tabelle1.M31]=0;0;ROUND([Tabelle1.M31];2-(INT(LOG(ABS([Tabelle1.M31])))+1)))" office:value-type="float" office:value="0" calcext:value-type="float">
            <text:p>0</text:p>
          </table:table-cell>
          <table:table-cell table:formula="of:=ROUND([Tabelle1.N31];ABS(INT(LOG(ABS([Tabelle1.O31])))-1))" office:value-type="string" office:string-value="" calcext:value-type="error">
            <text:p>Err:502</text:p>
          </table:table-cell>
          <table:table-cell table:formula="of:=IF([Tabelle1.O31]=0;0;ROUND([Tabelle1.O31];2-(INT(LOG(ABS([Tabelle1.O31])))+1)))" office:value-type="float" office:value="0" calcext:value-type="float">
            <text:p>0</text:p>
          </table:table-cell>
          <table:table-cell table:formula="of:=ROUND([Tabelle1.P31];ABS(INT(LOG(ABS([Tabelle1.Q31])))-1))" office:value-type="string" office:string-value="" calcext:value-type="error">
            <text:p>Err:502</text:p>
          </table:table-cell>
          <table:table-cell table:formula="of:=IF([Tabelle1.Q31]=0;0;ROUND([Tabelle1.Q31];2-(INT(LOG(ABS([Tabelle1.Q31])))+1)))" office:value-type="float" office:value="0" calcext:value-type="float">
            <text:p>0</text:p>
          </table:table-cell>
          <table:table-cell table:formula="of:=ROUND([Tabelle1.R31];2)" office:value-type="float" office:value="0" calcext:value-type="float">
            <text:p>0</text:p>
          </table:table-cell>
          <table:table-cell table:formula="of:=ROUND([Tabelle1.S31];2)" office:value-type="float" office:value="0" calcext:value-type="float">
            <text:p>0</text:p>
          </table:table-cell>
        </table:table-row>
        <table:table-row table:style-name="ro1">
          <table:table-cell table:formula="of:=[Tabelle1.A32]" office:value-type="float" office:value="0" calcext:value-type="float">
            <text:p>0</text:p>
          </table:table-cell>
          <table:table-cell table:formula="of:=[Tabelle1.B32]" office:value-type="float" office:value="0" calcext:value-type="float">
            <text:p>0</text:p>
          </table:table-cell>
          <table:table-cell table:formula="of:=[Tabelle1.C32]" office:value-type="float" office:value="0" calcext:value-type="float">
            <text:p>0</text:p>
          </table:table-cell>
          <table:table-cell table:formula="of:=ROUND([Tabelle1.D32];ABS(INT(LOG(ABS([Tabelle1.E32])))-1))" office:value-type="string" office:string-value="" calcext:value-type="error">
            <text:p>Err:502</text:p>
          </table:table-cell>
          <table:table-cell table:formula="of:=IF([Tabelle1.E32]=0;0;ROUND([Tabelle1.E32];2-(INT(LOG(ABS([Tabelle1.E32])))+1)))" office:value-type="float" office:value="0" calcext:value-type="float">
            <text:p>0</text:p>
          </table:table-cell>
          <table:table-cell table:formula="of:=ROUND([Tabelle1.F32];ABS(INT(LOG(ABS([Tabelle1.G32])))-1))" office:value-type="string" office:string-value="" calcext:value-type="error">
            <text:p>Err:502</text:p>
          </table:table-cell>
          <table:table-cell table:formula="of:=IF([Tabelle1.G32]=0;0;ROUND([Tabelle1.G32];2-(INT(LOG(ABS([Tabelle1.G32])))+1)))" office:value-type="float" office:value="0" calcext:value-type="float">
            <text:p>0</text:p>
          </table:table-cell>
          <table:table-cell table:formula="of:=ROUND([Tabelle1.H32];ABS(INT(LOG(ABS([Tabelle1.I32])))-1))" office:value-type="string" office:string-value="" calcext:value-type="error">
            <text:p>Err:502</text:p>
          </table:table-cell>
          <table:table-cell table:formula="of:=IF([Tabelle1.I32]=0;0;ROUND([Tabelle1.I32];2-(INT(LOG(ABS([Tabelle1.I32])))+1)))" office:value-type="float" office:value="0" calcext:value-type="float">
            <text:p>0</text:p>
          </table:table-cell>
          <table:table-cell table:formula="of:=ROUND([Tabelle1.J32];ABS(INT(LOG(ABS([Tabelle1.K32])))-1))" office:value-type="string" office:string-value="" calcext:value-type="error">
            <text:p>Err:502</text:p>
          </table:table-cell>
          <table:table-cell table:formula="of:=IF([Tabelle1.K32]=0;0;ROUND([Tabelle1.K32];2-(INT(LOG(ABS([Tabelle1.K32])))+1)))" office:value-type="float" office:value="0" calcext:value-type="float">
            <text:p>0</text:p>
          </table:table-cell>
          <table:table-cell table:formula="of:=ROUND([Tabelle1.L32];ABS(INT(LOG(ABS([Tabelle1.M32])))-1))" office:value-type="string" office:string-value="" calcext:value-type="error">
            <text:p>Err:502</text:p>
          </table:table-cell>
          <table:table-cell table:formula="of:=IF([Tabelle1.M32]=0;0;ROUND([Tabelle1.M32];2-(INT(LOG(ABS([Tabelle1.M32])))+1)))" office:value-type="float" office:value="0" calcext:value-type="float">
            <text:p>0</text:p>
          </table:table-cell>
          <table:table-cell table:formula="of:=ROUND([Tabelle1.N32];ABS(INT(LOG(ABS([Tabelle1.O32])))-1))" office:value-type="string" office:string-value="" calcext:value-type="error">
            <text:p>Err:502</text:p>
          </table:table-cell>
          <table:table-cell table:formula="of:=IF([Tabelle1.O32]=0;0;ROUND([Tabelle1.O32];2-(INT(LOG(ABS([Tabelle1.O32])))+1)))" office:value-type="float" office:value="0" calcext:value-type="float">
            <text:p>0</text:p>
          </table:table-cell>
          <table:table-cell table:formula="of:=ROUND([Tabelle1.P32];ABS(INT(LOG(ABS([Tabelle1.Q32])))-1))" office:value-type="string" office:string-value="" calcext:value-type="error">
            <text:p>Err:502</text:p>
          </table:table-cell>
          <table:table-cell table:formula="of:=IF([Tabelle1.Q32]=0;0;ROUND([Tabelle1.Q32];2-(INT(LOG(ABS([Tabelle1.Q32])))+1)))" office:value-type="float" office:value="0" calcext:value-type="float">
            <text:p>0</text:p>
          </table:table-cell>
          <table:table-cell table:formula="of:=ROUND([Tabelle1.R32];2)" office:value-type="float" office:value="0" calcext:value-type="float">
            <text:p>0</text:p>
          </table:table-cell>
          <table:table-cell table:formula="of:=ROUND([Tabelle1.S32];2)" office:value-type="float" office:value="0" calcext:value-type="float">
            <text:p>0</text:p>
          </table:table-cell>
        </table:table-row>
        <table:table-row table:style-name="ro1">
          <table:table-cell table:formula="of:=[Tabelle1.A33]" office:value-type="float" office:value="0" calcext:value-type="float">
            <text:p>0</text:p>
          </table:table-cell>
          <table:table-cell table:formula="of:=[Tabelle1.B33]" office:value-type="float" office:value="0" calcext:value-type="float">
            <text:p>0</text:p>
          </table:table-cell>
          <table:table-cell table:formula="of:=[Tabelle1.C33]" office:value-type="float" office:value="0" calcext:value-type="float">
            <text:p>0</text:p>
          </table:table-cell>
          <table:table-cell table:formula="of:=ROUND([Tabelle1.D33];ABS(INT(LOG(ABS([Tabelle1.E33])))-1))" office:value-type="string" office:string-value="" calcext:value-type="error">
            <text:p>Err:502</text:p>
          </table:table-cell>
          <table:table-cell table:formula="of:=IF([Tabelle1.E33]=0;0;ROUND([Tabelle1.E33];2-(INT(LOG(ABS([Tabelle1.E33])))+1)))" office:value-type="float" office:value="0" calcext:value-type="float">
            <text:p>0</text:p>
          </table:table-cell>
          <table:table-cell table:formula="of:=ROUND([Tabelle1.F33];ABS(INT(LOG(ABS([Tabelle1.G33])))-1))" office:value-type="string" office:string-value="" calcext:value-type="error">
            <text:p>Err:502</text:p>
          </table:table-cell>
          <table:table-cell table:formula="of:=IF([Tabelle1.G33]=0;0;ROUND([Tabelle1.G33];2-(INT(LOG(ABS([Tabelle1.G33])))+1)))" office:value-type="float" office:value="0" calcext:value-type="float">
            <text:p>0</text:p>
          </table:table-cell>
          <table:table-cell table:formula="of:=ROUND([Tabelle1.H33];ABS(INT(LOG(ABS([Tabelle1.I33])))-1))" office:value-type="string" office:string-value="" calcext:value-type="error">
            <text:p>Err:502</text:p>
          </table:table-cell>
          <table:table-cell table:formula="of:=IF([Tabelle1.I33]=0;0;ROUND([Tabelle1.I33];2-(INT(LOG(ABS([Tabelle1.I33])))+1)))" office:value-type="float" office:value="0" calcext:value-type="float">
            <text:p>0</text:p>
          </table:table-cell>
          <table:table-cell table:formula="of:=ROUND([Tabelle1.J33];ABS(INT(LOG(ABS([Tabelle1.K33])))-1))" office:value-type="string" office:string-value="" calcext:value-type="error">
            <text:p>Err:502</text:p>
          </table:table-cell>
          <table:table-cell table:formula="of:=IF([Tabelle1.K33]=0;0;ROUND([Tabelle1.K33];2-(INT(LOG(ABS([Tabelle1.K33])))+1)))" office:value-type="float" office:value="0" calcext:value-type="float">
            <text:p>0</text:p>
          </table:table-cell>
          <table:table-cell table:formula="of:=ROUND([Tabelle1.L33];ABS(INT(LOG(ABS([Tabelle1.M33])))-1))" office:value-type="string" office:string-value="" calcext:value-type="error">
            <text:p>Err:502</text:p>
          </table:table-cell>
          <table:table-cell table:formula="of:=IF([Tabelle1.M33]=0;0;ROUND([Tabelle1.M33];2-(INT(LOG(ABS([Tabelle1.M33])))+1)))" office:value-type="float" office:value="0" calcext:value-type="float">
            <text:p>0</text:p>
          </table:table-cell>
          <table:table-cell table:formula="of:=ROUND([Tabelle1.N33];ABS(INT(LOG(ABS([Tabelle1.O33])))-1))" office:value-type="string" office:string-value="" calcext:value-type="error">
            <text:p>Err:502</text:p>
          </table:table-cell>
          <table:table-cell table:formula="of:=IF([Tabelle1.O33]=0;0;ROUND([Tabelle1.O33];2-(INT(LOG(ABS([Tabelle1.O33])))+1)))" office:value-type="float" office:value="0" calcext:value-type="float">
            <text:p>0</text:p>
          </table:table-cell>
          <table:table-cell table:formula="of:=ROUND([Tabelle1.P33];ABS(INT(LOG(ABS([Tabelle1.Q33])))-1))" office:value-type="string" office:string-value="" calcext:value-type="error">
            <text:p>Err:502</text:p>
          </table:table-cell>
          <table:table-cell table:formula="of:=IF([Tabelle1.Q33]=0;0;ROUND([Tabelle1.Q33];2-(INT(LOG(ABS([Tabelle1.Q33])))+1)))" office:value-type="float" office:value="0" calcext:value-type="float">
            <text:p>0</text:p>
          </table:table-cell>
          <table:table-cell table:formula="of:=ROUND([Tabelle1.R33];2)" office:value-type="float" office:value="0" calcext:value-type="float">
            <text:p>0</text:p>
          </table:table-cell>
          <table:table-cell table:formula="of:=ROUND([Tabelle1.S33];2)" office:value-type="float" office:value="0" calcext:value-type="float">
            <text:p>0</text:p>
          </table:table-cell>
        </table:table-row>
        <table:table-row table:style-name="ro1">
          <table:table-cell table:formula="of:=[Tabelle1.A34]" office:value-type="float" office:value="0" calcext:value-type="float">
            <text:p>0</text:p>
          </table:table-cell>
          <table:table-cell table:formula="of:=[Tabelle1.B34]" office:value-type="float" office:value="0" calcext:value-type="float">
            <text:p>0</text:p>
          </table:table-cell>
          <table:table-cell table:formula="of:=[Tabelle1.C34]" office:value-type="float" office:value="0" calcext:value-type="float">
            <text:p>0</text:p>
          </table:table-cell>
          <table:table-cell table:formula="of:=ROUND([Tabelle1.D34];ABS(INT(LOG(ABS([Tabelle1.E34])))-1))" office:value-type="string" office:string-value="" calcext:value-type="error">
            <text:p>Err:502</text:p>
          </table:table-cell>
          <table:table-cell table:formula="of:=IF([Tabelle1.E34]=0;0;ROUND([Tabelle1.E34];2-(INT(LOG(ABS([Tabelle1.E34])))+1)))" office:value-type="float" office:value="0" calcext:value-type="float">
            <text:p>0</text:p>
          </table:table-cell>
          <table:table-cell table:formula="of:=ROUND([Tabelle1.F34];ABS(INT(LOG(ABS([Tabelle1.G34])))-1))" office:value-type="string" office:string-value="" calcext:value-type="error">
            <text:p>Err:502</text:p>
          </table:table-cell>
          <table:table-cell table:formula="of:=IF([Tabelle1.G34]=0;0;ROUND([Tabelle1.G34];2-(INT(LOG(ABS([Tabelle1.G34])))+1)))" office:value-type="float" office:value="0" calcext:value-type="float">
            <text:p>0</text:p>
          </table:table-cell>
          <table:table-cell table:formula="of:=ROUND([Tabelle1.H34];ABS(INT(LOG(ABS([Tabelle1.I34])))-1))" office:value-type="string" office:string-value="" calcext:value-type="error">
            <text:p>Err:502</text:p>
          </table:table-cell>
          <table:table-cell table:formula="of:=IF([Tabelle1.I34]=0;0;ROUND([Tabelle1.I34];2-(INT(LOG(ABS([Tabelle1.I34])))+1)))" office:value-type="float" office:value="0" calcext:value-type="float">
            <text:p>0</text:p>
          </table:table-cell>
          <table:table-cell table:formula="of:=ROUND([Tabelle1.J34];ABS(INT(LOG(ABS([Tabelle1.K34])))-1))" office:value-type="string" office:string-value="" calcext:value-type="error">
            <text:p>Err:502</text:p>
          </table:table-cell>
          <table:table-cell table:formula="of:=IF([Tabelle1.K34]=0;0;ROUND([Tabelle1.K34];2-(INT(LOG(ABS([Tabelle1.K34])))+1)))" office:value-type="float" office:value="0" calcext:value-type="float">
            <text:p>0</text:p>
          </table:table-cell>
          <table:table-cell table:formula="of:=ROUND([Tabelle1.L34];ABS(INT(LOG(ABS([Tabelle1.M34])))-1))" office:value-type="string" office:string-value="" calcext:value-type="error">
            <text:p>Err:502</text:p>
          </table:table-cell>
          <table:table-cell table:formula="of:=IF([Tabelle1.M34]=0;0;ROUND([Tabelle1.M34];2-(INT(LOG(ABS([Tabelle1.M34])))+1)))" office:value-type="float" office:value="0" calcext:value-type="float">
            <text:p>0</text:p>
          </table:table-cell>
          <table:table-cell table:formula="of:=ROUND([Tabelle1.N34];ABS(INT(LOG(ABS([Tabelle1.O34])))-1))" office:value-type="string" office:string-value="" calcext:value-type="error">
            <text:p>Err:502</text:p>
          </table:table-cell>
          <table:table-cell table:formula="of:=IF([Tabelle1.O34]=0;0;ROUND([Tabelle1.O34];2-(INT(LOG(ABS([Tabelle1.O34])))+1)))" office:value-type="float" office:value="0" calcext:value-type="float">
            <text:p>0</text:p>
          </table:table-cell>
          <table:table-cell table:formula="of:=ROUND([Tabelle1.P34];ABS(INT(LOG(ABS([Tabelle1.Q34])))-1))" office:value-type="string" office:string-value="" calcext:value-type="error">
            <text:p>Err:502</text:p>
          </table:table-cell>
          <table:table-cell table:formula="of:=IF([Tabelle1.Q34]=0;0;ROUND([Tabelle1.Q34];2-(INT(LOG(ABS([Tabelle1.Q34])))+1)))" office:value-type="float" office:value="0" calcext:value-type="float">
            <text:p>0</text:p>
          </table:table-cell>
          <table:table-cell table:formula="of:=ROUND([Tabelle1.R34];2)" office:value-type="float" office:value="0" calcext:value-type="float">
            <text:p>0</text:p>
          </table:table-cell>
          <table:table-cell table:formula="of:=ROUND([Tabelle1.S34];2)" office:value-type="float" office:value="0" calcext:value-type="float">
            <text:p>0</text:p>
          </table:table-cell>
        </table:table-row>
        <table:table-row table:style-name="ro1">
          <table:table-cell table:formula="of:=[Tabelle1.A35]" office:value-type="float" office:value="0" calcext:value-type="float">
            <text:p>0</text:p>
          </table:table-cell>
          <table:table-cell table:formula="of:=[Tabelle1.B35]" office:value-type="float" office:value="0" calcext:value-type="float">
            <text:p>0</text:p>
          </table:table-cell>
          <table:table-cell table:formula="of:=[Tabelle1.C35]" office:value-type="float" office:value="0" calcext:value-type="float">
            <text:p>0</text:p>
          </table:table-cell>
          <table:table-cell table:formula="of:=ROUND([Tabelle1.D35];ABS(INT(LOG(ABS([Tabelle1.E35])))-1))" office:value-type="string" office:string-value="" calcext:value-type="error">
            <text:p>Err:502</text:p>
          </table:table-cell>
          <table:table-cell table:formula="of:=IF([Tabelle1.E35]=0;0;ROUND([Tabelle1.E35];2-(INT(LOG(ABS([Tabelle1.E35])))+1)))" office:value-type="float" office:value="0" calcext:value-type="float">
            <text:p>0</text:p>
          </table:table-cell>
          <table:table-cell table:formula="of:=ROUND([Tabelle1.F35];ABS(INT(LOG(ABS([Tabelle1.G35])))-1))" office:value-type="string" office:string-value="" calcext:value-type="error">
            <text:p>Err:502</text:p>
          </table:table-cell>
          <table:table-cell table:formula="of:=IF([Tabelle1.G35]=0;0;ROUND([Tabelle1.G35];2-(INT(LOG(ABS([Tabelle1.G35])))+1)))" office:value-type="float" office:value="0" calcext:value-type="float">
            <text:p>0</text:p>
          </table:table-cell>
          <table:table-cell table:formula="of:=ROUND([Tabelle1.H35];ABS(INT(LOG(ABS([Tabelle1.I35])))-1))" office:value-type="string" office:string-value="" calcext:value-type="error">
            <text:p>Err:502</text:p>
          </table:table-cell>
          <table:table-cell table:formula="of:=IF([Tabelle1.I35]=0;0;ROUND([Tabelle1.I35];2-(INT(LOG(ABS([Tabelle1.I35])))+1)))" office:value-type="float" office:value="0" calcext:value-type="float">
            <text:p>0</text:p>
          </table:table-cell>
          <table:table-cell table:formula="of:=ROUND([Tabelle1.J35];ABS(INT(LOG(ABS([Tabelle1.K35])))-1))" office:value-type="string" office:string-value="" calcext:value-type="error">
            <text:p>Err:502</text:p>
          </table:table-cell>
          <table:table-cell table:formula="of:=IF([Tabelle1.K35]=0;0;ROUND([Tabelle1.K35];2-(INT(LOG(ABS([Tabelle1.K35])))+1)))" office:value-type="float" office:value="0" calcext:value-type="float">
            <text:p>0</text:p>
          </table:table-cell>
          <table:table-cell table:formula="of:=ROUND([Tabelle1.L35];ABS(INT(LOG(ABS([Tabelle1.M35])))-1))" office:value-type="string" office:string-value="" calcext:value-type="error">
            <text:p>Err:502</text:p>
          </table:table-cell>
          <table:table-cell table:formula="of:=IF([Tabelle1.M35]=0;0;ROUND([Tabelle1.M35];2-(INT(LOG(ABS([Tabelle1.M35])))+1)))" office:value-type="float" office:value="0" calcext:value-type="float">
            <text:p>0</text:p>
          </table:table-cell>
          <table:table-cell table:formula="of:=ROUND([Tabelle1.N35];ABS(INT(LOG(ABS([Tabelle1.O35])))-1))" office:value-type="string" office:string-value="" calcext:value-type="error">
            <text:p>Err:502</text:p>
          </table:table-cell>
          <table:table-cell table:formula="of:=IF([Tabelle1.O35]=0;0;ROUND([Tabelle1.O35];2-(INT(LOG(ABS([Tabelle1.O35])))+1)))" office:value-type="float" office:value="0" calcext:value-type="float">
            <text:p>0</text:p>
          </table:table-cell>
          <table:table-cell table:formula="of:=ROUND([Tabelle1.P35];ABS(INT(LOG(ABS([Tabelle1.Q35])))-1))" office:value-type="string" office:string-value="" calcext:value-type="error">
            <text:p>Err:502</text:p>
          </table:table-cell>
          <table:table-cell table:formula="of:=IF([Tabelle1.Q35]=0;0;ROUND([Tabelle1.Q35];2-(INT(LOG(ABS([Tabelle1.Q35])))+1)))" office:value-type="float" office:value="0" calcext:value-type="float">
            <text:p>0</text:p>
          </table:table-cell>
          <table:table-cell table:formula="of:=ROUND([Tabelle1.R35];2)" office:value-type="float" office:value="0" calcext:value-type="float">
            <text:p>0</text:p>
          </table:table-cell>
          <table:table-cell table:formula="of:=ROUND([Tabelle1.S35];2)" office:value-type="float" office:value="0" calcext:value-type="float">
            <text:p>0</text:p>
          </table:table-cell>
        </table:table-row>
        <table:table-row table:style-name="ro1">
          <table:table-cell table:formula="of:=[Tabelle1.A36]" office:value-type="float" office:value="0" calcext:value-type="float">
            <text:p>0</text:p>
          </table:table-cell>
          <table:table-cell table:formula="of:=[Tabelle1.B36]" office:value-type="float" office:value="0" calcext:value-type="float">
            <text:p>0</text:p>
          </table:table-cell>
          <table:table-cell table:formula="of:=[Tabelle1.C36]" office:value-type="float" office:value="0" calcext:value-type="float">
            <text:p>0</text:p>
          </table:table-cell>
          <table:table-cell table:formula="of:=ROUND([Tabelle1.D36];ABS(INT(LOG(ABS([Tabelle1.E36])))-1))" office:value-type="string" office:string-value="" calcext:value-type="error">
            <text:p>Err:502</text:p>
          </table:table-cell>
          <table:table-cell table:formula="of:=IF([Tabelle1.E36]=0;0;ROUND([Tabelle1.E36];2-(INT(LOG(ABS([Tabelle1.E36])))+1)))" office:value-type="float" office:value="0" calcext:value-type="float">
            <text:p>0</text:p>
          </table:table-cell>
          <table:table-cell table:formula="of:=ROUND([Tabelle1.F36];ABS(INT(LOG(ABS([Tabelle1.G36])))-1))" office:value-type="string" office:string-value="" calcext:value-type="error">
            <text:p>Err:502</text:p>
          </table:table-cell>
          <table:table-cell table:formula="of:=IF([Tabelle1.G36]=0;0;ROUND([Tabelle1.G36];2-(INT(LOG(ABS([Tabelle1.G36])))+1)))" office:value-type="float" office:value="0" calcext:value-type="float">
            <text:p>0</text:p>
          </table:table-cell>
          <table:table-cell table:formula="of:=ROUND([Tabelle1.H36];ABS(INT(LOG(ABS([Tabelle1.I36])))-1))" office:value-type="string" office:string-value="" calcext:value-type="error">
            <text:p>Err:502</text:p>
          </table:table-cell>
          <table:table-cell table:formula="of:=IF([Tabelle1.I36]=0;0;ROUND([Tabelle1.I36];2-(INT(LOG(ABS([Tabelle1.I36])))+1)))" office:value-type="float" office:value="0" calcext:value-type="float">
            <text:p>0</text:p>
          </table:table-cell>
          <table:table-cell table:formula="of:=ROUND([Tabelle1.J36];ABS(INT(LOG(ABS([Tabelle1.K36])))-1))" office:value-type="string" office:string-value="" calcext:value-type="error">
            <text:p>Err:502</text:p>
          </table:table-cell>
          <table:table-cell table:formula="of:=IF([Tabelle1.K36]=0;0;ROUND([Tabelle1.K36];2-(INT(LOG(ABS([Tabelle1.K36])))+1)))" office:value-type="float" office:value="0" calcext:value-type="float">
            <text:p>0</text:p>
          </table:table-cell>
          <table:table-cell table:formula="of:=ROUND([Tabelle1.L36];ABS(INT(LOG(ABS([Tabelle1.M36])))-1))" office:value-type="string" office:string-value="" calcext:value-type="error">
            <text:p>Err:502</text:p>
          </table:table-cell>
          <table:table-cell table:formula="of:=IF([Tabelle1.M36]=0;0;ROUND([Tabelle1.M36];2-(INT(LOG(ABS([Tabelle1.M36])))+1)))" office:value-type="float" office:value="0" calcext:value-type="float">
            <text:p>0</text:p>
          </table:table-cell>
          <table:table-cell table:formula="of:=ROUND([Tabelle1.N36];ABS(INT(LOG(ABS([Tabelle1.O36])))-1))" office:value-type="string" office:string-value="" calcext:value-type="error">
            <text:p>Err:502</text:p>
          </table:table-cell>
          <table:table-cell table:formula="of:=IF([Tabelle1.O36]=0;0;ROUND([Tabelle1.O36];2-(INT(LOG(ABS([Tabelle1.O36])))+1)))" office:value-type="float" office:value="0" calcext:value-type="float">
            <text:p>0</text:p>
          </table:table-cell>
          <table:table-cell table:formula="of:=ROUND([Tabelle1.P36];ABS(INT(LOG(ABS([Tabelle1.Q36])))-1))" office:value-type="string" office:string-value="" calcext:value-type="error">
            <text:p>Err:502</text:p>
          </table:table-cell>
          <table:table-cell table:formula="of:=IF([Tabelle1.Q36]=0;0;ROUND([Tabelle1.Q36];2-(INT(LOG(ABS([Tabelle1.Q36])))+1)))" office:value-type="float" office:value="0" calcext:value-type="float">
            <text:p>0</text:p>
          </table:table-cell>
          <table:table-cell table:formula="of:=ROUND([Tabelle1.R36];2)" office:value-type="float" office:value="0" calcext:value-type="float">
            <text:p>0</text:p>
          </table:table-cell>
          <table:table-cell table:formula="of:=ROUND([Tabelle1.S36];2)" office:value-type="float" office:value="0" calcext:value-type="float">
            <text:p>0</text:p>
          </table:table-cell>
        </table:table-row>
        <table:table-row table:style-name="ro1">
          <table:table-cell table:formula="of:=[Tabelle1.A37]" office:value-type="float" office:value="0" calcext:value-type="float">
            <text:p>0</text:p>
          </table:table-cell>
          <table:table-cell table:formula="of:=[Tabelle1.B37]" office:value-type="float" office:value="0" calcext:value-type="float">
            <text:p>0</text:p>
          </table:table-cell>
          <table:table-cell table:formula="of:=[Tabelle1.C37]" office:value-type="float" office:value="0" calcext:value-type="float">
            <text:p>0</text:p>
          </table:table-cell>
          <table:table-cell table:formula="of:=ROUND([Tabelle1.D37];ABS(INT(LOG(ABS([Tabelle1.E37])))-1))" office:value-type="string" office:string-value="" calcext:value-type="error">
            <text:p>Err:502</text:p>
          </table:table-cell>
          <table:table-cell table:formula="of:=IF([Tabelle1.E37]=0;0;ROUND([Tabelle1.E37];2-(INT(LOG(ABS([Tabelle1.E37])))+1)))" office:value-type="float" office:value="0" calcext:value-type="float">
            <text:p>0</text:p>
          </table:table-cell>
          <table:table-cell table:formula="of:=ROUND([Tabelle1.F37];ABS(INT(LOG(ABS([Tabelle1.G37])))-1))" office:value-type="string" office:string-value="" calcext:value-type="error">
            <text:p>Err:502</text:p>
          </table:table-cell>
          <table:table-cell table:formula="of:=IF([Tabelle1.G37]=0;0;ROUND([Tabelle1.G37];2-(INT(LOG(ABS([Tabelle1.G37])))+1)))" office:value-type="float" office:value="0" calcext:value-type="float">
            <text:p>0</text:p>
          </table:table-cell>
          <table:table-cell table:formula="of:=ROUND([Tabelle1.H37];ABS(INT(LOG(ABS([Tabelle1.I37])))-1))" office:value-type="string" office:string-value="" calcext:value-type="error">
            <text:p>Err:502</text:p>
          </table:table-cell>
          <table:table-cell table:formula="of:=IF([Tabelle1.I37]=0;0;ROUND([Tabelle1.I37];2-(INT(LOG(ABS([Tabelle1.I37])))+1)))" office:value-type="float" office:value="0" calcext:value-type="float">
            <text:p>0</text:p>
          </table:table-cell>
          <table:table-cell table:formula="of:=ROUND([Tabelle1.J37];ABS(INT(LOG(ABS([Tabelle1.K37])))-1))" office:value-type="string" office:string-value="" calcext:value-type="error">
            <text:p>Err:502</text:p>
          </table:table-cell>
          <table:table-cell table:formula="of:=IF([Tabelle1.K37]=0;0;ROUND([Tabelle1.K37];2-(INT(LOG(ABS([Tabelle1.K37])))+1)))" office:value-type="float" office:value="0" calcext:value-type="float">
            <text:p>0</text:p>
          </table:table-cell>
          <table:table-cell table:formula="of:=ROUND([Tabelle1.L37];ABS(INT(LOG(ABS([Tabelle1.M37])))-1))" office:value-type="string" office:string-value="" calcext:value-type="error">
            <text:p>Err:502</text:p>
          </table:table-cell>
          <table:table-cell table:formula="of:=IF([Tabelle1.M37]=0;0;ROUND([Tabelle1.M37];2-(INT(LOG(ABS([Tabelle1.M37])))+1)))" office:value-type="float" office:value="0" calcext:value-type="float">
            <text:p>0</text:p>
          </table:table-cell>
          <table:table-cell table:formula="of:=ROUND([Tabelle1.N37];ABS(INT(LOG(ABS([Tabelle1.O37])))-1))" office:value-type="string" office:string-value="" calcext:value-type="error">
            <text:p>Err:502</text:p>
          </table:table-cell>
          <table:table-cell table:formula="of:=IF([Tabelle1.O37]=0;0;ROUND([Tabelle1.O37];2-(INT(LOG(ABS([Tabelle1.O37])))+1)))" office:value-type="float" office:value="0" calcext:value-type="float">
            <text:p>0</text:p>
          </table:table-cell>
          <table:table-cell table:formula="of:=ROUND([Tabelle1.P37];ABS(INT(LOG(ABS([Tabelle1.Q37])))-1))" office:value-type="string" office:string-value="" calcext:value-type="error">
            <text:p>Err:502</text:p>
          </table:table-cell>
          <table:table-cell table:formula="of:=IF([Tabelle1.Q37]=0;0;ROUND([Tabelle1.Q37];2-(INT(LOG(ABS([Tabelle1.Q37])))+1)))" office:value-type="float" office:value="0" calcext:value-type="float">
            <text:p>0</text:p>
          </table:table-cell>
          <table:table-cell table:formula="of:=ROUND([Tabelle1.R37];2)" office:value-type="float" office:value="0" calcext:value-type="float">
            <text:p>0</text:p>
          </table:table-cell>
          <table:table-cell table:formula="of:=ROUND([Tabelle1.S37];2)" office:value-type="float" office:value="0" calcext:value-type="float">
            <text:p>0</text:p>
          </table:table-cell>
        </table:table-row>
        <table:table-row table:style-name="ro1">
          <table:table-cell table:formula="of:=[Tabelle1.A38]" office:value-type="float" office:value="0" calcext:value-type="float">
            <text:p>0</text:p>
          </table:table-cell>
          <table:table-cell table:formula="of:=[Tabelle1.B38]" office:value-type="float" office:value="0" calcext:value-type="float">
            <text:p>0</text:p>
          </table:table-cell>
          <table:table-cell table:formula="of:=[Tabelle1.C38]" office:value-type="float" office:value="0" calcext:value-type="float">
            <text:p>0</text:p>
          </table:table-cell>
          <table:table-cell table:formula="of:=ROUND([Tabelle1.D38];ABS(INT(LOG(ABS([Tabelle1.E38])))-1))" office:value-type="string" office:string-value="" calcext:value-type="error">
            <text:p>Err:502</text:p>
          </table:table-cell>
          <table:table-cell table:formula="of:=IF([Tabelle1.E38]=0;0;ROUND([Tabelle1.E38];2-(INT(LOG(ABS([Tabelle1.E38])))+1)))" office:value-type="float" office:value="0" calcext:value-type="float">
            <text:p>0</text:p>
          </table:table-cell>
          <table:table-cell table:formula="of:=ROUND([Tabelle1.F38];ABS(INT(LOG(ABS([Tabelle1.G38])))-1))" office:value-type="string" office:string-value="" calcext:value-type="error">
            <text:p>Err:502</text:p>
          </table:table-cell>
          <table:table-cell table:formula="of:=IF([Tabelle1.G38]=0;0;ROUND([Tabelle1.G38];2-(INT(LOG(ABS([Tabelle1.G38])))+1)))" office:value-type="float" office:value="0" calcext:value-type="float">
            <text:p>0</text:p>
          </table:table-cell>
          <table:table-cell table:formula="of:=ROUND([Tabelle1.H38];ABS(INT(LOG(ABS([Tabelle1.I38])))-1))" office:value-type="string" office:string-value="" calcext:value-type="error">
            <text:p>Err:502</text:p>
          </table:table-cell>
          <table:table-cell table:formula="of:=IF([Tabelle1.I38]=0;0;ROUND([Tabelle1.I38];2-(INT(LOG(ABS([Tabelle1.I38])))+1)))" office:value-type="float" office:value="0" calcext:value-type="float">
            <text:p>0</text:p>
          </table:table-cell>
          <table:table-cell table:formula="of:=ROUND([Tabelle1.J38];ABS(INT(LOG(ABS([Tabelle1.K38])))-1))" office:value-type="string" office:string-value="" calcext:value-type="error">
            <text:p>Err:502</text:p>
          </table:table-cell>
          <table:table-cell table:formula="of:=IF([Tabelle1.K38]=0;0;ROUND([Tabelle1.K38];2-(INT(LOG(ABS([Tabelle1.K38])))+1)))" office:value-type="float" office:value="0" calcext:value-type="float">
            <text:p>0</text:p>
          </table:table-cell>
          <table:table-cell table:formula="of:=ROUND([Tabelle1.L38];ABS(INT(LOG(ABS([Tabelle1.M38])))-1))" office:value-type="string" office:string-value="" calcext:value-type="error">
            <text:p>Err:502</text:p>
          </table:table-cell>
          <table:table-cell table:formula="of:=IF([Tabelle1.M38]=0;0;ROUND([Tabelle1.M38];2-(INT(LOG(ABS([Tabelle1.M38])))+1)))" office:value-type="float" office:value="0" calcext:value-type="float">
            <text:p>0</text:p>
          </table:table-cell>
          <table:table-cell table:formula="of:=ROUND([Tabelle1.N38];ABS(INT(LOG(ABS([Tabelle1.O38])))-1))" office:value-type="string" office:string-value="" calcext:value-type="error">
            <text:p>Err:502</text:p>
          </table:table-cell>
          <table:table-cell table:formula="of:=IF([Tabelle1.O38]=0;0;ROUND([Tabelle1.O38];2-(INT(LOG(ABS([Tabelle1.O38])))+1)))" office:value-type="float" office:value="0" calcext:value-type="float">
            <text:p>0</text:p>
          </table:table-cell>
          <table:table-cell table:formula="of:=ROUND([Tabelle1.P38];ABS(INT(LOG(ABS([Tabelle1.Q38])))-1))" office:value-type="string" office:string-value="" calcext:value-type="error">
            <text:p>Err:502</text:p>
          </table:table-cell>
          <table:table-cell table:formula="of:=IF([Tabelle1.Q38]=0;0;ROUND([Tabelle1.Q38];2-(INT(LOG(ABS([Tabelle1.Q38])))+1)))" office:value-type="float" office:value="0" calcext:value-type="float">
            <text:p>0</text:p>
          </table:table-cell>
          <table:table-cell table:formula="of:=ROUND([Tabelle1.R38];2)" office:value-type="float" office:value="0" calcext:value-type="float">
            <text:p>0</text:p>
          </table:table-cell>
          <table:table-cell table:formula="of:=ROUND([Tabelle1.S38];2)" office:value-type="float" office:value="0" calcext:value-type="float">
            <text:p>0</text:p>
          </table:table-cell>
        </table:table-row>
        <table:table-row table:style-name="ro1">
          <table:table-cell table:formula="of:=[Tabelle1.A39]" office:value-type="float" office:value="0" calcext:value-type="float">
            <text:p>0</text:p>
          </table:table-cell>
          <table:table-cell table:formula="of:=[Tabelle1.B39]" office:value-type="float" office:value="0" calcext:value-type="float">
            <text:p>0</text:p>
          </table:table-cell>
          <table:table-cell table:formula="of:=[Tabelle1.C39]" office:value-type="float" office:value="0" calcext:value-type="float">
            <text:p>0</text:p>
          </table:table-cell>
          <table:table-cell table:formula="of:=ROUND([Tabelle1.D39];ABS(INT(LOG(ABS([Tabelle1.E39])))-1))" office:value-type="string" office:string-value="" calcext:value-type="error">
            <text:p>Err:502</text:p>
          </table:table-cell>
          <table:table-cell table:formula="of:=IF([Tabelle1.E39]=0;0;ROUND([Tabelle1.E39];2-(INT(LOG(ABS([Tabelle1.E39])))+1)))" office:value-type="float" office:value="0" calcext:value-type="float">
            <text:p>0</text:p>
          </table:table-cell>
          <table:table-cell table:formula="of:=ROUND([Tabelle1.F39];ABS(INT(LOG(ABS([Tabelle1.G39])))-1))" office:value-type="string" office:string-value="" calcext:value-type="error">
            <text:p>Err:502</text:p>
          </table:table-cell>
          <table:table-cell table:formula="of:=IF([Tabelle1.G39]=0;0;ROUND([Tabelle1.G39];2-(INT(LOG(ABS([Tabelle1.G39])))+1)))" office:value-type="float" office:value="0" calcext:value-type="float">
            <text:p>0</text:p>
          </table:table-cell>
          <table:table-cell table:formula="of:=ROUND([Tabelle1.H39];ABS(INT(LOG(ABS([Tabelle1.I39])))-1))" office:value-type="string" office:string-value="" calcext:value-type="error">
            <text:p>Err:502</text:p>
          </table:table-cell>
          <table:table-cell table:formula="of:=IF([Tabelle1.I39]=0;0;ROUND([Tabelle1.I39];2-(INT(LOG(ABS([Tabelle1.I39])))+1)))" office:value-type="float" office:value="0" calcext:value-type="float">
            <text:p>0</text:p>
          </table:table-cell>
          <table:table-cell table:formula="of:=ROUND([Tabelle1.J39];ABS(INT(LOG(ABS([Tabelle1.K39])))-1))" office:value-type="string" office:string-value="" calcext:value-type="error">
            <text:p>Err:502</text:p>
          </table:table-cell>
          <table:table-cell table:formula="of:=IF([Tabelle1.K39]=0;0;ROUND([Tabelle1.K39];2-(INT(LOG(ABS([Tabelle1.K39])))+1)))" office:value-type="float" office:value="0" calcext:value-type="float">
            <text:p>0</text:p>
          </table:table-cell>
          <table:table-cell table:formula="of:=ROUND([Tabelle1.L39];ABS(INT(LOG(ABS([Tabelle1.M39])))-1))" office:value-type="string" office:string-value="" calcext:value-type="error">
            <text:p>Err:502</text:p>
          </table:table-cell>
          <table:table-cell table:formula="of:=IF([Tabelle1.M39]=0;0;ROUND([Tabelle1.M39];2-(INT(LOG(ABS([Tabelle1.M39])))+1)))" office:value-type="float" office:value="0" calcext:value-type="float">
            <text:p>0</text:p>
          </table:table-cell>
          <table:table-cell table:formula="of:=ROUND([Tabelle1.N39];ABS(INT(LOG(ABS([Tabelle1.O39])))-1))" office:value-type="string" office:string-value="" calcext:value-type="error">
            <text:p>Err:502</text:p>
          </table:table-cell>
          <table:table-cell table:formula="of:=IF([Tabelle1.O39]=0;0;ROUND([Tabelle1.O39];2-(INT(LOG(ABS([Tabelle1.O39])))+1)))" office:value-type="float" office:value="0" calcext:value-type="float">
            <text:p>0</text:p>
          </table:table-cell>
          <table:table-cell table:formula="of:=ROUND([Tabelle1.P39];ABS(INT(LOG(ABS([Tabelle1.Q39])))-1))" office:value-type="string" office:string-value="" calcext:value-type="error">
            <text:p>Err:502</text:p>
          </table:table-cell>
          <table:table-cell table:formula="of:=IF([Tabelle1.Q39]=0;0;ROUND([Tabelle1.Q39];2-(INT(LOG(ABS([Tabelle1.Q39])))+1)))" office:value-type="float" office:value="0" calcext:value-type="float">
            <text:p>0</text:p>
          </table:table-cell>
          <table:table-cell table:formula="of:=ROUND([Tabelle1.R39];2)" office:value-type="float" office:value="0" calcext:value-type="float">
            <text:p>0</text:p>
          </table:table-cell>
          <table:table-cell table:formula="of:=ROUND([Tabelle1.S39];2)" office:value-type="float" office:value="0" calcext:value-type="float">
            <text:p>0</text:p>
          </table:table-cell>
        </table:table-row>
        <table:table-row table:style-name="ro1">
          <table:table-cell table:formula="of:=[Tabelle1.A40]" office:value-type="float" office:value="0" calcext:value-type="float">
            <text:p>0</text:p>
          </table:table-cell>
          <table:table-cell table:formula="of:=[Tabelle1.B40]" office:value-type="float" office:value="0" calcext:value-type="float">
            <text:p>0</text:p>
          </table:table-cell>
          <table:table-cell table:formula="of:=[Tabelle1.C40]" office:value-type="float" office:value="0" calcext:value-type="float">
            <text:p>0</text:p>
          </table:table-cell>
          <table:table-cell table:formula="of:=ROUND([Tabelle1.D40];ABS(INT(LOG(ABS([Tabelle1.E40])))-1))" office:value-type="string" office:string-value="" calcext:value-type="error">
            <text:p>Err:502</text:p>
          </table:table-cell>
          <table:table-cell table:formula="of:=IF([Tabelle1.E40]=0;0;ROUND([Tabelle1.E40];2-(INT(LOG(ABS([Tabelle1.E40])))+1)))" office:value-type="float" office:value="0" calcext:value-type="float">
            <text:p>0</text:p>
          </table:table-cell>
          <table:table-cell table:formula="of:=ROUND([Tabelle1.F40];ABS(INT(LOG(ABS([Tabelle1.G40])))-1))" office:value-type="string" office:string-value="" calcext:value-type="error">
            <text:p>Err:502</text:p>
          </table:table-cell>
          <table:table-cell table:formula="of:=IF([Tabelle1.G40]=0;0;ROUND([Tabelle1.G40];2-(INT(LOG(ABS([Tabelle1.G40])))+1)))" office:value-type="float" office:value="0" calcext:value-type="float">
            <text:p>0</text:p>
          </table:table-cell>
          <table:table-cell table:formula="of:=ROUND([Tabelle1.H40];ABS(INT(LOG(ABS([Tabelle1.I40])))-1))" office:value-type="string" office:string-value="" calcext:value-type="error">
            <text:p>Err:502</text:p>
          </table:table-cell>
          <table:table-cell table:formula="of:=IF([Tabelle1.I40]=0;0;ROUND([Tabelle1.I40];2-(INT(LOG(ABS([Tabelle1.I40])))+1)))" office:value-type="float" office:value="0" calcext:value-type="float">
            <text:p>0</text:p>
          </table:table-cell>
          <table:table-cell table:formula="of:=ROUND([Tabelle1.J40];ABS(INT(LOG(ABS([Tabelle1.K40])))-1))" office:value-type="string" office:string-value="" calcext:value-type="error">
            <text:p>Err:502</text:p>
          </table:table-cell>
          <table:table-cell table:formula="of:=IF([Tabelle1.K40]=0;0;ROUND([Tabelle1.K40];2-(INT(LOG(ABS([Tabelle1.K40])))+1)))" office:value-type="float" office:value="0" calcext:value-type="float">
            <text:p>0</text:p>
          </table:table-cell>
          <table:table-cell table:formula="of:=ROUND([Tabelle1.L40];ABS(INT(LOG(ABS([Tabelle1.M40])))-1))" office:value-type="string" office:string-value="" calcext:value-type="error">
            <text:p>Err:502</text:p>
          </table:table-cell>
          <table:table-cell table:formula="of:=IF([Tabelle1.M40]=0;0;ROUND([Tabelle1.M40];2-(INT(LOG(ABS([Tabelle1.M40])))+1)))" office:value-type="float" office:value="0" calcext:value-type="float">
            <text:p>0</text:p>
          </table:table-cell>
          <table:table-cell table:formula="of:=ROUND([Tabelle1.N40];ABS(INT(LOG(ABS([Tabelle1.O40])))-1))" office:value-type="string" office:string-value="" calcext:value-type="error">
            <text:p>Err:502</text:p>
          </table:table-cell>
          <table:table-cell table:formula="of:=IF([Tabelle1.O40]=0;0;ROUND([Tabelle1.O40];2-(INT(LOG(ABS([Tabelle1.O40])))+1)))" office:value-type="float" office:value="0" calcext:value-type="float">
            <text:p>0</text:p>
          </table:table-cell>
          <table:table-cell table:formula="of:=ROUND([Tabelle1.P40];ABS(INT(LOG(ABS([Tabelle1.Q40])))-1))" office:value-type="string" office:string-value="" calcext:value-type="error">
            <text:p>Err:502</text:p>
          </table:table-cell>
          <table:table-cell table:formula="of:=IF([Tabelle1.Q40]=0;0;ROUND([Tabelle1.Q40];2-(INT(LOG(ABS([Tabelle1.Q40])))+1)))" office:value-type="float" office:value="0" calcext:value-type="float">
            <text:p>0</text:p>
          </table:table-cell>
          <table:table-cell table:formula="of:=ROUND([Tabelle1.R40];2)" office:value-type="float" office:value="0" calcext:value-type="float">
            <text:p>0</text:p>
          </table:table-cell>
          <table:table-cell table:formula="of:=ROUND([Tabelle1.S40];2)" office:value-type="float" office:value="0" calcext:value-type="float">
            <text:p>0</text:p>
          </table:table-cell>
        </table:table-row>
        <table:table-row table:style-name="ro1">
          <table:table-cell table:formula="of:=[Tabelle1.A41]" office:value-type="float" office:value="0" calcext:value-type="float">
            <text:p>0</text:p>
          </table:table-cell>
          <table:table-cell table:formula="of:=[Tabelle1.B41]" office:value-type="float" office:value="0" calcext:value-type="float">
            <text:p>0</text:p>
          </table:table-cell>
          <table:table-cell table:formula="of:=[Tabelle1.C41]" office:value-type="float" office:value="0" calcext:value-type="float">
            <text:p>0</text:p>
          </table:table-cell>
          <table:table-cell table:formula="of:=ROUND([Tabelle1.D41];ABS(INT(LOG(ABS([Tabelle1.E41])))-1))" office:value-type="string" office:string-value="" calcext:value-type="error">
            <text:p>Err:502</text:p>
          </table:table-cell>
          <table:table-cell table:formula="of:=IF([Tabelle1.E41]=0;0;ROUND([Tabelle1.E41];2-(INT(LOG(ABS([Tabelle1.E41])))+1)))" office:value-type="float" office:value="0" calcext:value-type="float">
            <text:p>0</text:p>
          </table:table-cell>
          <table:table-cell table:formula="of:=ROUND([Tabelle1.F41];ABS(INT(LOG(ABS([Tabelle1.G41])))-1))" office:value-type="string" office:string-value="" calcext:value-type="error">
            <text:p>Err:502</text:p>
          </table:table-cell>
          <table:table-cell table:formula="of:=IF([Tabelle1.G41]=0;0;ROUND([Tabelle1.G41];2-(INT(LOG(ABS([Tabelle1.G41])))+1)))" office:value-type="float" office:value="0" calcext:value-type="float">
            <text:p>0</text:p>
          </table:table-cell>
          <table:table-cell table:formula="of:=ROUND([Tabelle1.H41];ABS(INT(LOG(ABS([Tabelle1.I41])))-1))" office:value-type="string" office:string-value="" calcext:value-type="error">
            <text:p>Err:502</text:p>
          </table:table-cell>
          <table:table-cell table:formula="of:=IF([Tabelle1.I41]=0;0;ROUND([Tabelle1.I41];2-(INT(LOG(ABS([Tabelle1.I41])))+1)))" office:value-type="float" office:value="0" calcext:value-type="float">
            <text:p>0</text:p>
          </table:table-cell>
          <table:table-cell table:formula="of:=ROUND([Tabelle1.J41];ABS(INT(LOG(ABS([Tabelle1.K41])))-1))" office:value-type="string" office:string-value="" calcext:value-type="error">
            <text:p>Err:502</text:p>
          </table:table-cell>
          <table:table-cell table:formula="of:=IF([Tabelle1.K41]=0;0;ROUND([Tabelle1.K41];2-(INT(LOG(ABS([Tabelle1.K41])))+1)))" office:value-type="float" office:value="0" calcext:value-type="float">
            <text:p>0</text:p>
          </table:table-cell>
          <table:table-cell table:formula="of:=ROUND([Tabelle1.L41];ABS(INT(LOG(ABS([Tabelle1.M41])))-1))" office:value-type="string" office:string-value="" calcext:value-type="error">
            <text:p>Err:502</text:p>
          </table:table-cell>
          <table:table-cell table:formula="of:=IF([Tabelle1.M41]=0;0;ROUND([Tabelle1.M41];2-(INT(LOG(ABS([Tabelle1.M41])))+1)))" office:value-type="float" office:value="0" calcext:value-type="float">
            <text:p>0</text:p>
          </table:table-cell>
          <table:table-cell table:formula="of:=ROUND([Tabelle1.N41];ABS(INT(LOG(ABS([Tabelle1.O41])))-1))" office:value-type="string" office:string-value="" calcext:value-type="error">
            <text:p>Err:502</text:p>
          </table:table-cell>
          <table:table-cell table:formula="of:=IF([Tabelle1.O41]=0;0;ROUND([Tabelle1.O41];2-(INT(LOG(ABS([Tabelle1.O41])))+1)))" office:value-type="float" office:value="0" calcext:value-type="float">
            <text:p>0</text:p>
          </table:table-cell>
          <table:table-cell table:formula="of:=ROUND([Tabelle1.P41];ABS(INT(LOG(ABS([Tabelle1.Q41])))-1))" office:value-type="string" office:string-value="" calcext:value-type="error">
            <text:p>Err:502</text:p>
          </table:table-cell>
          <table:table-cell table:formula="of:=IF([Tabelle1.Q41]=0;0;ROUND([Tabelle1.Q41];2-(INT(LOG(ABS([Tabelle1.Q41])))+1)))" office:value-type="float" office:value="0" calcext:value-type="float">
            <text:p>0</text:p>
          </table:table-cell>
          <table:table-cell table:formula="of:=ROUND([Tabelle1.R41];2)" office:value-type="float" office:value="0" calcext:value-type="float">
            <text:p>0</text:p>
          </table:table-cell>
          <table:table-cell table:formula="of:=ROUND([Tabelle1.S41];2)" office:value-type="float" office:value="0" calcext:value-type="float">
            <text:p>0</text:p>
          </table:table-cell>
        </table:table-row>
      </table:table>
      <table:table table:name="Tabelle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0" table:default-cell-style-name="ce3"/>
        <table:table-column table:style-name="co14" table:default-cell-style-name="ce3"/>
        <table:table-column table:style-name="co20" table:default-cell-style-name="ce3"/>
        <table:table-column table:style-name="co14" table:number-columns-repeated="2" table:default-cell-style-name="ce3"/>
        <table:table-column table:style-name="co20" table:default-cell-style-name="ce3"/>
        <table:table-column table:style-name="co14" table:default-cell-style-name="ce3"/>
        <table:table-column table:style-name="co2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number-columns-repeated="4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.1" calcext:value-type="float">
            <text:p>1,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3,81(0,26)</text:p>
          </table:table-cell>
          <table:table-cell office:value-type="string" calcext:value-type="string">
            <text:p>0,032(0,092)</text:p>
          </table:table-cell>
          <table:table-cell office:value-type="string" calcext:value-type="string">
            <text:p>4(2,2)</text:p>
          </table:table-cell>
          <table:table-cell office:value-type="string" calcext:value-type="string">
            <text:p>2,9(2,1)</text:p>
          </table:table-cell>
          <table:table-cell table:style-name="ce3" office:value-type="string" calcext:value-type="string">
            <text:p>4,5(3,1)</text:p>
          </table:table-cell>
          <table:table-cell table:style-name="ce3" office:value-type="string" calcext:value-type="string">
            <text:p>0,9(0,47)</text:p>
          </table:table-cell>
          <table:table-cell table:style-name="ce3" office:value-type="string" calcext:value-type="string">
            <text:p>0,324(0,013)</text:p>
          </table:table-cell>
          <table:table-cell table:style-name="ce3" office:value-type="float" office:value="68.59" calcext:value-type="float">
            <text:p>68,59</text:p>
          </table:table-cell>
          <table:table-cell table:style-name="ce3" office:value-type="float" office:value="13.99" calcext:value-type="float">
            <text:p>13,99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.125" calcext:value-type="float">
            <text:p>1,12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4,24(0,11)</text:p>
          </table:table-cell>
          <table:table-cell office:value-type="string" calcext:value-type="string">
            <text:p>0,00014(0,00048)</text:p>
          </table:table-cell>
          <table:table-cell office:value-type="string" calcext:value-type="string">
            <text:p>4,61(0,66)</text:p>
          </table:table-cell>
          <table:table-cell office:value-type="string" calcext:value-type="string">
            <text:p>0,16(0,2)</text:p>
          </table:table-cell>
          <table:table-cell table:style-name="ce3" office:value-type="string" calcext:value-type="string">
            <text:p>9,6(3,9)</text:p>
          </table:table-cell>
          <table:table-cell table:style-name="ce3" office:value-type="string" calcext:value-type="string">
            <text:p>3,3(1,2)</text:p>
          </table:table-cell>
          <table:table-cell table:style-name="ce3" office:value-type="string" calcext:value-type="string">
            <text:p>0,324(0,013)</text:p>
          </table:table-cell>
          <table:table-cell table:style-name="ce3" office:value-type="float" office:value="68.59" calcext:value-type="float">
            <text:p>68,59</text:p>
          </table:table-cell>
          <table:table-cell table:style-name="ce3" office:value-type="float" office:value="13.99" calcext:value-type="float">
            <text:p>13,99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.15" calcext:value-type="float">
            <text:p>1,1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.225" calcext:value-type="float">
            <text:p>1,225</text:p>
          </table:table-cell>
          <table:table-cell office:value-type="string" calcext:value-type="string">
            <text:p>3,8(0,29)</text:p>
          </table:table-cell>
          <table:table-cell office:value-type="string" calcext:value-type="string">
            <text:p>0,04(0,11)</text:p>
          </table:table-cell>
          <table:table-cell office:value-type="string" calcext:value-type="string">
            <text:p>3,9(2,3)</text:p>
          </table:table-cell>
          <table:table-cell office:value-type="string" calcext:value-type="string">
            <text:p>2,9(2,2)</text:p>
          </table:table-cell>
          <table:table-cell table:style-name="ce3" office:value-type="string" calcext:value-type="string">
            <text:p>4,3(3,1)</text:p>
          </table:table-cell>
          <table:table-cell table:style-name="ce3" office:value-type="string" calcext:value-type="string">
            <text:p>0,91(0,49)</text:p>
          </table:table-cell>
          <table:table-cell table:style-name="ce3" office:value-type="string" calcext:value-type="string">
            <text:p>0,324(0,013)</text:p>
          </table:table-cell>
          <table:table-cell table:style-name="ce3" office:value-type="float" office:value="67.9" calcext:value-type="float">
            <text:p>67,9</text:p>
          </table:table-cell>
          <table:table-cell table:style-name="ce3" office:value-type="float" office:value="11.36" calcext:value-type="float">
            <text:p>11,36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.175" calcext:value-type="float">
            <text:p>1,17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.225" calcext:value-type="float">
            <text:p>1,225</text:p>
          </table:table-cell>
          <table:table-cell office:value-type="string" calcext:value-type="string">
            <text:p>4,266(0,078)</text:p>
          </table:table-cell>
          <table:table-cell office:value-type="string" calcext:value-type="string">
            <text:p>0,00014(0,00049)</text:p>
          </table:table-cell>
          <table:table-cell office:value-type="string" calcext:value-type="string">
            <text:p>4,44(0,66)</text:p>
          </table:table-cell>
          <table:table-cell office:value-type="string" calcext:value-type="string">
            <text:p>0,21(0,23)</text:p>
          </table:table-cell>
          <table:table-cell table:style-name="ce3" office:value-type="string" calcext:value-type="string">
            <text:p>9,6(3,9)</text:p>
          </table:table-cell>
          <table:table-cell table:style-name="ce3" office:value-type="string" calcext:value-type="string">
            <text:p>3,1(1,1)</text:p>
          </table:table-cell>
          <table:table-cell table:style-name="ce3" office:value-type="string" calcext:value-type="string">
            <text:p>0,324(0,013)</text:p>
          </table:table-cell>
          <table:table-cell table:style-name="ce3" office:value-type="float" office:value="67.9" calcext:value-type="float">
            <text:p>67,9</text:p>
          </table:table-cell>
          <table:table-cell table:style-name="ce3" office:value-type="float" office:value="11.36" calcext:value-type="float">
            <text:p>11,3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7"/>
          <table:table-cell table:style-name="ce3" table:number-columns-repeated="5"/>
          <table:table-cell table:number-columns-repeated="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.225" calcext:value-type="float">
            <text:p>1,225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.25" calcext:value-type="float">
            <text:p>1,25</text:p>
          </table:table-cell>
          <table:table-cell table:style-name="Default" table:number-columns-repeated="7"/>
          <table:table-cell table:number-columns-repeated="11"/>
        </table:table-row>
        <table:table-row table:style-name="ro1" table:number-rows-repeated="2">
          <table:table-cell table:style-name="ce3" table:number-columns-repeated="3"/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3" table:number-columns-repeated="3"/>
          <table:table-cell office:value-type="string" calcext:value-type="string">
            <text:p>4,62(0,61)</text:p>
          </table:table-cell>
          <table:table-cell office:value-type="string" calcext:value-type="string">
            <text:p>0,16(0,2)</text:p>
          </table:table-cell>
          <table:table-cell office:value-type="string" calcext:value-type="string">
            <text:p>0,00012(0,0004)</text:p>
          </table:table-cell>
          <table:table-cell office:value-type="string" calcext:value-type="string">
            <text:p>4,233(0,089)</text:p>
          </table:table-cell>
          <table:table-cell office:value-type="string" calcext:value-type="string">
            <text:p>9,8(3,6)</text:p>
          </table:table-cell>
          <table:table-cell office:value-type="string" calcext:value-type="string">
            <text:p>3,3(1,2)</text:p>
          </table:table-cell>
          <table:table-cell office:value-type="string" calcext:value-type="string">
            <text:p>0,324(0,014)</text:p>
          </table:table-cell>
          <table:table-cell table:style-name="ce3" office:value-type="float" office:value="87.13" calcext:value-type="float">
            <text:p>87,13</text:p>
          </table:table-cell>
          <table:table-cell table:style-name="ce3" office:value-type="float" office:value="3.49" calcext:value-type="float">
            <text:p>3,49</text:p>
          </table:table-cell>
          <table:table-cell table:style-name="ce3" office:value-type="string" calcext:value-type="string">
            <text:p>-2(1,4)</text:p>
          </table:table-cell>
          <table:table-cell table:style-name="ce3" office:value-type="string" calcext:value-type="string">
            <text:p>8,8(1,3)</text:p>
          </table:table-cell>
          <table:table-cell table:style-name="ce3" office:value-type="string" calcext:value-type="string">
            <text:p>0,008(0,024)</text:p>
          </table:table-cell>
          <table:table-cell table:style-name="ce3" office:value-type="string" calcext:value-type="string">
            <text:p>3,88(0,11)</text:p>
          </table:table-cell>
          <table:table-cell table:style-name="ce3" office:value-type="string" calcext:value-type="string">
            <text:p>5,9(3,4)</text:p>
          </table:table-cell>
          <table:table-cell table:style-name="ce3" office:value-type="string" calcext:value-type="string">
            <text:p>0,38(0,053)</text:p>
          </table:table-cell>
          <table:table-cell table:style-name="ce3" office:value-type="string" calcext:value-type="string">
            <text:p>0,324(0,014)</text:p>
          </table:table-cell>
          <table:table-cell table:style-name="ce3" office:value-type="float" office:value="87.13" calcext:value-type="float">
            <text:p>87,13</text:p>
          </table:table-cell>
          <table:table-cell table:style-name="ce3" office:value-type="float" office:value="3.49" calcext:value-type="float">
            <text:p>3,49</text:p>
          </table:table-cell>
        </table:table-row>
        <table:table-row table:style-name="ro1">
          <table:table-cell table:style-name="ce3" table:number-columns-repeated="3"/>
          <table:table-cell office:value-type="string" calcext:value-type="string">
            <text:p>4,61(0,65)</text:p>
          </table:table-cell>
          <table:table-cell office:value-type="string" calcext:value-type="string">
            <text:p>0,16(0,21)</text:p>
          </table:table-cell>
          <table:table-cell office:value-type="string" calcext:value-type="string">
            <text:p>0,00011(0,00036)</text:p>
          </table:table-cell>
          <table:table-cell office:value-type="string" calcext:value-type="string">
            <text:p>4,234(0,096)</text:p>
          </table:table-cell>
          <table:table-cell office:value-type="string" calcext:value-type="string">
            <text:p>9,8(3,5)</text:p>
          </table:table-cell>
          <table:table-cell office:value-type="string" calcext:value-type="string">
            <text:p>3,3(1,3)</text:p>
          </table:table-cell>
          <table:table-cell office:value-type="string" calcext:value-type="string">
            <text:p>0,325(0,013)</text:p>
          </table:table-cell>
          <table:table-cell table:style-name="ce3" office:value-type="float" office:value="85.01" calcext:value-type="float">
            <text:p>85,01</text:p>
          </table:table-cell>
          <table:table-cell table:style-name="ce3" office:value-type="float" office:value="3.38" calcext:value-type="float">
            <text:p>3,38</text:p>
          </table:table-cell>
          <table:table-cell table:style-name="ce3" office:value-type="string" calcext:value-type="string">
            <text:p>-0,2(1,3)</text:p>
          </table:table-cell>
          <table:table-cell table:style-name="ce3" office:value-type="string" calcext:value-type="string">
            <text:p>7,1(1,2)</text:p>
          </table:table-cell>
          <table:table-cell table:style-name="ce3" office:value-type="string" calcext:value-type="string">
            <text:p>0,003(0,011)</text:p>
          </table:table-cell>
          <table:table-cell table:style-name="ce3" office:value-type="string" calcext:value-type="string">
            <text:p>3,907(0,071)</text:p>
          </table:table-cell>
          <table:table-cell table:style-name="ce3" office:value-type="string" calcext:value-type="string">
            <text:p>6,9(4)</text:p>
          </table:table-cell>
          <table:table-cell table:style-name="ce3" office:value-type="string" calcext:value-type="string">
            <text:p>0,434(0,068)</text:p>
          </table:table-cell>
          <table:table-cell table:style-name="ce3" office:value-type="string" calcext:value-type="string">
            <text:p>0,325(0,013)</text:p>
          </table:table-cell>
          <table:table-cell table:style-name="ce3" office:value-type="float" office:value="85.01" calcext:value-type="float">
            <text:p>85,01</text:p>
          </table:table-cell>
          <table:table-cell table:style-name="ce3" office:value-type="float" office:value="3.38" calcext:value-type="float">
            <text:p>3,38</text:p>
          </table:table-cell>
        </table:table-row>
        <table:table-row table:style-name="ro1">
          <table:table-cell table:style-name="ce3" table:number-columns-repeated="3"/>
          <table:table-cell office:value-type="string" calcext:value-type="string">
            <text:p>4,95(0,79)</text:p>
          </table:table-cell>
          <table:table-cell office:value-type="string" calcext:value-type="string">
            <text:p>0,09(0,16)</text:p>
          </table:table-cell>
          <table:table-cell office:value-type="string" calcext:value-type="string">
            <text:p>0,00015(0,0005)</text:p>
          </table:table-cell>
          <table:table-cell office:value-type="string" calcext:value-type="string">
            <text:p>4,13(0,26)</text:p>
          </table:table-cell>
          <table:table-cell office:value-type="string" calcext:value-type="string">
            <text:p>9,6(3,6)</text:p>
          </table:table-cell>
          <table:table-cell office:value-type="string" calcext:value-type="string">
            <text:p>3,8(1,6)</text:p>
          </table:table-cell>
          <table:table-cell office:value-type="string" calcext:value-type="string">
            <text:p>0,324(0,014)</text:p>
          </table:table-cell>
          <table:table-cell table:style-name="ce3" office:value-type="float" office:value="77.96" calcext:value-type="float">
            <text:p>77,96</text:p>
          </table:table-cell>
          <table:table-cell table:style-name="ce3" office:value-type="float" office:value="7.05" calcext:value-type="float">
            <text:p>7,05</text:p>
          </table:table-cell>
          <table:table-cell table:style-name="ce3" office:value-type="string" calcext:value-type="string">
            <text:p>-1,4(1,5)</text:p>
          </table:table-cell>
          <table:table-cell table:style-name="ce3" office:value-type="string" calcext:value-type="string">
            <text:p>8,2(1,5)</text:p>
          </table:table-cell>
          <table:table-cell table:style-name="ce3" office:value-type="string" calcext:value-type="string">
            <text:p>0,015(0,046)</text:p>
          </table:table-cell>
          <table:table-cell table:style-name="ce3" office:value-type="string" calcext:value-type="string">
            <text:p>3,86(0,17)</text:p>
          </table:table-cell>
          <table:table-cell table:style-name="ce3" office:value-type="string" calcext:value-type="string">
            <text:p>5,2(3,4)</text:p>
          </table:table-cell>
          <table:table-cell table:style-name="ce3" office:value-type="string" calcext:value-type="string">
            <text:p>0,408(0,068)</text:p>
          </table:table-cell>
          <table:table-cell table:style-name="ce3" office:value-type="string" calcext:value-type="string">
            <text:p>0,324(0,014)</text:p>
          </table:table-cell>
          <table:table-cell table:style-name="ce3" office:value-type="float" office:value="77.96" calcext:value-type="float">
            <text:p>77,96</text:p>
          </table:table-cell>
          <table:table-cell table:style-name="ce3" office:value-type="float" office:value="7.05" calcext:value-type="float">
            <text:p>7,05</text:p>
          </table:table-cell>
        </table:table-row>
        <table:table-row table:style-name="ro1">
          <table:table-cell table:style-name="ce3" table:number-columns-repeated="3"/>
          <table:table-cell office:value-type="string" calcext:value-type="string">
            <text:p>4,69(0,66)</text:p>
          </table:table-cell>
          <table:table-cell office:value-type="string" calcext:value-type="string">
            <text:p>0,14(0,18)</text:p>
          </table:table-cell>
          <table:table-cell office:value-type="string" calcext:value-type="string">
            <text:p>0,00011(0,00038)</text:p>
          </table:table-cell>
          <table:table-cell office:value-type="string" calcext:value-type="string">
            <text:p>4,22(0,13)</text:p>
          </table:table-cell>
          <table:table-cell office:value-type="string" calcext:value-type="string">
            <text:p>9,8(3,6)</text:p>
          </table:table-cell>
          <table:table-cell office:value-type="string" calcext:value-type="string">
            <text:p>3,4(1,2)</text:p>
          </table:table-cell>
          <table:table-cell office:value-type="string" calcext:value-type="string">
            <text:p>0,326(0,012)</text:p>
          </table:table-cell>
          <table:table-cell table:style-name="ce3" office:value-type="float" office:value="69.64" calcext:value-type="float">
            <text:p>69,64</text:p>
          </table:table-cell>
          <table:table-cell table:style-name="ce3" office:value-type="float" office:value="16.18" calcext:value-type="float">
            <text:p>16,18</text:p>
          </table:table-cell>
          <table:table-cell table:style-name="ce3" office:value-type="string" calcext:value-type="string">
            <text:p>5,5(1,6)</text:p>
          </table:table-cell>
          <table:table-cell table:style-name="ce3" office:value-type="string" calcext:value-type="string">
            <text:p>1,6(1,5)</text:p>
          </table:table-cell>
          <table:table-cell table:style-name="ce3" office:value-type="string" calcext:value-type="string">
            <text:p>0,027(0,077)</text:p>
          </table:table-cell>
          <table:table-cell table:style-name="ce3" office:value-type="string" calcext:value-type="string">
            <text:p>3,82(0,22)</text:p>
          </table:table-cell>
          <table:table-cell table:style-name="ce3" office:value-type="string" calcext:value-type="string">
            <text:p>4,7(3)</text:p>
          </table:table-cell>
          <table:table-cell table:style-name="ce3" office:value-type="string" calcext:value-type="string">
            <text:p>1,31(0,79)</text:p>
          </table:table-cell>
          <table:table-cell table:style-name="ce3" office:value-type="string" calcext:value-type="string">
            <text:p>0,326(0,012)</text:p>
          </table:table-cell>
          <table:table-cell table:style-name="ce3" office:value-type="float" office:value="69.64" calcext:value-type="float">
            <text:p>69,64</text:p>
          </table:table-cell>
          <table:table-cell table:style-name="ce3" office:value-type="float" office:value="16.18" calcext:value-type="float">
            <text:p>16,18</text:p>
          </table:table-cell>
        </table:table-row>
        <table:table-row table:style-name="ro1">
          <table:table-cell table:style-name="ce3" table:number-columns-repeated="3"/>
          <table:table-cell office:value-type="string" calcext:value-type="string">
            <text:p>4,2(2,1)</text:p>
          </table:table-cell>
          <table:table-cell office:value-type="string" calcext:value-type="string">
            <text:p>2,7(2)</text:p>
          </table:table-cell>
          <table:table-cell office:value-type="string" calcext:value-type="string">
            <text:p>0,034(0,099)</text:p>
          </table:table-cell>
          <table:table-cell office:value-type="string" calcext:value-type="string">
            <text:p>3,81(0,28)</text:p>
          </table:table-cell>
          <table:table-cell office:value-type="string" calcext:value-type="string">
            <text:p>4,4(3,1)</text:p>
          </table:table-cell>
          <table:table-cell office:value-type="string" calcext:value-type="string">
            <text:p>0,95(0,5)</text:p>
          </table:table-cell>
          <table:table-cell office:value-type="string" calcext:value-type="string">
            <text:p>0,324(0,013)</text:p>
          </table:table-cell>
          <table:table-cell table:style-name="ce3" office:value-type="float" office:value="68.58" calcext:value-type="float">
            <text:p>68,58</text:p>
          </table:table-cell>
          <table:table-cell table:style-name="ce3" office:value-type="float" office:value="13.99" calcext:value-type="float">
            <text:p>13,99</text:p>
          </table:table-cell>
          <table:table-cell table:style-name="ce3" office:value-type="string" calcext:value-type="string">
            <text:p>4,61(0,69)</text:p>
          </table:table-cell>
          <table:table-cell table:style-name="ce3" office:value-type="string" calcext:value-type="string">
            <text:p>0,16(0,21)</text:p>
          </table:table-cell>
          <table:table-cell table:style-name="ce3" office:value-type="string" calcext:value-type="string">
            <text:p>0,00013(0,00046)</text:p>
          </table:table-cell>
          <table:table-cell table:style-name="ce3" office:value-type="string" calcext:value-type="string">
            <text:p>4,24(0,11)</text:p>
          </table:table-cell>
          <table:table-cell table:style-name="ce3" office:value-type="string" calcext:value-type="string">
            <text:p>9,6(3,8)</text:p>
          </table:table-cell>
          <table:table-cell table:style-name="ce3" office:value-type="string" calcext:value-type="string">
            <text:p>3,3(1,2)</text:p>
          </table:table-cell>
          <table:table-cell table:style-name="ce3" office:value-type="string" calcext:value-type="string">
            <text:p>0,324(0,013)</text:p>
          </table:table-cell>
          <table:table-cell table:style-name="ce3" office:value-type="float" office:value="68.58" calcext:value-type="float">
            <text:p>68,58</text:p>
          </table:table-cell>
          <table:table-cell table:style-name="ce3" office:value-type="float" office:value="13.99" calcext:value-type="float">
            <text:p>13,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,1(2,3)</text:p>
          </table:table-cell>
          <table:table-cell office:value-type="string" calcext:value-type="string">
            <text:p>2,8(2,1)</text:p>
          </table:table-cell>
          <table:table-cell office:value-type="string" calcext:value-type="string">
            <text:p>0,04(0,11)</text:p>
          </table:table-cell>
          <table:table-cell office:value-type="string" calcext:value-type="string">
            <text:p>3,79(0,31)</text:p>
          </table:table-cell>
          <table:table-cell office:value-type="string" calcext:value-type="string">
            <text:p>4,3(3,1)</text:p>
          </table:table-cell>
          <table:table-cell office:value-type="string" calcext:value-type="string">
            <text:p>0,95(0,54)</text:p>
          </table:table-cell>
          <table:table-cell office:value-type="string" calcext:value-type="string">
            <text:p>0,324(0,013)</text:p>
          </table:table-cell>
          <table:table-cell table:style-name="ce3" office:value-type="float" office:value="67.9" calcext:value-type="float">
            <text:p>67,9</text:p>
          </table:table-cell>
          <table:table-cell table:style-name="ce3" office:value-type="float" office:value="11.36" calcext:value-type="float">
            <text:p>11,36</text:p>
          </table:table-cell>
          <table:table-cell table:style-name="ce3" office:value-type="string" calcext:value-type="string">
            <text:p>4,43(0,66)</text:p>
          </table:table-cell>
          <table:table-cell table:style-name="ce3" office:value-type="string" calcext:value-type="string">
            <text:p>0,21(0,23)</text:p>
          </table:table-cell>
          <table:table-cell table:style-name="ce3" office:value-type="string" calcext:value-type="string">
            <text:p>0,00013(0,0005)</text:p>
          </table:table-cell>
          <table:table-cell table:style-name="ce3" office:value-type="string" calcext:value-type="string">
            <text:p>4,267(0,077)</text:p>
          </table:table-cell>
          <table:table-cell table:style-name="ce3" office:value-type="string" calcext:value-type="string">
            <text:p>9,6(4,1)</text:p>
          </table:table-cell>
          <table:table-cell table:style-name="ce3" office:value-type="string" calcext:value-type="string">
            <text:p>3,1(1,1)</text:p>
          </table:table-cell>
          <table:table-cell table:style-name="ce3" office:value-type="string" calcext:value-type="string">
            <text:p>0,324(0,013)</text:p>
          </table:table-cell>
          <table:table-cell table:style-name="ce3" office:value-type="float" office:value="67.9" calcext:value-type="float">
            <text:p>67,9</text:p>
          </table:table-cell>
          <table:table-cell table:style-name="ce3" office:value-type="float" office:value="11.36" calcext:value-type="float">
            <text:p>11,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,39(0,66)</text:p>
          </table:table-cell>
          <table:table-cell office:value-type="string" calcext:value-type="string">
            <text:p>0,22(0,24)</text:p>
          </table:table-cell>
          <table:table-cell office:value-type="string" calcext:value-type="string">
            <text:p>0,00012(0,00047)</text:p>
          </table:table-cell>
          <table:table-cell office:value-type="string" calcext:value-type="string">
            <text:p>4,275(0,078)</text:p>
          </table:table-cell>
          <table:table-cell office:value-type="string" calcext:value-type="string">
            <text:p>9,7(4,2)</text:p>
          </table:table-cell>
          <table:table-cell office:value-type="string" calcext:value-type="string">
            <text:p>3(1)</text:p>
          </table:table-cell>
          <table:table-cell office:value-type="string" calcext:value-type="string">
            <text:p>0,324(0,013)</text:p>
          </table:table-cell>
          <table:table-cell table:style-name="ce3" office:value-type="float" office:value="67.61" calcext:value-type="float">
            <text:p>67,61</text:p>
          </table:table-cell>
          <table:table-cell table:style-name="ce3" office:value-type="float" office:value="8.54" calcext:value-type="float">
            <text:p>8,54</text:p>
          </table:table-cell>
          <table:table-cell table:style-name="ce3" office:value-type="string" calcext:value-type="string">
            <text:p>4,7(2)</text:p>
          </table:table-cell>
          <table:table-cell table:style-name="ce3" office:value-type="string" calcext:value-type="string">
            <text:p>2,3(1,9)</text:p>
          </table:table-cell>
          <table:table-cell table:style-name="ce3" office:value-type="string" calcext:value-type="string">
            <text:p>0,03(0,1)</text:p>
          </table:table-cell>
          <table:table-cell table:style-name="ce3" office:value-type="string" calcext:value-type="string">
            <text:p>3,8(0,27)</text:p>
          </table:table-cell>
          <table:table-cell table:style-name="ce3" office:value-type="string" calcext:value-type="string">
            <text:p>4,4(3,2)</text:p>
          </table:table-cell>
          <table:table-cell table:style-name="ce3" office:value-type="string" calcext:value-type="string">
            <text:p>1,06(0,61)</text:p>
          </table:table-cell>
          <table:table-cell table:style-name="ce3" office:value-type="string" calcext:value-type="string">
            <text:p>0,324(0,013)</text:p>
          </table:table-cell>
          <table:table-cell table:style-name="ce3" office:value-type="float" office:value="67.61" calcext:value-type="float">
            <text:p>67,61</text:p>
          </table:table-cell>
          <table:table-cell table:style-name="ce3" office:value-type="float" office:value="8.54" calcext:value-type="float">
            <text:p>8,54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4.62(0.61)</text:p>
          </table:table-cell>
          <table:table-cell office:value-type="string" calcext:value-type="string">
            <text:p>4.61(0.65)</text:p>
          </table:table-cell>
          <table:table-cell office:value-type="string" calcext:value-type="string">
            <text:p>4.95(0.79)</text:p>
          </table:table-cell>
          <table:table-cell office:value-type="string" calcext:value-type="string">
            <text:p>4.69(0.66)</text:p>
          </table:table-cell>
          <table:table-cell office:value-type="string" calcext:value-type="string">
            <text:p>4.2(2.1)</text:p>
          </table:table-cell>
          <table:table-cell office:value-type="string" calcext:value-type="string">
            <text:p>4.1(2.3)</text:p>
          </table:table-cell>
          <table:table-cell office:value-type="string" calcext:value-type="string">
            <text:p>4.39(0.66)</text:p>
          </table:table-cell>
          <table:table-cell table:number-columns-repeated="2"/>
          <table:table-cell office:value-type="string" calcext:value-type="string">
            <text:p>$\alpha_{\scriptscriptstyle{V}}$ </text:p>
          </table:table-cell>
          <table:table-cell office:value-type="string" calcext:value-type="string">
            <text:p><text:s/>4.62(0.61) </text:p>
          </table:table-cell>
          <table:table-cell office:value-type="string" calcext:value-type="string">
            <text:p><text:s/>4.61(0.65) </text:p>
          </table:table-cell>
          <table:table-cell office:value-type="string" calcext:value-type="string">
            <text:p><text:s/>4.95(0.79) </text:p>
          </table:table-cell>
          <table:table-cell office:value-type="string" calcext:value-type="string">
            <text:p><text:s/>4.69(0.66) </text:p>
          </table:table-cell>
          <table:table-cell office:value-type="string" calcext:value-type="string">
            <text:p><text:s/>4.61(0.69) </text:p>
          </table:table-cell>
          <table:table-cell office:value-type="string" calcext:value-type="string">
            <text:p><text:s/>4.43(0.66) </text:p>
          </table:table-cell>
          <table:table-cell office:value-type="string" calcext:value-type="string">
            <text:p><text:s/>4.39(0.66)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16(0.2)</text:p>
          </table:table-cell>
          <table:table-cell office:value-type="string" calcext:value-type="string">
            <text:p>0.16(0.21)</text:p>
          </table:table-cell>
          <table:table-cell office:value-type="string" calcext:value-type="string">
            <text:p>0.09(0.16)</text:p>
          </table:table-cell>
          <table:table-cell office:value-type="string" calcext:value-type="string">
            <text:p>0.14(0.18)</text:p>
          </table:table-cell>
          <table:table-cell office:value-type="string" calcext:value-type="string">
            <text:p>2.7(2.0)</text:p>
          </table:table-cell>
          <table:table-cell office:value-type="string" calcext:value-type="string">
            <text:p>2.8(2.1)</text:p>
          </table:table-cell>
          <table:table-cell office:value-type="string" calcext:value-type="string">
            <text:p>0.22(0.24)</text:p>
          </table:table-cell>
          <table:table-cell table:number-columns-repeated="2"/>
          <table:table-cell office:value-type="string" calcext:value-type="string">
            <text:p>$\beta_{\scriptscriptstyle{V}}$ </text:p>
          </table:table-cell>
          <table:table-cell office:value-type="string" calcext:value-type="string">
            <text:p><text:s/>0.16(0.2) </text:p>
          </table:table-cell>
          <table:table-cell office:value-type="string" calcext:value-type="string">
            <text:p><text:s/>0.16(0.21) </text:p>
          </table:table-cell>
          <table:table-cell office:value-type="string" calcext:value-type="string">
            <text:p><text:s/>0.09(0.16) </text:p>
          </table:table-cell>
          <table:table-cell office:value-type="string" calcext:value-type="string">
            <text:p><text:s/>0.14(0.18) </text:p>
          </table:table-cell>
          <table:table-cell office:value-type="string" calcext:value-type="string">
            <text:p><text:s/>0.16(0.21) </text:p>
          </table:table-cell>
          <table:table-cell office:value-type="string" calcext:value-type="string">
            <text:p><text:s/>0.21(0.23) </text:p>
          </table:table-cell>
          <table:table-cell office:value-type="string" calcext:value-type="string">
            <text:p><text:s/>0.22(0.24)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2(4.0)e-4</text:p>
          </table:table-cell>
          <table:table-cell office:value-type="string" calcext:value-type="string">
            <text:p>1.1(3.6)e-4</text:p>
          </table:table-cell>
          <table:table-cell office:value-type="string" calcext:value-type="string">
            <text:p>1.5(5.0)e-4</text:p>
          </table:table-cell>
          <table:table-cell office:value-type="string" calcext:value-type="string">
            <text:p>1.1(3.8)e-4</text:p>
          </table:table-cell>
          <table:table-cell office:value-type="string" calcext:value-type="string">
            <text:p>0.03(0.10)</text:p>
          </table:table-cell>
          <table:table-cell office:value-type="string" calcext:value-type="string">
            <text:p>0.04(0.11)</text:p>
          </table:table-cell>
          <table:table-cell office:value-type="string" calcext:value-type="string">
            <text:p>1.2(4.7)e-4</text:p>
          </table:table-cell>
          <table:table-cell table:number-columns-repeated="2"/>
          <table:table-cell office:value-type="string" calcext:value-type="string">
            <text:p>$\gamma_{\scriptscriptstyle{V}}$ </text:p>
          </table:table-cell>
          <table:table-cell office:value-type="string" calcext:value-type="string">
            <text:p><text:s/>1.2(4.0)e-4 </text:p>
          </table:table-cell>
          <table:table-cell office:value-type="string" calcext:value-type="string">
            <text:p><text:s/>1.1(3.6)e-4 </text:p>
          </table:table-cell>
          <table:table-cell office:value-type="string" calcext:value-type="string">
            <text:p><text:s/>1.5(5.0)e-4 </text:p>
          </table:table-cell>
          <table:table-cell office:value-type="string" calcext:value-type="string">
            <text:p><text:s/>1.1(3.8)e-4 </text:p>
          </table:table-cell>
          <table:table-cell office:value-type="string" calcext:value-type="string">
            <text:p><text:s/>1.3(4.6)e-4 </text:p>
          </table:table-cell>
          <table:table-cell office:value-type="string" calcext:value-type="string">
            <text:p><text:s/>1.3(5.0)e-4 </text:p>
          </table:table-cell>
          <table:table-cell office:value-type="string" calcext:value-type="string">
            <text:p><text:s/>1.2(4.7)e-4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.233(0.089)</text:p>
          </table:table-cell>
          <table:table-cell office:value-type="string" calcext:value-type="string">
            <text:p>4.234(0.096)</text:p>
          </table:table-cell>
          <table:table-cell office:value-type="string" calcext:value-type="string">
            <text:p>4.13(0.26)</text:p>
          </table:table-cell>
          <table:table-cell office:value-type="string" calcext:value-type="string">
            <text:p>4.22(0.13)</text:p>
          </table:table-cell>
          <table:table-cell office:value-type="string" calcext:value-type="string">
            <text:p>3.81(0.28)</text:p>
          </table:table-cell>
          <table:table-cell office:value-type="string" calcext:value-type="string">
            <text:p>3.79(0.31)</text:p>
          </table:table-cell>
          <table:table-cell office:value-type="string" calcext:value-type="string">
            <text:p>4.275(0.078)</text:p>
          </table:table-cell>
          <table:table-cell table:number-columns-repeated="2"/>
          <table:table-cell office:value-type="string" calcext:value-type="string">
            <text:p>$\delta_{\scriptscriptstyle{V}}$ </text:p>
          </table:table-cell>
          <table:table-cell office:value-type="string" calcext:value-type="string">
            <text:p><text:s/>4.233(0.089) </text:p>
          </table:table-cell>
          <table:table-cell office:value-type="string" calcext:value-type="string">
            <text:p><text:s/>4.234(0.096) </text:p>
          </table:table-cell>
          <table:table-cell office:value-type="string" calcext:value-type="string">
            <text:p><text:s/>4.13(0.26) </text:p>
          </table:table-cell>
          <table:table-cell office:value-type="string" calcext:value-type="string">
            <text:p><text:s/>4.22(0.13) </text:p>
          </table:table-cell>
          <table:table-cell office:value-type="string" calcext:value-type="string">
            <text:p><text:s/>4.24(0.11) </text:p>
          </table:table-cell>
          <table:table-cell office:value-type="string" calcext:value-type="string">
            <text:p><text:s/>4.267(0.077) </text:p>
          </table:table-cell>
          <table:table-cell office:value-type="string" calcext:value-type="string">
            <text:p><text:s/>4.275(0.078)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.8(3.6)</text:p>
          </table:table-cell>
          <table:table-cell office:value-type="string" calcext:value-type="string">
            <text:p>9.8(3.5)</text:p>
          </table:table-cell>
          <table:table-cell office:value-type="string" calcext:value-type="string">
            <text:p>9.6(3.6)</text:p>
          </table:table-cell>
          <table:table-cell office:value-type="string" calcext:value-type="string">
            <text:p>9.8(3.6)</text:p>
          </table:table-cell>
          <table:table-cell office:value-type="string" calcext:value-type="string">
            <text:p>4.4(3.1)</text:p>
          </table:table-cell>
          <table:table-cell office:value-type="string" calcext:value-type="string">
            <text:p>4.3(3.1)</text:p>
          </table:table-cell>
          <table:table-cell office:value-type="string" calcext:value-type="string">
            <text:p>9.7(4.2)</text:p>
          </table:table-cell>
          <table:table-cell table:number-columns-repeated="2"/>
          <table:table-cell office:value-type="string" calcext:value-type="string">
            <text:p>$\rho_{\scriptscriptstyle{V}}$ </text:p>
          </table:table-cell>
          <table:table-cell office:value-type="string" calcext:value-type="string">
            <text:p><text:s/>9.8(3.6) </text:p>
          </table:table-cell>
          <table:table-cell office:value-type="string" calcext:value-type="string">
            <text:p><text:s/>9.8(3.5) </text:p>
          </table:table-cell>
          <table:table-cell office:value-type="string" calcext:value-type="string">
            <text:p><text:s/>9.6(3.6) </text:p>
          </table:table-cell>
          <table:table-cell office:value-type="string" calcext:value-type="string">
            <text:p><text:s/>9.8(3.6) </text:p>
          </table:table-cell>
          <table:table-cell office:value-type="string" calcext:value-type="string">
            <text:p><text:s/>9.6(3.8) </text:p>
          </table:table-cell>
          <table:table-cell office:value-type="string" calcext:value-type="string">
            <text:p><text:s/>9.6(4.1) </text:p>
          </table:table-cell>
          <table:table-cell office:value-type="string" calcext:value-type="string">
            <text:p><text:s/>9.7(4.2)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3(1.2)</text:p>
          </table:table-cell>
          <table:table-cell office:value-type="string" calcext:value-type="string">
            <text:p>3.3(1.3)</text:p>
          </table:table-cell>
          <table:table-cell office:value-type="string" calcext:value-type="string">
            <text:p>3.8(1.6)</text:p>
          </table:table-cell>
          <table:table-cell office:value-type="string" calcext:value-type="string">
            <text:p>3.4(1.2)</text:p>
          </table:table-cell>
          <table:table-cell office:value-type="string" calcext:value-type="string">
            <text:p>0.95(0.5)</text:p>
          </table:table-cell>
          <table:table-cell office:value-type="string" calcext:value-type="string">
            <text:p>0.95(0.54)</text:p>
          </table:table-cell>
          <table:table-cell office:value-type="string" calcext:value-type="string">
            <text:p>3.0(1.0)</text:p>
          </table:table-cell>
          <table:table-cell table:number-columns-repeated="2"/>
          <table:table-cell office:value-type="string" calcext:value-type="string">
            <text:p>$\sigma_{\scriptscriptstyle{V}}$ </text:p>
          </table:table-cell>
          <table:table-cell office:value-type="string" calcext:value-type="string">
            <text:p><text:s/>3.3(1.2) </text:p>
          </table:table-cell>
          <table:table-cell office:value-type="string" calcext:value-type="string">
            <text:p><text:s/>3.3(1.3) </text:p>
          </table:table-cell>
          <table:table-cell office:value-type="string" calcext:value-type="string">
            <text:p><text:s/>3.8(1.6) </text:p>
          </table:table-cell>
          <table:table-cell office:value-type="string" calcext:value-type="string">
            <text:p><text:s/>3.4(1.2) </text:p>
          </table:table-cell>
          <table:table-cell office:value-type="string" calcext:value-type="string">
            <text:p><text:s/>3.3(1.2) </text:p>
          </table:table-cell>
          <table:table-cell office:value-type="string" calcext:value-type="string">
            <text:p><text:s/>3.1(1.1) </text:p>
          </table:table-cell>
          <table:table-cell office:value-type="string" calcext:value-type="string">
            <text:p><text:s/>3.0(1.0)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324(0.014)</text:p>
          </table:table-cell>
          <table:table-cell office:value-type="string" calcext:value-type="string">
            <text:p>0.325(0.013)</text:p>
          </table:table-cell>
          <table:table-cell office:value-type="string" calcext:value-type="string">
            <text:p>0.324(0.014)</text:p>
          </table:table-cell>
          <table:table-cell office:value-type="string" calcext:value-type="string">
            <text:p>0.326(0.012)</text:p>
          </table:table-cell>
          <table:table-cell table:number-columns-repeated="3" office:value-type="string" calcext:value-type="string">
            <text:p>0.324(0.013)</text:p>
          </table:table-cell>
          <table:table-cell table:number-columns-repeated="2"/>
          <table:table-cell office:value-type="string" calcext:value-type="string">
            <text:p>\midru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87.13</text:p>
          </table:table-cell>
          <table:table-cell office:value-type="string" calcext:value-type="string">
            <text:p>85.01</text:p>
          </table:table-cell>
          <table:table-cell office:value-type="string" calcext:value-type="string">
            <text:p>77.96</text:p>
          </table:table-cell>
          <table:table-cell office:value-type="string" calcext:value-type="string">
            <text:p>69.64</text:p>
          </table:table-cell>
          <table:table-cell office:value-type="string" calcext:value-type="string">
            <text:p>68.58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67.61</text:p>
          </table:table-cell>
          <table:table-cell table:number-columns-repeated="2"/>
          <table:table-cell office:value-type="string" calcext:value-type="string">
            <text:p>$\alpha_{\scriptscriptstyle{V}}$ </text:p>
          </table:table-cell>
          <table:table-cell office:value-type="string" calcext:value-type="string">
            <text:p><text:s/>-2(1.4) </text:p>
          </table:table-cell>
          <table:table-cell office:value-type="string" calcext:value-type="string">
            <text:p><text:s/>-0.2(1.3) </text:p>
          </table:table-cell>
          <table:table-cell office:value-type="string" calcext:value-type="string">
            <text:p><text:s/>-1.4(1.5) </text:p>
          </table:table-cell>
          <table:table-cell office:value-type="string" calcext:value-type="string">
            <text:p><text:s/>5.5(1.6) </text:p>
          </table:table-cell>
          <table:table-cell office:value-type="string" calcext:value-type="string">
            <text:p><text:s/>4.2(2.1) </text:p>
          </table:table-cell>
          <table:table-cell office:value-type="string" calcext:value-type="string">
            <text:p><text:s/>4.1(2.3) </text:p>
          </table:table-cell>
          <table:table-cell office:value-type="string" calcext:value-type="string">
            <text:p><text:s/>4.7(2)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49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8.54</text:p>
          </table:table-cell>
          <table:table-cell table:number-columns-repeated="2"/>
          <table:table-cell office:value-type="string" calcext:value-type="string">
            <text:p>$\beta_{\scriptscriptstyle{V}}$ </text:p>
          </table:table-cell>
          <table:table-cell office:value-type="string" calcext:value-type="string">
            <text:p><text:s/>8.8(1.3) </text:p>
          </table:table-cell>
          <table:table-cell office:value-type="string" calcext:value-type="string">
            <text:p><text:s/>7.1(1.2) </text:p>
          </table:table-cell>
          <table:table-cell office:value-type="string" calcext:value-type="string">
            <text:p><text:s/>8.2(1.5) </text:p>
          </table:table-cell>
          <table:table-cell office:value-type="string" calcext:value-type="string">
            <text:p><text:s/>1.6(1.5) </text:p>
          </table:table-cell>
          <table:table-cell office:value-type="string" calcext:value-type="string">
            <text:p><text:s/>2.7(2.0) </text:p>
          </table:table-cell>
          <table:table-cell office:value-type="string" calcext:value-type="string">
            <text:p><text:s/>2.8(2.1) </text:p>
          </table:table-cell>
          <table:table-cell office:value-type="string" calcext:value-type="string">
            <text:p><text:s/>2.3(1.9)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-2(1.4)</text:p>
          </table:table-cell>
          <table:table-cell office:value-type="string" calcext:value-type="string">
            <text:p>-0.2(1.3)</text:p>
          </table:table-cell>
          <table:table-cell office:value-type="string" calcext:value-type="string">
            <text:p>-1.4(1.5)</text:p>
          </table:table-cell>
          <table:table-cell office:value-type="string" calcext:value-type="string">
            <text:p>5.5(1.6)</text:p>
          </table:table-cell>
          <table:table-cell office:value-type="string" calcext:value-type="string">
            <text:p>4.61(0.69)</text:p>
          </table:table-cell>
          <table:table-cell office:value-type="string" calcext:value-type="string">
            <text:p>4.43(0.66)</text:p>
          </table:table-cell>
          <table:table-cell office:value-type="string" calcext:value-type="string">
            <text:p>4.7(2)</text:p>
          </table:table-cell>
          <table:table-cell table:number-columns-repeated="2"/>
          <table:table-cell office:value-type="string" calcext:value-type="string">
            <text:p>$\gamma_{\scriptscriptstyle{V}}$ </text:p>
          </table:table-cell>
          <table:table-cell office:value-type="string" calcext:value-type="string">
            <text:p><text:s/>0.008(0.024) </text:p>
          </table:table-cell>
          <table:table-cell office:value-type="string" calcext:value-type="string">
            <text:p><text:s/>0.003(0.011) </text:p>
          </table:table-cell>
          <table:table-cell office:value-type="string" calcext:value-type="string">
            <text:p><text:s/>0.015(0.046) </text:p>
          </table:table-cell>
          <table:table-cell office:value-type="string" calcext:value-type="string">
            <text:p><text:s/>0.027(0.077) </text:p>
          </table:table-cell>
          <table:table-cell office:value-type="string" calcext:value-type="string">
            <text:p><text:s/>0.03(0.10) </text:p>
          </table:table-cell>
          <table:table-cell office:value-type="string" calcext:value-type="string">
            <text:p><text:s/>0.04(0.11) </text:p>
          </table:table-cell>
          <table:table-cell office:value-type="string" calcext:value-type="string">
            <text:p><text:s/>0.03(0.1)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.8(1.3)</text:p>
          </table:table-cell>
          <table:table-cell office:value-type="string" calcext:value-type="string">
            <text:p>7.1(1.2)</text:p>
          </table:table-cell>
          <table:table-cell office:value-type="string" calcext:value-type="string">
            <text:p>8.2(1.5)</text:p>
          </table:table-cell>
          <table:table-cell office:value-type="string" calcext:value-type="string">
            <text:p>1.6(1.5)</text:p>
          </table:table-cell>
          <table:table-cell office:value-type="string" calcext:value-type="string">
            <text:p>0.16(0.21)</text:p>
          </table:table-cell>
          <table:table-cell office:value-type="string" calcext:value-type="string">
            <text:p>0.21(0.23)</text:p>
          </table:table-cell>
          <table:table-cell office:value-type="string" calcext:value-type="string">
            <text:p>2.3(1.9)</text:p>
          </table:table-cell>
          <table:table-cell table:number-columns-repeated="2"/>
          <table:table-cell office:value-type="string" calcext:value-type="string">
            <text:p>$\delta_{\scriptscriptstyle{V}}$ </text:p>
          </table:table-cell>
          <table:table-cell office:value-type="string" calcext:value-type="string">
            <text:p><text:s/>3.88(0.11) </text:p>
          </table:table-cell>
          <table:table-cell office:value-type="string" calcext:value-type="string">
            <text:p><text:s/>3.907(0.071) </text:p>
          </table:table-cell>
          <table:table-cell office:value-type="string" calcext:value-type="string">
            <text:p><text:s/>3.86(0.17) </text:p>
          </table:table-cell>
          <table:table-cell office:value-type="string" calcext:value-type="string">
            <text:p><text:s/>3.82(0.22) </text:p>
          </table:table-cell>
          <table:table-cell office:value-type="string" calcext:value-type="string">
            <text:p><text:s/>3.81(0.28) </text:p>
          </table:table-cell>
          <table:table-cell office:value-type="string" calcext:value-type="string">
            <text:p><text:s/>3.79(0.31) </text:p>
          </table:table-cell>
          <table:table-cell office:value-type="string" calcext:value-type="string">
            <text:p><text:s/>3.8(0.27)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008(0.024)</text:p>
          </table:table-cell>
          <table:table-cell office:value-type="string" calcext:value-type="string">
            <text:p>0.003(0.011)</text:p>
          </table:table-cell>
          <table:table-cell office:value-type="string" calcext:value-type="string">
            <text:p>0.015(0.046)</text:p>
          </table:table-cell>
          <table:table-cell office:value-type="string" calcext:value-type="string">
            <text:p>0.027(0.077)</text:p>
          </table:table-cell>
          <table:table-cell office:value-type="string" calcext:value-type="string">
            <text:p>1.3(4.6)e-4</text:p>
          </table:table-cell>
          <table:table-cell office:value-type="string" calcext:value-type="string">
            <text:p>1.3(5.0)e-4</text:p>
          </table:table-cell>
          <table:table-cell office:value-type="string" calcext:value-type="string">
            <text:p>0.03(0.1)</text:p>
          </table:table-cell>
          <table:table-cell table:number-columns-repeated="2"/>
          <table:table-cell office:value-type="string" calcext:value-type="string">
            <text:p>$\rho_{\scriptscriptstyle{V}}$ </text:p>
          </table:table-cell>
          <table:table-cell office:value-type="string" calcext:value-type="string">
            <text:p><text:s/>5.9(3.4) </text:p>
          </table:table-cell>
          <table:table-cell office:value-type="string" calcext:value-type="string">
            <text:p><text:s/>6.9(4) </text:p>
          </table:table-cell>
          <table:table-cell office:value-type="string" calcext:value-type="string">
            <text:p><text:s/>5.2(3.4) </text:p>
          </table:table-cell>
          <table:table-cell office:value-type="string" calcext:value-type="string">
            <text:p><text:s/>4.7(3) </text:p>
          </table:table-cell>
          <table:table-cell office:value-type="string" calcext:value-type="string">
            <text:p><text:s/>4.4(3.1) </text:p>
          </table:table-cell>
          <table:table-cell office:value-type="string" calcext:value-type="string">
            <text:p><text:s/>4.3(3.1) </text:p>
          </table:table-cell>
          <table:table-cell office:value-type="string" calcext:value-type="string">
            <text:p><text:s/>4.4(3.2)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88(0.11)</text:p>
          </table:table-cell>
          <table:table-cell office:value-type="string" calcext:value-type="string">
            <text:p>3.907(0.071)</text:p>
          </table:table-cell>
          <table:table-cell office:value-type="string" calcext:value-type="string">
            <text:p>3.86(0.17)</text:p>
          </table:table-cell>
          <table:table-cell office:value-type="string" calcext:value-type="string">
            <text:p>3.82(0.22)</text:p>
          </table:table-cell>
          <table:table-cell office:value-type="string" calcext:value-type="string">
            <text:p>4.24(0.11)</text:p>
          </table:table-cell>
          <table:table-cell office:value-type="string" calcext:value-type="string">
            <text:p>4.267(0.077)</text:p>
          </table:table-cell>
          <table:table-cell office:value-type="string" calcext:value-type="string">
            <text:p>3.8(0.27)</text:p>
          </table:table-cell>
          <table:table-cell table:number-columns-repeated="2"/>
          <table:table-cell office:value-type="string" calcext:value-type="string">
            <text:p>$\sigma_{\scriptscriptstyle{V}}$ </text:p>
          </table:table-cell>
          <table:table-cell office:value-type="string" calcext:value-type="string">
            <text:p><text:s/>0.38(0.053) </text:p>
          </table:table-cell>
          <table:table-cell office:value-type="string" calcext:value-type="string">
            <text:p><text:s/>0.434(0.068) </text:p>
          </table:table-cell>
          <table:table-cell office:value-type="string" calcext:value-type="string">
            <text:p><text:s/>0.408(0.068) </text:p>
          </table:table-cell>
          <table:table-cell office:value-type="string" calcext:value-type="string">
            <text:p><text:s/>1.31(0.79) </text:p>
          </table:table-cell>
          <table:table-cell office:value-type="string" calcext:value-type="string">
            <text:p><text:s/>0.95(0.5) </text:p>
          </table:table-cell>
          <table:table-cell office:value-type="string" calcext:value-type="string">
            <text:p><text:s/>0.95(0.54) </text:p>
          </table:table-cell>
          <table:table-cell office:value-type="string" calcext:value-type="string">
            <text:p><text:s/>1.06(0.61)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.9(3.4)</text:p>
          </table:table-cell>
          <table:table-cell office:value-type="string" calcext:value-type="string">
            <text:p>6.9(4)</text:p>
          </table:table-cell>
          <table:table-cell office:value-type="string" calcext:value-type="string">
            <text:p>5.2(3.4)</text:p>
          </table:table-cell>
          <table:table-cell office:value-type="string" calcext:value-type="string">
            <text:p>4.7(3)</text:p>
          </table:table-cell>
          <table:table-cell office:value-type="string" calcext:value-type="string">
            <text:p>9.6(3.8)</text:p>
          </table:table-cell>
          <table:table-cell office:value-type="string" calcext:value-type="string">
            <text:p>9.6(4.1)</text:p>
          </table:table-cell>
          <table:table-cell office:value-type="string" calcext:value-type="string">
            <text:p>4.4(3.2)</text:p>
          </table:table-cell>
          <table:table-cell table:number-columns-repeated="2"/>
          <table:table-cell office:value-type="string" calcext:value-type="string">
            <text:p>\midru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0.38(0.053)</text:p>
          </table:table-cell>
          <table:table-cell office:value-type="string" calcext:value-type="string">
            <text:p>0.434(0.068)</text:p>
          </table:table-cell>
          <table:table-cell office:value-type="string" calcext:value-type="string">
            <text:p>0.408(0.068)</text:p>
          </table:table-cell>
          <table:table-cell office:value-type="string" calcext:value-type="string">
            <text:p>1.31(0.79)</text:p>
          </table:table-cell>
          <table:table-cell office:value-type="string" calcext:value-type="string">
            <text:p>3.3(1.2)</text:p>
          </table:table-cell>
          <table:table-cell office:value-type="string" calcext:value-type="string">
            <text:p>3.1(1.1)</text:p>
          </table:table-cell>
          <table:table-cell office:value-type="string" calcext:value-type="string">
            <text:p>1.06(0.61)</text:p>
          </table:table-cell>
          <table:table-cell table:number-columns-repeated="2"/>
          <table:table-cell office:value-type="string" calcext:value-type="string">
            <text:p>$\alpha_s(m_{\tau})$ </text:p>
          </table:table-cell>
          <table:table-cell office:value-type="string" calcext:value-type="string">
            <text:p><text:s/>0.324(0.014) </text:p>
          </table:table-cell>
          <table:table-cell office:value-type="string" calcext:value-type="string">
            <text:p><text:s/>0.325(0.013) </text:p>
          </table:table-cell>
          <table:table-cell office:value-type="string" calcext:value-type="string">
            <text:p><text:s/>0.324(0.014) </text:p>
          </table:table-cell>
          <table:table-cell office:value-type="string" calcext:value-type="string">
            <text:p><text:s/>0.326(0.012) </text:p>
          </table:table-cell>
          <table:table-cell table:number-columns-repeated="2" office:value-type="string" calcext:value-type="string">
            <text:p><text:s/>0.324(0.013) </text:p>
          </table:table-cell>
          <table:table-cell office:value-type="string" calcext:value-type="string">
            <text:p><text:s/>0.324(0.013)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324(0.014)</text:p>
          </table:table-cell>
          <table:table-cell office:value-type="string" calcext:value-type="string">
            <text:p>0.325(0.013)</text:p>
          </table:table-cell>
          <table:table-cell office:value-type="string" calcext:value-type="string">
            <text:p>0.324(0.014)</text:p>
          </table:table-cell>
          <table:table-cell office:value-type="string" calcext:value-type="string">
            <text:p>0.326(0.012)</text:p>
          </table:table-cell>
          <table:table-cell table:number-columns-repeated="3" office:value-type="string" calcext:value-type="string">
            <text:p>0.324(0.013)</text:p>
          </table:table-cell>
          <table:table-cell table:number-columns-repeated="2"/>
          <table:table-cell office:value-type="string" calcext:value-type="string">
            <text:p>\midru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87.13</text:p>
          </table:table-cell>
          <table:table-cell office:value-type="string" calcext:value-type="string">
            <text:p>85.01</text:p>
          </table:table-cell>
          <table:table-cell office:value-type="string" calcext:value-type="string">
            <text:p>77.96</text:p>
          </table:table-cell>
          <table:table-cell office:value-type="string" calcext:value-type="string">
            <text:p>69.64</text:p>
          </table:table-cell>
          <table:table-cell office:value-type="string" calcext:value-type="string">
            <text:p>68.58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67.61</text:p>
          </table:table-cell>
          <table:table-cell table:number-columns-repeated="2"/>
          <table:table-cell office:value-type="string" calcext:value-type="string">
            <text:p>\mbox{$s_{\text{min}}$ [GeV${}^2$]}</text:p>
          </table:table-cell>
          <table:table-cell office:value-type="float" office:value="1100" calcext:value-type="float">
            <text:p>1100</text:p>
          </table:table-cell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1175" calcext:value-type="float">
            <text:p>1175</text:p>
          </table:table-cell>
          <table:table-cell office:value-type="float" office:value="1200" calcext:value-type="float">
            <text:p>1200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1.250 \\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49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8.54</text:p>
          </table:table-cell>
          <table:table-cell table:number-columns-repeated="2"/>
          <table:table-cell office:value-type="string" calcext:value-type="string">
            <text:p>dof 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53 \\ 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office:value-type="string" calcext:value-type="string">
            <text:p>\midrule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office:value-type="string" calcext:value-type="string">
            <text:p>$\chi^2$ </text:p>
          </table:table-cell>
          <table:table-cell office:value-type="string" calcext:value-type="string">
            <text:p><text:s/>87.13 </text:p>
          </table:table-cell>
          <table:table-cell office:value-type="string" calcext:value-type="string">
            <text:p><text:s/>85.01 </text:p>
          </table:table-cell>
          <table:table-cell office:value-type="string" calcext:value-type="string">
            <text:p><text:s/>77.96 </text:p>
          </table:table-cell>
          <table:table-cell office:value-type="string" calcext:value-type="string">
            <text:p><text:s/>69.64 </text:p>
          </table:table-cell>
          <table:table-cell office:value-type="string" calcext:value-type="string">
            <text:p><text:s/>68.58 </text:p>
          </table:table-cell>
          <table:table-cell office:value-type="string" calcext:value-type="string">
            <text:p><text:s/>67.9 </text:p>
          </table:table-cell>
          <table:table-cell office:value-type="string" calcext:value-type="string">
            <text:p><text:s/>67.61 \\ 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office:value-type="string" calcext:value-type="string">
            <text:p>\mbox{P Value} </text:p>
          </table:table-cell>
          <table:table-cell office:value-type="string" calcext:value-type="string">
            <text:p><text:s/>3.49 </text:p>
          </table:table-cell>
          <table:table-cell office:value-type="string" calcext:value-type="string">
            <text:p><text:s/>3.38 </text:p>
          </table:table-cell>
          <table:table-cell office:value-type="string" calcext:value-type="string">
            <text:p><text:s/>7.05 </text:p>
          </table:table-cell>
          <table:table-cell office:value-type="string" calcext:value-type="string">
            <text:p><text:s/>16.18 </text:p>
          </table:table-cell>
          <table:table-cell office:value-type="string" calcext:value-type="string">
            <text:p><text:s/>13.99 </text:p>
          </table:table-cell>
          <table:table-cell office:value-type="string" calcext:value-type="string">
            <text:p><text:s/>11.36 </text:p>
          </table:table-cell>
          <table:table-cell office:value-type="string" calcext:value-type="string">
            <text:p><text:s/>8.54 \\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style-name="ce3" office:value-type="string" calcext:value-type="string">
            <text:p>3,81(0,26)</text:p>
          </table:table-cell>
          <table:table-cell table:style-name="ce3" office:value-type="string" calcext:value-type="string">
            <text:p>3,8(0,29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style-name="ce3" office:value-type="string" calcext:value-type="string">
            <text:p>0,032(0,092)</text:p>
          </table:table-cell>
          <table:table-cell table:style-name="ce3" office:value-type="string" calcext:value-type="string">
            <text:p>0,04(0,11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style-name="ce3" office:value-type="string" calcext:value-type="string">
            <text:p>4(2,2)</text:p>
          </table:table-cell>
          <table:table-cell table:style-name="ce3" office:value-type="string" calcext:value-type="string">
            <text:p>3,9(2,3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style-name="ce3" office:value-type="string" calcext:value-type="string">
            <text:p>2,9(2,1)</text:p>
          </table:table-cell>
          <table:table-cell table:style-name="ce3" office:value-type="string" calcext:value-type="string">
            <text:p>2,9(2,2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style-name="ce3" office:value-type="string" calcext:value-type="string">
            <text:p>4,5(3,1)</text:p>
          </table:table-cell>
          <table:table-cell table:style-name="ce3" office:value-type="string" calcext:value-type="string">
            <text:p>4,3(3,1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style-name="ce3" office:value-type="string" calcext:value-type="string">
            <text:p>0,9(0,47)</text:p>
          </table:table-cell>
          <table:table-cell table:style-name="ce3" office:value-type="string" calcext:value-type="string">
            <text:p>0,91(0,49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,81(0,26)</text:p>
          </table:table-cell>
          <table:table-cell office:value-type="string" calcext:value-type="string">
            <text:p>0,032(0,092)</text:p>
          </table:table-cell>
          <table:table-cell office:value-type="string" calcext:value-type="string">
            <text:p>4(2,2)</text:p>
          </table:table-cell>
          <table:table-cell office:value-type="string" calcext:value-type="string">
            <text:p>2,9(2,1)</text:p>
          </table:table-cell>
          <table:table-cell office:value-type="string" calcext:value-type="string">
            <text:p>4,5(3,1)</text:p>
          </table:table-cell>
          <table:table-cell office:value-type="string" calcext:value-type="string">
            <text:p>0,9(0,47)</text:p>
          </table:table-cell>
          <table:table-cell office:value-type="string" calcext:value-type="string">
            <text:p>4,24(0,11)</text:p>
          </table:table-cell>
          <table:table-cell table:style-name="ce3" office:value-type="string" calcext:value-type="string">
            <text:p>0,00014(0,00048)</text:p>
          </table:table-cell>
          <table:table-cell table:style-name="ce3" office:value-type="string" calcext:value-type="string">
            <text:p>4,61(0,66)</text:p>
          </table:table-cell>
          <table:table-cell table:style-name="ce3" office:value-type="string" calcext:value-type="string">
            <text:p>0,16(0,2)</text:p>
          </table:table-cell>
          <table:table-cell table:style-name="ce3" office:value-type="string" calcext:value-type="string">
            <text:p>9,6(3,9)</text:p>
          </table:table-cell>
          <table:table-cell table:style-name="ce3" office:value-type="string" calcext:value-type="string">
            <text:p>3,3(1,2)</text:p>
          </table:table-cell>
          <table:table-cell table:style-name="ce3" office:value-type="string" calcext:value-type="string">
            <text:p>0,324(0,013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,8(0,29)</text:p>
          </table:table-cell>
          <table:table-cell office:value-type="string" calcext:value-type="string">
            <text:p>0,04(0,11)</text:p>
          </table:table-cell>
          <table:table-cell office:value-type="string" calcext:value-type="string">
            <text:p>3,9(2,3)</text:p>
          </table:table-cell>
          <table:table-cell office:value-type="string" calcext:value-type="string">
            <text:p>2,9(2,2)</text:p>
          </table:table-cell>
          <table:table-cell office:value-type="string" calcext:value-type="string">
            <text:p>4,3(3,1)</text:p>
          </table:table-cell>
          <table:table-cell office:value-type="string" calcext:value-type="string">
            <text:p>0,91(0,49)</text:p>
          </table:table-cell>
          <table:table-cell office:value-type="string" calcext:value-type="string">
            <text:p>4,266(0,078)</text:p>
          </table:table-cell>
          <table:table-cell table:style-name="ce3" office:value-type="string" calcext:value-type="string">
            <text:p>0,00014(0,00049)</text:p>
          </table:table-cell>
          <table:table-cell table:style-name="ce3" office:value-type="string" calcext:value-type="string">
            <text:p>4,44(0,66)</text:p>
          </table:table-cell>
          <table:table-cell table:style-name="ce3" office:value-type="string" calcext:value-type="string">
            <text:p>0,21(0,23)</text:p>
          </table:table-cell>
          <table:table-cell table:style-name="ce3" office:value-type="string" calcext:value-type="string">
            <text:p>9,6(3,9)</text:p>
          </table:table-cell>
          <table:table-cell table:style-name="ce3" office:value-type="string" calcext:value-type="string">
            <text:p>3,1(1,1)</text:p>
          </table:table-cell>
          <table:table-cell table:style-name="ce3" office:value-type="string" calcext:value-type="string">
            <text:p>0,324(0,013)</text:p>
          </table:table-cell>
          <table:table-cell/>
          <table:table-cell table:style-name="ce3" office:value-type="string" calcext:value-type="string">
            <text:p>4,24(0,11)</text:p>
          </table:table-cell>
          <table:table-cell table:style-name="ce3" office:value-type="string" calcext:value-type="string">
            <text:p>4,266(0,078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style-name="ce3" office:value-type="string" calcext:value-type="string">
            <text:p>0,00014(0,00048)</text:p>
          </table:table-cell>
          <table:table-cell table:style-name="ce3" office:value-type="string" calcext:value-type="string">
            <text:p>0,00014(0,00049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style-name="ce3" office:value-type="string" calcext:value-type="string">
            <text:p>4,61(0,66)</text:p>
          </table:table-cell>
          <table:table-cell table:style-name="ce3" office:value-type="string" calcext:value-type="string">
            <text:p>4,44(0,66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style-name="ce3" office:value-type="string" calcext:value-type="string">
            <text:p>0,16(0,2)</text:p>
          </table:table-cell>
          <table:table-cell table:style-name="ce3" office:value-type="string" calcext:value-type="string">
            <text:p>0,21(0,23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number-columns-repeated="2" table:style-name="ce3" office:value-type="string" calcext:value-type="string">
            <text:p>9,6(3,9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style-name="ce3" office:value-type="string" calcext:value-type="string">
            <text:p>3,3(1,2)</text:p>
          </table:table-cell>
          <table:table-cell table:style-name="ce3" office:value-type="string" calcext:value-type="string">
            <text:p>3,1(1,1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number-columns-repeated="2" table:style-name="ce3" office:value-type="string" calcext:value-type="string">
            <text:p>0,324(0,013)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Tabelle3.A7:Tabelle3.M3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Tabelle4.A1:Tabelle4.M14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.00.0000</text:date>, <text:time style:data-style-name="N2" text:time-value="14:10:11.7313263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38:20.785800940</meta:creation-date>
    <dc:date>2016-08-27T16:11:44.178284993</dc:date>
    <meta:editing-duration>PT3H27M58S</meta:editing-duration>
    <meta:editing-cycles>11</meta:editing-cycles>
    <meta:generator>LibreOffice/5.1.4.2$Linux_X86_64 LibreOffice_project/10m0$Build-2</meta:generator>
    <meta:document-statistic meta:table-count="4" meta:cell-count="1906" meta:object-count="0"/>
  </office:meta>
</office:document-meta>
</file>